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PQ_5f_batch3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 style:data-style-name="N4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Q_batch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1" table:default-cell-style-name="ce1"/>
        <table:table-column table:style-name="co3" table:number-columns-repeated="4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29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5" table:number-columns-repeated="822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822"/>
        </table:table-row>
        <table:table-row table:style-name="ro1">
          <table:table-cell table:style-name="ce2" office:value-type="float" office:value="0.00336805555555556" calcext:value-type="float">
            <text:p>0.003368055555556</text:p>
          </table:table-cell>
          <table:table-cell table:style-name="ce4" table:formula="of:=([.A2] + 24)" office:value-type="time" office:time-value="PT576H04M51S" calcext:value-type="time">
            <text:p>12:04:51 AM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8" calcext:value-type="float">
            <text:p>0.098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9" calcext:value-type="float">
            <text:p>0.099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3" calcext:value-type="float">
            <text:p>0.093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table:number-columns-repeated="3"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08" calcext:value-type="float">
            <text:p>0.108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4" calcext:value-type="float">
            <text:p>0.114</text:p>
          </table:table-cell>
          <table:table-cell table:number-columns-repeated="822"/>
        </table:table-row>
        <table:table-row table:style-name="ro1">
          <table:table-cell table:style-name="ce2" office:value-type="float" office:value="0.024212962962963" calcext:value-type="float">
            <text:p>0.024212962962963</text:p>
          </table:table-cell>
          <table:table-cell table:style-name="ce4" table:formula="of:=([.A3] + 24)" office:value-type="time" office:time-value="PT576H34M52S" calcext:value-type="time">
            <text:p>12:34:52 AM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3" calcext:value-type="float">
            <text:p>0.10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table:number-columns-repeated="3"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table:number-columns-repeated="3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" calcext:value-type="float">
            <text:p>0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table:number-columns-repeated="822"/>
        </table:table-row>
        <table:table-row table:style-name="ro1">
          <table:table-cell table:style-name="ce2" office:value-type="float" office:value="0.0450462962962963" calcext:value-type="float">
            <text:p>0.045046296296296</text:p>
          </table:table-cell>
          <table:table-cell table:style-name="ce4" table:formula="of:=([.A4] + 24)" office:value-type="time" office:time-value="PT577H04M52S" calcext:value-type="time">
            <text:p>01:04:52 AM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8" calcext:value-type="float">
            <text:p>0.098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" calcext:value-type="float">
            <text:p>0.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table:number-columns-repeated="3"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table:number-columns-repeated="822"/>
        </table:table-row>
        <table:table-row table:style-name="ro1">
          <table:table-cell table:style-name="ce2" office:value-type="float" office:value="0.0658796296296296" calcext:value-type="float">
            <text:p>0.06587962962963</text:p>
          </table:table-cell>
          <table:table-cell table:style-name="ce4" table:formula="of:=([.A5] + 24)" office:value-type="time" office:time-value="PT577H34M52S" calcext:value-type="time">
            <text:p>01:34:52 AM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96" calcext:value-type="float">
            <text:p>0.096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7" calcext:value-type="float">
            <text:p>0.097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table:number-columns-repeated="3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table:number-columns-repeated="822"/>
        </table:table-row>
        <table:table-row table:style-name="ro1">
          <table:table-cell table:style-name="ce2" office:value-type="float" office:value="0.086712962962963" calcext:value-type="float">
            <text:p>0.086712962962963</text:p>
          </table:table-cell>
          <table:table-cell table:style-name="ce4" table:formula="of:=([.A6] + 24)" office:value-type="time" office:time-value="PT578H04M52S" calcext:value-type="time">
            <text:p>02:04:52 AM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table:number-columns-repeated="3"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9" calcext:value-type="float">
            <text:p>0.099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table:number-columns-repeated="4"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table:number-columns-repeated="3" office:value-type="float" office:value="0.104" calcext:value-type="float">
            <text:p>0.10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table:number-columns-repeated="822"/>
        </table:table-row>
        <table:table-row table:style-name="ro1">
          <table:table-cell table:style-name="ce2" office:value-type="float" office:value="0.107546296296296" calcext:value-type="float">
            <text:p>0.107546296296296</text:p>
          </table:table-cell>
          <table:table-cell table:style-name="ce4" table:formula="of:=([.A7] + 24)" office:value-type="time" office:time-value="PT578H34M52S" calcext:value-type="time">
            <text:p>02:34:52 AM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table:number-columns-repeated="3"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2" calcext:value-type="float">
            <text:p>0.102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1" calcext:value-type="float">
            <text:p>0.10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table:number-columns-repeated="4" office:value-type="float" office:value="0.106" calcext:value-type="float">
            <text:p>0.106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table:number-columns-repeated="822"/>
        </table:table-row>
        <table:table-row table:style-name="ro1">
          <table:table-cell table:style-name="ce2" office:value-type="float" office:value="0.12837962962963" calcext:value-type="float">
            <text:p>0.12837962962963</text:p>
          </table:table-cell>
          <table:table-cell table:style-name="ce4" table:formula="of:=([.A8] + 24)" office:value-type="time" office:time-value="PT579H04M52S" calcext:value-type="time">
            <text:p>03:04:52 AM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02" calcext:value-type="float">
            <text:p>0.102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table:number-columns-repeated="4" office:value-type="float" office:value="0.108" calcext:value-type="float">
            <text:p>0.108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table:number-columns-repeated="822"/>
        </table:table-row>
        <table:table-row table:style-name="ro1">
          <table:table-cell table:style-name="ce2" office:value-type="float" office:value="0.149212962962963" calcext:value-type="float">
            <text:p>0.149212962962963</text:p>
          </table:table-cell>
          <table:table-cell table:style-name="ce4" table:formula="of:=([.A9] + 24)" office:value-type="time" office:time-value="PT579H34M52S" calcext:value-type="time">
            <text:p>03:34:52 AM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106" calcext:value-type="float">
            <text:p>0.106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table:number-columns-repeated="822"/>
        </table:table-row>
        <table:table-row table:style-name="ro1">
          <table:table-cell table:style-name="ce2" office:value-type="float" office:value="0.170046296296296" calcext:value-type="float">
            <text:p>0.170046296296296</text:p>
          </table:table-cell>
          <table:table-cell table:style-name="ce4" table:formula="of:=([.A10] + 24)" office:value-type="time" office:time-value="PT580H04M52S" calcext:value-type="time">
            <text:p>04:04:52 AM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104" calcext:value-type="float">
            <text:p>0.104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" calcext:value-type="float">
            <text:p>0.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31" calcext:value-type="float">
            <text:p>0.13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" calcext:value-type="float">
            <text:p>0.1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" calcext:value-type="float">
            <text:p>0.1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  <table:table-cell table:number-columns-repeated="822"/>
        </table:table-row>
        <table:table-row table:style-name="ro1">
          <table:table-cell table:style-name="ce2" office:value-type="float" office:value="0.19087962962963" calcext:value-type="float">
            <text:p>0.19087962962963</text:p>
          </table:table-cell>
          <table:table-cell table:style-name="ce4" table:formula="of:=([.A11] + 24)" office:value-type="time" office:time-value="PT580H34M52S" calcext:value-type="time">
            <text:p>04:34:52 AM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" calcext:value-type="float">
            <text:p>0.08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table:number-columns-repeated="4"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1" calcext:value-type="float">
            <text:p>0.10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table:number-columns-repeated="822"/>
        </table:table-row>
        <table:table-row table:style-name="ro1">
          <table:table-cell table:style-name="ce2" office:value-type="float" office:value="0.211712962962963" calcext:value-type="float">
            <text:p>0.211712962962963</text:p>
          </table:table-cell>
          <table:table-cell table:style-name="ce4" table:formula="of:=([.A12] + 24)" office:value-type="time" office:time-value="PT581H04M52S" calcext:value-type="time">
            <text:p>05:04:52 AM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table:number-columns-repeated="3"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table:number-columns-repeated="822"/>
        </table:table-row>
        <table:table-row table:style-name="ro1">
          <table:table-cell table:style-name="ce2" office:value-type="float" office:value="0.232546296296296" calcext:value-type="float">
            <text:p>0.232546296296296</text:p>
          </table:table-cell>
          <table:table-cell table:style-name="ce4" table:formula="of:=([.A13] + 24)" office:value-type="time" office:time-value="PT581H34M52S" calcext:value-type="time">
            <text:p>05:34:52 AM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.11" calcext:value-type="float">
            <text:p>0.1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" calcext:value-type="float">
            <text:p>0.13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38" calcext:value-type="float">
            <text:p>0.13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11" calcext:value-type="float">
            <text:p>0.111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table:number-columns-repeated="822"/>
        </table:table-row>
        <table:table-row table:style-name="ro1">
          <table:table-cell table:style-name="ce2" office:value-type="float" office:value="0.25337962962963" calcext:value-type="float">
            <text:p>0.25337962962963</text:p>
          </table:table-cell>
          <table:table-cell table:style-name="ce4" table:formula="of:=([.A14] + 24)" office:value-type="time" office:time-value="PT582H04M52S" calcext:value-type="time">
            <text:p>06:04:52 AM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4" calcext:value-type="float">
            <text:p>0.114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2" calcext:value-type="float">
            <text:p>0.112</text:p>
          </table:table-cell>
          <table:table-cell table:number-columns-repeated="3"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table:number-columns-repeated="822"/>
        </table:table-row>
        <table:table-row table:style-name="ro1">
          <table:table-cell table:style-name="ce2" office:value-type="float" office:value="0.274212962962963" calcext:value-type="float">
            <text:p>0.274212962962963</text:p>
          </table:table-cell>
          <table:table-cell table:style-name="ce4" table:formula="of:=([.A15] + 24)" office:value-type="time" office:time-value="PT582H34M52S" calcext:value-type="time">
            <text:p>06:34:52 AM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6" calcext:value-type="float">
            <text:p>0.116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table:number-columns-repeated="822"/>
        </table:table-row>
        <table:table-row table:style-name="ro1">
          <table:table-cell table:style-name="ce2" office:value-type="float" office:value="0.295046296296296" calcext:value-type="float">
            <text:p>0.295046296296296</text:p>
          </table:table-cell>
          <table:table-cell table:style-name="ce4" table:formula="of:=([.A16] + 24)" office:value-type="time" office:time-value="PT583H04M52S" calcext:value-type="time">
            <text:p>07:04:52 AM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4" calcext:value-type="float">
            <text:p>0.114</text:p>
          </table:table-cell>
          <table:table-cell table:number-columns-repeated="3"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17" calcext:value-type="float">
            <text:p>0.117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table:number-columns-repeated="3"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" calcext:value-type="float">
            <text:p>0.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table:number-columns-repeated="822"/>
        </table:table-row>
        <table:table-row table:style-name="ro1">
          <table:table-cell table:style-name="ce2" office:value-type="float" office:value="0.31587962962963" calcext:value-type="float">
            <text:p>0.31587962962963</text:p>
          </table:table-cell>
          <table:table-cell table:style-name="ce4" table:formula="of:=([.A17] + 24)" office:value-type="time" office:time-value="PT583H34M52S" calcext:value-type="time">
            <text:p>07:34:52 AM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" calcext:value-type="float">
            <text:p>0.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table:number-columns-repeated="3" office:value-type="float" office:value="0.129" calcext:value-type="float">
            <text:p>0.12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8" calcext:value-type="float">
            <text:p>0.1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4" calcext:value-type="float">
            <text:p>0.14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" calcext:value-type="float">
            <text:p>0.1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table:number-columns-repeated="822"/>
        </table:table-row>
        <table:table-row table:style-name="ro1">
          <table:table-cell table:style-name="ce2" office:value-type="float" office:value="0.336712962962963" calcext:value-type="float">
            <text:p>0.336712962962963</text:p>
          </table:table-cell>
          <table:table-cell table:style-name="ce4" table:formula="of:=([.A18] + 24)" office:value-type="time" office:time-value="PT584H04M52S" calcext:value-type="time">
            <text:p>08:04:52 AM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table:number-columns-repeated="822"/>
        </table:table-row>
        <table:table-row table:style-name="ro1">
          <table:table-cell table:style-name="ce2" office:value-type="float" office:value="0.357546296296296" calcext:value-type="float">
            <text:p>0.357546296296296</text:p>
          </table:table-cell>
          <table:table-cell table:style-name="ce4" table:formula="of:=([.A19] + 24)" office:value-type="time" office:time-value="PT584H34M52S" calcext:value-type="time">
            <text:p>08:34:52 AM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" calcext:value-type="float">
            <text:p>0.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table:number-columns-repeated="822"/>
        </table:table-row>
        <table:table-row table:style-name="ro1">
          <table:table-cell table:style-name="ce2" office:value-type="float" office:value="0.37837962962963" calcext:value-type="float">
            <text:p>0.37837962962963</text:p>
          </table:table-cell>
          <table:table-cell table:style-name="ce4" table:formula="of:=([.A20] + 24)" office:value-type="time" office:time-value="PT585H04M52S" calcext:value-type="time">
            <text:p>09:04:52 AM</text:p>
          </table:table-cell>
          <table:table-cell office:value-type="float" office:value="0.09" calcext:value-type="float">
            <text:p>0.0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" calcext:value-type="float">
            <text:p>0.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" calcext:value-type="float">
            <text:p>0.1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" calcext:value-type="float">
            <text:p>0.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" calcext:value-type="float">
            <text:p>0.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table:number-columns-repeated="822"/>
        </table:table-row>
        <table:table-row table:style-name="ro1">
          <table:table-cell table:style-name="ce2" office:value-type="float" office:value="0.399212962962963" calcext:value-type="float">
            <text:p>0.399212962962963</text:p>
          </table:table-cell>
          <table:table-cell table:style-name="ce4" table:formula="of:=([.A21] + 24)" office:value-type="time" office:time-value="PT585H34M52S" calcext:value-type="time">
            <text:p>09:34:52 AM</text:p>
          </table:table-cell>
          <table:table-cell office:value-type="float" office:value="0.09" calcext:value-type="float">
            <text:p>0.0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31" calcext:value-type="float">
            <text:p>0.13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" calcext:value-type="float">
            <text:p>0.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" calcext:value-type="float">
            <text:p>0.1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table:number-columns-repeated="822"/>
        </table:table-row>
        <table:table-row table:style-name="ro1">
          <table:table-cell table:style-name="ce2" office:value-type="float" office:value="0.420046296296296" calcext:value-type="float">
            <text:p>0.420046296296296</text:p>
          </table:table-cell>
          <table:table-cell table:style-name="ce4" table:formula="of:=([.A22] + 24)" office:value-type="time" office:time-value="PT586H04M52S" calcext:value-type="time">
            <text:p>10:04:52 AM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31" calcext:value-type="float">
            <text:p>0.131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" calcext:value-type="float">
            <text:p>0.1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" calcext:value-type="float">
            <text:p>0.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table:number-columns-repeated="822"/>
        </table:table-row>
        <table:table-row table:style-name="ro1">
          <table:table-cell table:style-name="ce2" office:value-type="float" office:value="0.44087962962963" calcext:value-type="float">
            <text:p>0.44087962962963</text:p>
          </table:table-cell>
          <table:table-cell table:style-name="ce4" table:formula="of:=([.A23] + 24)" office:value-type="time" office:time-value="PT586H34M52S" calcext:value-type="time">
            <text:p>10:34:52 AM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32" calcext:value-type="float">
            <text:p>0.13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" calcext:value-type="float">
            <text:p>0.1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" calcext:value-type="float">
            <text:p>0.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table:number-columns-repeated="822"/>
        </table:table-row>
        <table:table-row table:style-name="ro1">
          <table:table-cell table:style-name="ce2" office:value-type="float" office:value="0.461712962962963" calcext:value-type="float">
            <text:p>0.461712962962963</text:p>
          </table:table-cell>
          <table:table-cell table:style-name="ce4" table:formula="of:=([.A24] + 24)" office:value-type="time" office:time-value="PT587H04M52S" calcext:value-type="time">
            <text:p>11:04:52 AM</text:p>
          </table:table-cell>
          <table:table-cell office:value-type="float" office:value="0.09" calcext:value-type="float">
            <text:p>0.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8" calcext:value-type="float">
            <text:p>0.1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31" calcext:value-type="float">
            <text:p>0.13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table:number-columns-repeated="822"/>
        </table:table-row>
        <table:table-row table:style-name="ro1">
          <table:table-cell table:style-name="ce2" office:value-type="float" office:value="0.482546296296296" calcext:value-type="float">
            <text:p>0.482546296296296</text:p>
          </table:table-cell>
          <table:table-cell table:style-name="ce4" table:formula="of:=([.A25] + 24)" office:value-type="time" office:time-value="PT587H34M52S" calcext:value-type="time">
            <text:p>11:34:52 AM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" calcext:value-type="float">
            <text:p>0.168</text:p>
          </table:table-cell>
          <table:table-cell table:number-columns-repeated="3" office:value-type="float" office:value="0.167" calcext:value-type="float">
            <text:p>0.16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32" calcext:value-type="float">
            <text:p>0.13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" calcext:value-type="float">
            <text:p>0.1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" calcext:value-type="float">
            <text:p>0.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table:number-columns-repeated="822"/>
        </table:table-row>
        <table:table-row table:style-name="ro1">
          <table:table-cell table:style-name="ce2" office:value-type="float" office:value="0.50337962962963" calcext:value-type="float">
            <text:p>0.50337962962963</text:p>
          </table:table-cell>
          <table:table-cell table:style-name="ce4" table:formula="of:=([.A26] + 24)" office:value-type="time" office:time-value="PT588H04M52S" calcext:value-type="time">
            <text:p>12:04:52 PM</text:p>
          </table:table-cell>
          <table:table-cell office:value-type="float" office:value="0.09" calcext:value-type="float">
            <text:p>0.0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3" calcext:value-type="float">
            <text:p>0.173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203" calcext:value-type="float">
            <text:p>0.203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" calcext:value-type="float">
            <text:p>0.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" calcext:value-type="float">
            <text:p>0.1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31" calcext:value-type="float">
            <text:p>0.13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table:number-columns-repeated="822"/>
        </table:table-row>
        <table:table-row table:style-name="ro1">
          <table:table-cell table:style-name="ce2" office:value-type="float" office:value="0.524212962962963" calcext:value-type="float">
            <text:p>0.524212962962963</text:p>
          </table:table-cell>
          <table:table-cell table:style-name="ce4" table:formula="of:=([.A27] + 24)" office:value-type="time" office:time-value="PT588H34M52S" calcext:value-type="time">
            <text:p>12:34:52 PM</text:p>
          </table:table-cell>
          <table:table-cell office:value-type="float" office:value="0.09" calcext:value-type="float">
            <text:p>0.0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63" calcext:value-type="float">
            <text:p>0.16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" calcext:value-type="float">
            <text:p>0.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3" calcext:value-type="float">
            <text:p>0.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2" calcext:value-type="float">
            <text:p>0.1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" calcext:value-type="float">
            <text:p>0.1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table:number-columns-repeated="822"/>
        </table:table-row>
        <table:table-row table:style-name="ro1">
          <table:table-cell table:style-name="ce2" office:value-type="float" office:value="0.545046296296296" calcext:value-type="float">
            <text:p>0.545046296296296</text:p>
          </table:table-cell>
          <table:table-cell table:style-name="ce4" table:formula="of:=([.A28] + 24)" office:value-type="time" office:time-value="PT589H04M52S" calcext:value-type="time">
            <text:p>01:04:52 PM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" calcext:value-type="float">
            <text:p>0.1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" calcext:value-type="float">
            <text:p>0.1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" calcext:value-type="float">
            <text:p>0.1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7" calcext:value-type="float">
            <text:p>0.1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table:number-columns-repeated="822"/>
        </table:table-row>
        <table:table-row table:style-name="ro1">
          <table:table-cell table:style-name="ce2" office:value-type="float" office:value="0.56587962962963" calcext:value-type="float">
            <text:p>0.56587962962963</text:p>
          </table:table-cell>
          <table:table-cell table:style-name="ce4" table:formula="of:=([.A29] + 24)" office:value-type="time" office:time-value="PT589H34M52S" calcext:value-type="time">
            <text:p>01:34:52 PM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" calcext:value-type="float">
            <text:p>0.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" calcext:value-type="float">
            <text:p>0.1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" calcext:value-type="float">
            <text:p>0.1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6" calcext:value-type="float">
            <text:p>0.20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9" calcext:value-type="float">
            <text:p>0.179</text:p>
          </table:table-cell>
          <table:table-cell table:number-columns-repeated="3" office:value-type="float" office:value="0.187" calcext:value-type="float">
            <text:p>0.18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2" calcext:value-type="float">
            <text:p>0.19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" calcext:value-type="float">
            <text:p>0.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45" calcext:value-type="float">
            <text:p>0.14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table:number-columns-repeated="822"/>
        </table:table-row>
        <table:table-row table:style-name="ro1">
          <table:table-cell table:style-name="ce2" office:value-type="float" office:value="0.586712962962963" calcext:value-type="float">
            <text:p>0.586712962962963</text:p>
          </table:table-cell>
          <table:table-cell table:style-name="ce4" table:formula="of:=([.A30] + 24)" office:value-type="time" office:time-value="PT590H04M52S" calcext:value-type="time">
            <text:p>02:04:52 PM</text:p>
          </table:table-cell>
          <table:table-cell office:value-type="float" office:value="0.091" calcext:value-type="float">
            <text:p>0.091</text:p>
          </table:table-cell>
          <table:table-cell office:value-type="float" office:value="0.18" calcext:value-type="float">
            <text:p>0.1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" calcext:value-type="float">
            <text:p>0.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9" calcext:value-type="float">
            <text:p>0.21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7" calcext:value-type="float">
            <text:p>0.2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" calcext:value-type="float">
            <text:p>0.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9" calcext:value-type="float">
            <text:p>0.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2" calcext:value-type="float">
            <text:p>0.132</text:p>
          </table:table-cell>
          <table:table-cell office:value-type="float" office:value="0.24" calcext:value-type="float">
            <text:p>0.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" calcext:value-type="float">
            <text:p>0.18</text:p>
          </table:table-cell>
          <table:table-cell office:value-type="float" office:value="0.173" calcext:value-type="float">
            <text:p>0.173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1" calcext:value-type="float">
            <text:p>0.2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1" calcext:value-type="float">
            <text:p>0.2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" calcext:value-type="float">
            <text:p>0.1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7" calcext:value-type="float">
            <text:p>0.1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" calcext:value-type="float">
            <text:p>0.1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" calcext:value-type="float">
            <text:p>0.1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" calcext:value-type="float">
            <text:p>0.18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" calcext:value-type="float">
            <text:p>0.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table:number-columns-repeated="822"/>
        </table:table-row>
        <table:table-row table:style-name="ro1">
          <table:table-cell table:style-name="ce2" office:value-type="float" office:value="0.607534722222222" calcext:value-type="float">
            <text:p>0.607534722222222</text:p>
          </table:table-cell>
          <table:table-cell table:style-name="ce4" table:formula="of:=([.A31] + 24)" office:value-type="time" office:time-value="PT590H34M51S" calcext:value-type="time">
            <text:p>02:34:51 PM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" calcext:value-type="float">
            <text:p>0.1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3" calcext:value-type="float">
            <text:p>0.19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9" calcext:value-type="float">
            <text:p>0.1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8" calcext:value-type="float">
            <text:p>0.19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" calcext:value-type="float">
            <text:p>0.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12" calcext:value-type="float">
            <text:p>0.112</text:p>
          </table:table-cell>
          <table:table-cell table:number-columns-repeated="822"/>
        </table:table-row>
        <table:table-row table:style-name="ro1">
          <table:table-cell table:style-name="ce2" office:value-type="float" office:value="0.62837962962963" calcext:value-type="float">
            <text:p>0.62837962962963</text:p>
          </table:table-cell>
          <table:table-cell table:style-name="ce4" table:formula="of:=([.A32] + 24)" office:value-type="time" office:time-value="PT591H04M52S" calcext:value-type="time">
            <text:p>03:04:52 PM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3" calcext:value-type="float">
            <text:p>0.19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" calcext:value-type="float">
            <text:p>0.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" calcext:value-type="float">
            <text:p>0.1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6" calcext:value-type="float">
            <text:p>0.186</text:p>
          </table:table-cell>
          <table:table-cell office:value-type="float" office:value="0.2" calcext:value-type="float">
            <text:p>0.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float" office:value="0.19" calcext:value-type="float">
            <text:p>0.1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2" calcext:value-type="float">
            <text:p>0.212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1" calcext:value-type="float">
            <text:p>0.18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" calcext:value-type="float">
            <text:p>0.2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.188" calcext:value-type="float">
            <text:p>0.1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" calcext:value-type="float">
            <text:p>0.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3" calcext:value-type="float">
            <text:p>0.2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" calcext:value-type="float">
            <text:p>0.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table:number-columns-repeated="822"/>
        </table:table-row>
        <table:table-row table:style-name="ro1">
          <table:table-cell table:style-name="ce2" office:value-type="float" office:value="0.649212962962963" calcext:value-type="float">
            <text:p>0.649212962962963</text:p>
          </table:table-cell>
          <table:table-cell table:style-name="ce4" table:formula="of:=([.A33] + 24)" office:value-type="time" office:time-value="PT591H34M52S" calcext:value-type="time">
            <text:p>03:34:52 PM</text:p>
          </table:table-cell>
          <table:table-cell office:value-type="float" office:value="0.091" calcext:value-type="float">
            <text:p>0.09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5" calcext:value-type="float">
            <text:p>0.18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" calcext:value-type="float">
            <text:p>0.2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5" calcext:value-type="float">
            <text:p>0.17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98" calcext:value-type="float">
            <text:p>0.1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4" calcext:value-type="float">
            <text:p>0.13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" calcext:value-type="float">
            <text:p>0.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8" calcext:value-type="float">
            <text:p>0.2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34" calcext:value-type="float">
            <text:p>0.234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88" calcext:value-type="float">
            <text:p>0.18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" calcext:value-type="float">
            <text:p>0.1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table:number-columns-repeated="3"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53" calcext:value-type="float">
            <text:p>0.153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table:number-columns-repeated="822"/>
        </table:table-row>
        <table:table-row table:style-name="ro1">
          <table:table-cell table:style-name="ce2" office:value-type="float" office:value="0.670046296296296" calcext:value-type="float">
            <text:p>0.670046296296296</text:p>
          </table:table-cell>
          <table:table-cell table:style-name="ce4" table:formula="of:=([.A34] + 24)" office:value-type="time" office:time-value="PT592H04M52S" calcext:value-type="time">
            <text:p>04:04:52 PM</text:p>
          </table:table-cell>
          <table:table-cell office:value-type="float" office:value="0.092" calcext:value-type="float">
            <text:p>0.09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7" calcext:value-type="float">
            <text:p>0.247</text:p>
          </table:table-cell>
          <table:table-cell table:number-columns-repeated="3" office:value-type="float" office:value="0.215" calcext:value-type="float">
            <text:p>0.21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9" calcext:value-type="float">
            <text:p>0.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" calcext:value-type="float">
            <text:p>0.1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" calcext:value-type="float">
            <text:p>0.19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" calcext:value-type="float">
            <text:p>0.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" calcext:value-type="float">
            <text:p>0.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table:number-columns-repeated="822"/>
        </table:table-row>
        <table:table-row table:style-name="ro1">
          <table:table-cell table:style-name="ce2" office:value-type="float" office:value="0.69087962962963" calcext:value-type="float">
            <text:p>0.69087962962963</text:p>
          </table:table-cell>
          <table:table-cell table:style-name="ce4" table:formula="of:=([.A35] + 24)" office:value-type="time" office:time-value="PT592H34M52S" calcext:value-type="time">
            <text:p>04:34:52 PM</text:p>
          </table:table-cell>
          <table:table-cell office:value-type="float" office:value="0.092" calcext:value-type="float">
            <text:p>0.09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" calcext:value-type="float">
            <text:p>0.1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" calcext:value-type="float">
            <text:p>0.1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" calcext:value-type="float">
            <text:p>0.1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" calcext:value-type="float">
            <text:p>0.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" calcext:value-type="float">
            <text:p>0.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table:number-columns-repeated="822"/>
        </table:table-row>
        <table:table-row table:style-name="ro1">
          <table:table-cell table:style-name="ce2" office:value-type="float" office:value="0.711712962962963" calcext:value-type="float">
            <text:p>0.711712962962963</text:p>
          </table:table-cell>
          <table:table-cell table:style-name="ce4" table:formula="of:=([.A36] + 24)" office:value-type="time" office:time-value="PT593H04M52S" calcext:value-type="time">
            <text:p>05:04:52 PM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7" calcext:value-type="float">
            <text:p>0.2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" calcext:value-type="float">
            <text:p>0.2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19" calcext:value-type="float">
            <text:p>0.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" calcext:value-type="float">
            <text:p>0.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" calcext:value-type="float">
            <text:p>0.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" calcext:value-type="float">
            <text:p>0.23</text:p>
          </table:table-cell>
          <table:table-cell office:value-type="float" office:value="0.135" calcext:value-type="float">
            <text:p>0.13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" calcext:value-type="float">
            <text:p>0.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2" calcext:value-type="float">
            <text:p>0.2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" calcext:value-type="float">
            <text:p>0.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" calcext:value-type="float">
            <text:p>0.1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7" calcext:value-type="float">
            <text:p>0.157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1" calcext:value-type="float">
            <text:p>0.2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" calcext:value-type="float">
            <text:p>0.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table:number-columns-repeated="822"/>
        </table:table-row>
        <table:table-row table:style-name="ro1">
          <table:table-cell table:style-name="ce2" office:value-type="float" office:value="0.732546296296296" calcext:value-type="float">
            <text:p>0.732546296296296</text:p>
          </table:table-cell>
          <table:table-cell table:style-name="ce4" table:formula="of:=([.A37] + 24)" office:value-type="time" office:time-value="PT593H34M52S" calcext:value-type="time">
            <text:p>05:34:52 PM</text:p>
          </table:table-cell>
          <table:table-cell office:value-type="float" office:value="0.092" calcext:value-type="float">
            <text:p>0.09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" calcext:value-type="float">
            <text:p>0.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" calcext:value-type="float">
            <text:p>0.23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26" calcext:value-type="float">
            <text:p>0.2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136" calcext:value-type="float">
            <text:p>0.13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" calcext:value-type="float">
            <text:p>0.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157" calcext:value-type="float">
            <text:p>0.157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83" calcext:value-type="float">
            <text:p>0.183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" calcext:value-type="float">
            <text:p>0.1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" calcext:value-type="float">
            <text:p>0.1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" calcext:value-type="float">
            <text:p>0.17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table:number-columns-repeated="822"/>
        </table:table-row>
        <table:table-row table:style-name="ro1">
          <table:table-cell table:style-name="ce2" office:value-type="float" office:value="0.75337962962963" calcext:value-type="float">
            <text:p>0.75337962962963</text:p>
          </table:table-cell>
          <table:table-cell table:style-name="ce4" table:formula="of:=([.A38] + 24)" office:value-type="time" office:time-value="PT594H04M52S" calcext:value-type="time">
            <text:p>06:04:52 PM</text:p>
          </table:table-cell>
          <table:table-cell office:value-type="float" office:value="0.093" calcext:value-type="float">
            <text:p>0.093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4" calcext:value-type="float">
            <text:p>0.2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8" calcext:value-type="float">
            <text:p>0.278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" calcext:value-type="float">
            <text:p>0.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" calcext:value-type="float">
            <text:p>0.2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" calcext:value-type="float">
            <text:p>0.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" calcext:value-type="float">
            <text:p>0.2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088" calcext:value-type="float">
            <text:p>0.08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" calcext:value-type="float">
            <text:p>0.2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.159" calcext:value-type="float">
            <text:p>0.159</text:p>
          </table:table-cell>
          <table:table-cell table:number-columns-repeated="2" office:value-type="float" office:value="0.158" calcext:value-type="float">
            <text:p>0.15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22" calcext:value-type="float">
            <text:p>0.2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9" calcext:value-type="float">
            <text:p>0.2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table:number-columns-repeated="822"/>
        </table:table-row>
        <table:table-row table:style-name="ro1">
          <table:table-cell table:style-name="ce2" office:value-type="float" office:value="0.774212962962963" calcext:value-type="float">
            <text:p>0.774212962962963</text:p>
          </table:table-cell>
          <table:table-cell table:style-name="ce4" table:formula="of:=([.A39] + 24)" office:value-type="time" office:time-value="PT594H34M52S" calcext:value-type="time">
            <text:p>06:34:52 PM</text:p>
          </table:table-cell>
          <table:table-cell office:value-type="float" office:value="0.093" calcext:value-type="float">
            <text:p>0.09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43" calcext:value-type="float">
            <text:p>0.24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" calcext:value-type="float">
            <text:p>0.2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" calcext:value-type="float">
            <text:p>0.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7" calcext:value-type="float">
            <text:p>0.30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" calcext:value-type="float">
            <text:p>0.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" calcext:value-type="float">
            <text:p>0.2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" calcext:value-type="float">
            <text:p>0.2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" calcext:value-type="float">
            <text:p>0.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7" calcext:value-type="float">
            <text:p>0.2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" calcext:value-type="float">
            <text:p>0.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8" calcext:value-type="float">
            <text:p>0.08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6" calcext:value-type="float">
            <text:p>0.22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" calcext:value-type="float">
            <text:p>0.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" calcext:value-type="float">
            <text:p>0.1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3" calcext:value-type="float">
            <text:p>0.16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" calcext:value-type="float">
            <text:p>0.2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3" calcext:value-type="float">
            <text:p>0.22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table:number-columns-repeated="822"/>
        </table:table-row>
        <table:table-row table:style-name="ro1">
          <table:table-cell table:style-name="ce2" office:value-type="float" office:value="0.795046296296296" calcext:value-type="float">
            <text:p>0.795046296296296</text:p>
          </table:table-cell>
          <table:table-cell table:style-name="ce4" table:formula="of:=([.A40] + 24)" office:value-type="time" office:time-value="PT595H04M52S" calcext:value-type="time">
            <text:p>07:04:52 PM</text:p>
          </table:table-cell>
          <table:table-cell office:value-type="float" office:value="0.093" calcext:value-type="float">
            <text:p>0.09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" calcext:value-type="float">
            <text:p>0.2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" calcext:value-type="float">
            <text:p>0.2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" calcext:value-type="float">
            <text:p>0.2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" calcext:value-type="float">
            <text:p>0.2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" calcext:value-type="float">
            <text:p>0.2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" calcext:value-type="float">
            <text:p>0.2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" calcext:value-type="float">
            <text:p>0.32</text:p>
          </table:table-cell>
          <table:table-cell office:value-type="float" office:value="0.325" calcext:value-type="float">
            <text:p>0.3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" calcext:value-type="float">
            <text:p>0.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" calcext:value-type="float">
            <text:p>0.2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139" calcext:value-type="float">
            <text:p>0.139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" calcext:value-type="float">
            <text:p>0.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" calcext:value-type="float">
            <text:p>0.2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6" calcext:value-type="float">
            <text:p>0.166</text:p>
          </table:table-cell>
          <table:table-cell office:value-type="float" office:value="0.21" calcext:value-type="float">
            <text:p>0.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table:number-columns-repeated="822"/>
        </table:table-row>
        <table:table-row table:style-name="ro1">
          <table:table-cell table:style-name="ce2" office:value-type="float" office:value="0.81587962962963" calcext:value-type="float">
            <text:p>0.81587962962963</text:p>
          </table:table-cell>
          <table:table-cell table:style-name="ce4" table:formula="of:=([.A41] + 24)" office:value-type="time" office:time-value="PT595H34M52S" calcext:value-type="time">
            <text:p>07:34:52 PM</text:p>
          </table:table-cell>
          <table:table-cell office:value-type="float" office:value="0.094" calcext:value-type="float">
            <text:p>0.09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2" calcext:value-type="float">
            <text:p>0.26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" calcext:value-type="float">
            <text:p>0.3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1" calcext:value-type="float">
            <text:p>0.32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" calcext:value-type="float">
            <text:p>0.2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7" calcext:value-type="float">
            <text:p>0.11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8" calcext:value-type="float">
            <text:p>0.258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8" calcext:value-type="float">
            <text:p>0.168</text:p>
          </table:table-cell>
          <table:table-cell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" calcext:value-type="float">
            <text:p>0.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table:number-columns-repeated="822"/>
        </table:table-row>
        <table:table-row table:style-name="ro1">
          <table:table-cell table:style-name="ce2" office:value-type="float" office:value="0.836712962962963" calcext:value-type="float">
            <text:p>0.836712962962963</text:p>
          </table:table-cell>
          <table:table-cell table:style-name="ce4" table:formula="of:=([.A42] + 24)" office:value-type="time" office:time-value="PT596H04M52S" calcext:value-type="time">
            <text:p>08:04:52 PM</text:p>
          </table:table-cell>
          <table:table-cell office:value-type="float" office:value="0.094" calcext:value-type="float">
            <text:p>0.09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" calcext:value-type="float">
            <text:p>0.2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7" calcext:value-type="float">
            <text:p>0.23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6" calcext:value-type="float">
            <text:p>0.26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7" calcext:value-type="float">
            <text:p>0.307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" calcext:value-type="float">
            <text:p>0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5" calcext:value-type="float">
            <text:p>0.33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" calcext:value-type="float">
            <text:p>0.2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3" calcext:value-type="float">
            <text:p>0.283</text:p>
          </table:table-cell>
          <table:table-cell table:number-columns-repeated="3" office:value-type="float" office:value="0.261" calcext:value-type="float">
            <text:p>0.261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" calcext:value-type="float">
            <text:p>0.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float" office:value="0.241" calcext:value-type="float">
            <text:p>0.24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7" calcext:value-type="float">
            <text:p>0.11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" calcext:value-type="float">
            <text:p>0.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" calcext:value-type="float">
            <text:p>0.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" calcext:value-type="float">
            <text:p>0.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3" calcext:value-type="float">
            <text:p>0.17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2" calcext:value-type="float">
            <text:p>0.2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table:number-columns-repeated="822"/>
        </table:table-row>
        <table:table-row table:style-name="ro1">
          <table:table-cell table:style-name="ce2" office:value-type="float" office:value="0.857546296296296" calcext:value-type="float">
            <text:p>0.857546296296296</text:p>
          </table:table-cell>
          <table:table-cell table:style-name="ce4" table:formula="of:=([.A43] + 24)" office:value-type="time" office:time-value="PT596H34M52S" calcext:value-type="time">
            <text:p>08:34:52 PM</text:p>
          </table:table-cell>
          <table:table-cell office:value-type="float" office:value="0.095" calcext:value-type="float">
            <text:p>0.09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" calcext:value-type="float">
            <text:p>0.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2" calcext:value-type="float">
            <text:p>0.24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" calcext:value-type="float">
            <text:p>0.3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" calcext:value-type="float">
            <text:p>0.28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3" calcext:value-type="float">
            <text:p>0.31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" calcext:value-type="float">
            <text:p>0.2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" calcext:value-type="float">
            <text:p>0.2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2" calcext:value-type="float">
            <text:p>0.29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3" calcext:value-type="float">
            <text:p>0.34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" calcext:value-type="float">
            <text:p>0.2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" calcext:value-type="float">
            <text:p>0.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4" calcext:value-type="float">
            <text:p>0.26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" calcext:value-type="float">
            <text:p>0.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" calcext:value-type="float">
            <text:p>0.2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" calcext:value-type="float">
            <text:p>0.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" calcext:value-type="float">
            <text:p>0.2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274" calcext:value-type="float">
            <text:p>0.274</text:p>
          </table:table-cell>
          <table:table-cell office:value-type="float" office:value="0.14" calcext:value-type="float">
            <text:p>0.1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8" calcext:value-type="float">
            <text:p>0.11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" calcext:value-type="float">
            <text:p>0.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1" calcext:value-type="float">
            <text:p>0.23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" calcext:value-type="float">
            <text:p>0.2</text:p>
          </table:table-cell>
          <table:table-cell office:value-type="float" office:value="0.212" calcext:value-type="float">
            <text:p>0.212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" calcext:value-type="float">
            <text:p>0.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7" calcext:value-type="float">
            <text:p>0.23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table:number-columns-repeated="822"/>
        </table:table-row>
        <table:table-row table:style-name="ro1">
          <table:table-cell table:style-name="ce2" office:value-type="float" office:value="0.87837962962963" calcext:value-type="float">
            <text:p>0.87837962962963</text:p>
          </table:table-cell>
          <table:table-cell table:style-name="ce4" table:formula="of:=([.A44] + 24)" office:value-type="time" office:time-value="PT597H04M52S" calcext:value-type="time">
            <text:p>09:04:52 PM</text:p>
          </table:table-cell>
          <table:table-cell office:value-type="float" office:value="0.094" calcext:value-type="float">
            <text:p>0.09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85" calcext:value-type="float">
            <text:p>0.085</text:p>
          </table:table-cell>
          <table:table-cell office:value-type="float" office:value="0.281" calcext:value-type="float">
            <text:p>0.28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" calcext:value-type="float">
            <text:p>0.2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0.312" calcext:value-type="float">
            <text:p>0.31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5" calcext:value-type="float">
            <text:p>0.32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6" calcext:value-type="float">
            <text:p>0.326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" calcext:value-type="float">
            <text:p>0.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4" calcext:value-type="float">
            <text:p>0.24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.281" calcext:value-type="float">
            <text:p>0.28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" calcext:value-type="float">
            <text:p>0.2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" calcext:value-type="float">
            <text:p>0.2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1" calcext:value-type="float">
            <text:p>0.271</text:p>
          </table:table-cell>
          <table:table-cell office:value-type="float" office:value="0.31" calcext:value-type="float">
            <text:p>0.3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" calcext:value-type="float">
            <text:p>0.28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138" calcext:value-type="float">
            <text:p>0.13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" calcext:value-type="float">
            <text:p>0.3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3" calcext:value-type="float">
            <text:p>0.28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4" calcext:value-type="float">
            <text:p>0.2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7" calcext:value-type="float">
            <text:p>0.277</text:p>
          </table:table-cell>
          <table:table-cell office:value-type="float" office:value="0.089" calcext:value-type="float">
            <text:p>0.08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.258" calcext:value-type="float">
            <text:p>0.25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" calcext:value-type="float">
            <text:p>0.2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" calcext:value-type="float">
            <text:p>0.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9" calcext:value-type="float">
            <text:p>0.2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" calcext:value-type="float">
            <text:p>0.1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4" calcext:value-type="float">
            <text:p>0.17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7" calcext:value-type="float">
            <text:p>0.21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" calcext:value-type="float">
            <text:p>0.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table:number-columns-repeated="822"/>
        </table:table-row>
        <table:table-row table:style-name="ro1">
          <table:table-cell table:style-name="ce2" office:value-type="float" office:value="0.899212962962963" calcext:value-type="float">
            <text:p>0.899212962962963</text:p>
          </table:table-cell>
          <table:table-cell table:style-name="ce4" table:formula="of:=([.A45] + 24)" office:value-type="time" office:time-value="PT597H34M52S" calcext:value-type="time">
            <text:p>09:34:52 PM</text:p>
          </table:table-cell>
          <table:table-cell office:value-type="float" office:value="0.096" calcext:value-type="float">
            <text:p>0.09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8" calcext:value-type="float">
            <text:p>0.288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8" calcext:value-type="float">
            <text:p>0.24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" calcext:value-type="float">
            <text:p>0.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" calcext:value-type="float">
            <text:p>0.28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" calcext:value-type="float">
            <text:p>0.2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" calcext:value-type="float">
            <text:p>0.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" calcext:value-type="float">
            <text:p>0.2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6" calcext:value-type="float">
            <text:p>0.286</text:p>
          </table:table-cell>
          <table:table-cell office:value-type="float" office:value="0.14" calcext:value-type="float">
            <text:p>0.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" calcext:value-type="float">
            <text:p>0.2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8" calcext:value-type="float">
            <text:p>0.25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8" calcext:value-type="float">
            <text:p>0.11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1" calcext:value-type="float">
            <text:p>0.281</text:p>
          </table:table-cell>
          <table:table-cell office:value-type="float" office:value="0.09" calcext:value-type="float">
            <text:p>0.09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" calcext:value-type="float">
            <text:p>0.2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1" calcext:value-type="float">
            <text:p>0.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8" calcext:value-type="float">
            <text:p>0.178</text:p>
          </table:table-cell>
          <table:table-cell table:number-columns-repeated="3"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1" calcext:value-type="float">
            <text:p>0.22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6" calcext:value-type="float">
            <text:p>0.24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" calcext:value-type="float">
            <text:p>0.1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2" office:value-type="float" office:value="0.920046296296296" calcext:value-type="float">
            <text:p>0.920046296296296</text:p>
          </table:table-cell>
          <table:table-cell table:style-name="ce4" table:formula="of:=([.A46] + 24)" office:value-type="time" office:time-value="PT598H04M52S" calcext:value-type="time">
            <text:p>10:04:52 PM</text:p>
          </table:table-cell>
          <table:table-cell office:value-type="float" office:value="0.096" calcext:value-type="float">
            <text:p>0.09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2" calcext:value-type="float">
            <text:p>0.282</text:p>
          </table:table-cell>
          <table:table-cell table:number-columns-repeated="2" office:value-type="float" office:value="0.286" calcext:value-type="float">
            <text:p>0.28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" calcext:value-type="float">
            <text:p>0.3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" calcext:value-type="float">
            <text:p>0.32</text:p>
          </table:table-cell>
          <table:table-cell office:value-type="float" office:value="0.312" calcext:value-type="float">
            <text:p>0.31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float" office:value="0.3" calcext:value-type="float">
            <text:p>0.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9" calcext:value-type="float">
            <text:p>0.31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4" calcext:value-type="float">
            <text:p>0.28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" calcext:value-type="float">
            <text:p>0.33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313" calcext:value-type="float">
            <text:p>0.31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" calcext:value-type="float">
            <text:p>0.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1" calcext:value-type="float">
            <text:p>0.291</text:p>
          </table:table-cell>
          <table:table-cell office:value-type="float" office:value="0.14" calcext:value-type="float">
            <text:p>0.1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9" calcext:value-type="float">
            <text:p>0.28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9" calcext:value-type="float">
            <text:p>0.119</text:p>
          </table:table-cell>
          <table:table-cell office:value-type="float" office:value="0.26" calcext:value-type="float">
            <text:p>0.2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" calcext:value-type="float">
            <text:p>0.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3" calcext:value-type="float">
            <text:p>0.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" calcext:value-type="float">
            <text:p>0.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6" calcext:value-type="float">
            <text:p>0.22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" calcext:value-type="float">
            <text:p>0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8" calcext:value-type="float">
            <text:p>0.24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table:number-columns-repeated="822"/>
        </table:table-row>
        <table:table-row table:style-name="ro1">
          <table:table-cell table:style-name="ce2" office:value-type="float" office:value="0.94087962962963" calcext:value-type="float">
            <text:p>0.94087962962963</text:p>
          </table:table-cell>
          <table:table-cell table:style-name="ce4" table:formula="of:=([.A47] + 24)" office:value-type="time" office:time-value="PT598H34M52S" calcext:value-type="time">
            <text:p>10:34:52 PM</text:p>
          </table:table-cell>
          <table:table-cell office:value-type="float" office:value="0.097" calcext:value-type="float">
            <text:p>0.0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" calcext:value-type="float">
            <text:p>0.261</text:p>
          </table:table-cell>
          <table:table-cell office:value-type="float" office:value="0.085" calcext:value-type="float">
            <text:p>0.08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" calcext:value-type="float">
            <text:p>0.2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6" calcext:value-type="float">
            <text:p>0.34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" calcext:value-type="float">
            <text:p>0.3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1" calcext:value-type="float">
            <text:p>0.33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2" calcext:value-type="float">
            <text:p>0.34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" calcext:value-type="float">
            <text:p>0.2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4" calcext:value-type="float">
            <text:p>0.304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9" calcext:value-type="float">
            <text:p>0.2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1" calcext:value-type="float">
            <text:p>0.291</text:p>
          </table:table-cell>
          <table:table-cell office:value-type="float" office:value="0.09" calcext:value-type="float">
            <text:p>0.09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" calcext:value-type="float">
            <text:p>0.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" calcext:value-type="float">
            <text:p>0.25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0.242" calcext:value-type="float">
            <text:p>0.24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" calcext:value-type="float">
            <text:p>0.2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2" calcext:value-type="float">
            <text:p>0.252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2" office:value-type="float" office:value="0.961712962962963" calcext:value-type="float">
            <text:p>0.961712962962963</text:p>
          </table:table-cell>
          <table:table-cell table:style-name="ce4" table:formula="of:=([.A48] + 24)" office:value-type="time" office:time-value="PT599H04M52S" calcext:value-type="time">
            <text:p>11:04:52 PM</text:p>
          </table:table-cell>
          <table:table-cell office:value-type="float" office:value="0.096" calcext:value-type="float">
            <text:p>0.096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85" calcext:value-type="float">
            <text:p>0.08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5" calcext:value-type="float">
            <text:p>0.26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" calcext:value-type="float">
            <text:p>0.3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1" calcext:value-type="float">
            <text:p>0.331</text:p>
          </table:table-cell>
          <table:table-cell office:value-type="float" office:value="0.258" calcext:value-type="float">
            <text:p>0.25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9" calcext:value-type="float">
            <text:p>0.30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299" calcext:value-type="float">
            <text:p>0.299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26" calcext:value-type="float">
            <text:p>0.2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3" calcext:value-type="float">
            <text:p>0.303</text:p>
          </table:table-cell>
          <table:table-cell office:value-type="float" office:value="0.141" calcext:value-type="float">
            <text:p>0.141</text:p>
          </table:table-cell>
          <table:table-cell office:value-type="float" office:value="0.34" calcext:value-type="float">
            <text:p>0.3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5" calcext:value-type="float">
            <text:p>0.2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94" calcext:value-type="float">
            <text:p>0.294</text:p>
          </table:table-cell>
          <table:table-cell office:value-type="float" office:value="0.09" calcext:value-type="float">
            <text:p>0.0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" calcext:value-type="float">
            <text:p>0.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7" calcext:value-type="float">
            <text:p>0.187</text:p>
          </table:table-cell>
          <table:table-cell table:number-columns-repeated="4" office:value-type="float" office:value="0.184" calcext:value-type="float">
            <text:p>0.18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4" calcext:value-type="float">
            <text:p>0.18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" calcext:value-type="float">
            <text:p>0.2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8" calcext:value-type="float">
            <text:p>0.25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2" office:value-type="float" office:value="0.982546296296296" calcext:value-type="float">
            <text:p>0.982546296296296</text:p>
          </table:table-cell>
          <table:table-cell table:style-name="ce4" table:formula="of:=([.A49] + 24)" office:value-type="time" office:time-value="PT599H34M52S" calcext:value-type="time">
            <text:p>11:34:52 PM</text:p>
          </table:table-cell>
          <table:table-cell office:value-type="float" office:value="0.096" calcext:value-type="float">
            <text:p>0.0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86" calcext:value-type="float">
            <text:p>0.08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7" calcext:value-type="float">
            <text:p>0.3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2" calcext:value-type="float">
            <text:p>0.302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4" calcext:value-type="float">
            <text:p>0.344</text:p>
          </table:table-cell>
          <table:table-cell office:value-type="float" office:value="0.259" calcext:value-type="float">
            <text:p>0.25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4" calcext:value-type="float">
            <text:p>0.40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" calcext:value-type="float">
            <text:p>0.3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271" calcext:value-type="float">
            <text:p>0.271</text:p>
          </table:table-cell>
          <table:table-cell office:value-type="float" office:value="0.3" calcext:value-type="float">
            <text:p>0.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" calcext:value-type="float">
            <text:p>0.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" calcext:value-type="float">
            <text:p>0.32</text:p>
          </table:table-cell>
          <table:table-cell office:value-type="float" office:value="0.312" calcext:value-type="float">
            <text:p>0.312</text:p>
          </table:table-cell>
          <table:table-cell office:value-type="float" office:value="0.141" calcext:value-type="float">
            <text:p>0.14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8" calcext:value-type="float">
            <text:p>0.11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1" calcext:value-type="float">
            <text:p>0.301</text:p>
          </table:table-cell>
          <table:table-cell office:value-type="float" office:value="0.09" calcext:value-type="float">
            <text:p>0.09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08" calcext:value-type="float">
            <text:p>0.3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" calcext:value-type="float">
            <text:p>0.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" calcext:value-type="float">
            <text:p>0.2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table:number-columns-repeated="4"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2" calcext:value-type="float">
            <text:p>0.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1" calcext:value-type="float">
            <text:p>0.26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" calcext:value-type="float">
            <text:p>0.1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00337962962962963" calcext:value-type="float">
            <text:p>0.00337962962963</text:p>
          </table:table-cell>
          <table:table-cell table:style-name="ce4" table:formula="of:=([.A50] + 24)" office:value-type="time" office:time-value="PT576H04M52S" calcext:value-type="time">
            <text:p>12:04:52 AM</text:p>
          </table:table-cell>
          <table:table-cell office:value-type="float" office:value="0.096" calcext:value-type="float">
            <text:p>0.096</text:p>
          </table:table-cell>
          <table:table-cell office:value-type="float" office:value="0.3" calcext:value-type="float">
            <text:p>0.3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085" calcext:value-type="float">
            <text:p>0.08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" calcext:value-type="float">
            <text:p>0.2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.363" calcext:value-type="float">
            <text:p>0.36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262" calcext:value-type="float">
            <text:p>0.26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4" calcext:value-type="float">
            <text:p>0.41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6" calcext:value-type="float">
            <text:p>0.356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2" calcext:value-type="float">
            <text:p>0.332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" calcext:value-type="float">
            <text:p>0.3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" calcext:value-type="float">
            <text:p>0.3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5" calcext:value-type="float">
            <text:p>0.315</text:p>
          </table:table-cell>
          <table:table-cell office:value-type="float" office:value="0.143" calcext:value-type="float">
            <text:p>0.14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5" calcext:value-type="float">
            <text:p>0.2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" calcext:value-type="float">
            <text:p>0.1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1" calcext:value-type="float">
            <text:p>0.09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" calcext:value-type="float">
            <text:p>0.3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9" calcext:value-type="float">
            <text:p>0.2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8" calcext:value-type="float">
            <text:p>0.188</text:p>
          </table:table-cell>
          <table:table-cell table:number-columns-repeated="2" office:value-type="float" office:value="0.189" calcext:value-type="float">
            <text:p>0.1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36" calcext:value-type="float">
            <text:p>0.23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" calcext:value-type="float">
            <text:p>0.2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024212962962963" calcext:value-type="float">
            <text:p>0.024212962962963</text:p>
          </table:table-cell>
          <table:table-cell table:style-name="ce4" table:formula="of:=([.A51] + 24)" office:value-type="time" office:time-value="PT576H34M52S" calcext:value-type="time">
            <text:p>12:34:52 AM</text:p>
          </table:table-cell>
          <table:table-cell office:value-type="float" office:value="0.097" calcext:value-type="float">
            <text:p>0.097</text:p>
          </table:table-cell>
          <table:table-cell office:value-type="float" office:value="0.3" calcext:value-type="float">
            <text:p>0.3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86" calcext:value-type="float">
            <text:p>0.08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" calcext:value-type="float">
            <text:p>0.3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54" calcext:value-type="float">
            <text:p>0.354</text:p>
          </table:table-cell>
          <table:table-cell office:value-type="float" office:value="0.407" calcext:value-type="float">
            <text:p>0.40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" calcext:value-type="float">
            <text:p>0.38</text:p>
          </table:table-cell>
          <table:table-cell office:value-type="float" office:value="0.269" calcext:value-type="float">
            <text:p>0.26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1" calcext:value-type="float">
            <text:p>0.34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2" calcext:value-type="float">
            <text:p>0.42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" calcext:value-type="float">
            <text:p>0.3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" calcext:value-type="float">
            <text:p>0.3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" calcext:value-type="float">
            <text:p>0.3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3" calcext:value-type="float">
            <text:p>0.343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" calcext:value-type="float">
            <text:p>0.3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42" calcext:value-type="float">
            <text:p>0.14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" calcext:value-type="float">
            <text:p>0.12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4" calcext:value-type="float">
            <text:p>0.324</text:p>
          </table:table-cell>
          <table:table-cell office:value-type="float" office:value="0.091" calcext:value-type="float">
            <text:p>0.091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.322" calcext:value-type="float">
            <text:p>0.32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1" calcext:value-type="float">
            <text:p>0.30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" calcext:value-type="float">
            <text:p>0.2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36" calcext:value-type="float">
            <text:p>0.23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" calcext:value-type="float">
            <text:p>0.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" calcext:value-type="float">
            <text:p>0.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" calcext:value-type="float">
            <text:p>0.2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" calcext:value-type="float">
            <text:p>0.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9" calcext:value-type="float">
            <text:p>0.29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" calcext:value-type="float">
            <text:p>0.2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1" calcext:value-type="float">
            <text:p>0.27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0450462962962963" calcext:value-type="float">
            <text:p>0.045046296296296</text:p>
          </table:table-cell>
          <table:table-cell table:style-name="ce4" table:formula="of:=([.A52] + 24)" office:value-type="time" office:time-value="PT577H04M52S" calcext:value-type="time">
            <text:p>01:04:52 AM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9" calcext:value-type="float">
            <text:p>0.319</text:p>
          </table:table-cell>
          <table:table-cell office:value-type="float" office:value="0.273" calcext:value-type="float">
            <text:p>0.27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4" calcext:value-type="float">
            <text:p>0.364</text:p>
          </table:table-cell>
          <table:table-cell office:value-type="float" office:value="0.4" calcext:value-type="float">
            <text:p>0.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" calcext:value-type="float">
            <text:p>0.39</text:p>
          </table:table-cell>
          <table:table-cell office:value-type="float" office:value="0.391" calcext:value-type="float">
            <text:p>0.391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4" calcext:value-type="float">
            <text:p>0.3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3" calcext:value-type="float">
            <text:p>0.42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8" calcext:value-type="float">
            <text:p>0.388</text:p>
          </table:table-cell>
          <table:table-cell table:number-columns-repeated="2" office:value-type="float" office:value="0.346" calcext:value-type="float">
            <text:p>0.34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" calcext:value-type="float">
            <text:p>0.3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43" calcext:value-type="float">
            <text:p>0.14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" calcext:value-type="float">
            <text:p>0.3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" calcext:value-type="float">
            <text:p>0.3</text:p>
          </table:table-cell>
          <table:table-cell office:value-type="float" office:value="0.294" calcext:value-type="float">
            <text:p>0.2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2" calcext:value-type="float">
            <text:p>0.122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18" calcext:value-type="float">
            <text:p>0.318</text:p>
          </table:table-cell>
          <table:table-cell office:value-type="float" office:value="0.091" calcext:value-type="float">
            <text:p>0.09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" calcext:value-type="float">
            <text:p>0.3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7" calcext:value-type="float">
            <text:p>0.30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5" calcext:value-type="float">
            <text:p>0.23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" calcext:value-type="float">
            <text:p>0.19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" calcext:value-type="float">
            <text:p>0.2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" calcext:value-type="float">
            <text:p>0.26</text:p>
          </table:table-cell>
          <table:table-cell office:value-type="float" office:value="0.275" calcext:value-type="float">
            <text:p>0.27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0658796296296296" calcext:value-type="float">
            <text:p>0.06587962962963</text:p>
          </table:table-cell>
          <table:table-cell table:style-name="ce4" table:formula="of:=([.A53] + 24)" office:value-type="time" office:time-value="PT577H34M52S" calcext:value-type="time">
            <text:p>01:34:52 AM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1" calcext:value-type="float">
            <text:p>0.2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8" calcext:value-type="float">
            <text:p>0.2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37" calcext:value-type="float">
            <text:p>0.37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float" office:value="0.392" calcext:value-type="float">
            <text:p>0.39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8" calcext:value-type="float">
            <text:p>0.398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7" calcext:value-type="float">
            <text:p>0.37</text:p>
          </table:table-cell>
          <table:table-cell office:value-type="float" office:value="0.353" calcext:value-type="float">
            <text:p>0.353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8" calcext:value-type="float">
            <text:p>0.4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8" calcext:value-type="float">
            <text:p>0.38</text:p>
          </table:table-cell>
          <table:table-cell office:value-type="float" office:value="0.397" calcext:value-type="float">
            <text:p>0.39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" calcext:value-type="float">
            <text:p>0.3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49" calcext:value-type="float">
            <text:p>0.34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" calcext:value-type="float">
            <text:p>0.3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" calcext:value-type="float">
            <text:p>0.3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322" calcext:value-type="float">
            <text:p>0.3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1" calcext:value-type="float">
            <text:p>0.311</text:p>
          </table:table-cell>
          <table:table-cell office:value-type="float" office:value="0.264" calcext:value-type="float">
            <text:p>0.264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" calcext:value-type="float">
            <text:p>0.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" calcext:value-type="float">
            <text:p>0.3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" calcext:value-type="float">
            <text:p>0.3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5" calcext:value-type="float">
            <text:p>0.29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" calcext:value-type="float">
            <text:p>0.12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" calcext:value-type="float">
            <text:p>0.2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" calcext:value-type="float">
            <text:p>0.3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" calcext:value-type="float">
            <text:p>0.2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" calcext:value-type="float">
            <text:p>0.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" calcext:value-type="float">
            <text:p>0.2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6" calcext:value-type="float">
            <text:p>0.2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1" calcext:value-type="float">
            <text:p>0.28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086712962962963" calcext:value-type="float">
            <text:p>0.086712962962963</text:p>
          </table:table-cell>
          <table:table-cell table:style-name="ce4" table:formula="of:=([.A54] + 24)" office:value-type="time" office:time-value="PT578H04M52S" calcext:value-type="time">
            <text:p>02:04:52 AM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" calcext:value-type="float">
            <text:p>0.3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7" calcext:value-type="float">
            <text:p>0.2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" calcext:value-type="float">
            <text:p>0.2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1" calcext:value-type="float">
            <text:p>0.411</text:p>
          </table:table-cell>
          <table:table-cell office:value-type="float" office:value="0.279" calcext:value-type="float">
            <text:p>0.279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0.365" calcext:value-type="float">
            <text:p>0.36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" calcext:value-type="float">
            <text:p>0.4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4" calcext:value-type="float">
            <text:p>0.44</text:p>
          </table:table-cell>
          <table:table-cell office:value-type="float" office:value="0.385" calcext:value-type="float">
            <text:p>0.38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" calcext:value-type="float">
            <text:p>0.36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2" calcext:value-type="float">
            <text:p>0.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2" calcext:value-type="float">
            <text:p>0.362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" calcext:value-type="float">
            <text:p>0.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" calcext:value-type="float">
            <text:p>0.3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" calcext:value-type="float">
            <text:p>0.32</text:p>
          </table:table-cell>
          <table:table-cell office:value-type="float" office:value="0.263" calcext:value-type="float">
            <text:p>0.26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" calcext:value-type="float">
            <text:p>0.3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8" calcext:value-type="float">
            <text:p>0.3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6" calcext:value-type="float">
            <text:p>0.2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" calcext:value-type="float">
            <text:p>0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091" calcext:value-type="float">
            <text:p>0.09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7" calcext:value-type="float">
            <text:p>0.317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" calcext:value-type="float">
            <text:p>0.3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9" calcext:value-type="float">
            <text:p>0.2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" calcext:value-type="float">
            <text:p>0.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" calcext:value-type="float">
            <text:p>0.2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27" calcext:value-type="float">
            <text:p>0.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6" calcext:value-type="float">
            <text:p>0.2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107546296296296" calcext:value-type="float">
            <text:p>0.107546296296296</text:p>
          </table:table-cell>
          <table:table-cell table:style-name="ce4" table:formula="of:=([.A55] + 24)" office:value-type="time" office:time-value="PT578H34M52S" calcext:value-type="time">
            <text:p>02:34:52 AM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6" calcext:value-type="float">
            <text:p>0.33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5" calcext:value-type="float">
            <text:p>0.32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" calcext:value-type="float">
            <text:p>0.39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2" calcext:value-type="float">
            <text:p>0.39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" calcext:value-type="float">
            <text:p>0.42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4" calcext:value-type="float">
            <text:p>0.424</text:p>
          </table:table-cell>
          <table:table-cell office:value-type="float" office:value="0.284" calcext:value-type="float">
            <text:p>0.28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9" calcext:value-type="float">
            <text:p>0.39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9" calcext:value-type="float">
            <text:p>0.459</text:p>
          </table:table-cell>
          <table:table-cell table:number-columns-repeated="2" office:value-type="float" office:value="0.429" calcext:value-type="float">
            <text:p>0.42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9" calcext:value-type="float">
            <text:p>0.4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" calcext:value-type="float">
            <text:p>0.33</text:p>
          </table:table-cell>
          <table:table-cell office:value-type="float" office:value="0.349" calcext:value-type="float">
            <text:p>0.349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" calcext:value-type="float">
            <text:p>0.38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" calcext:value-type="float">
            <text:p>0.3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326" calcext:value-type="float">
            <text:p>0.326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" calcext:value-type="float">
            <text:p>0.34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" calcext:value-type="float">
            <text:p>0.33</text:p>
          </table:table-cell>
          <table:table-cell office:value-type="float" office:value="0.269" calcext:value-type="float">
            <text:p>0.26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" calcext:value-type="float">
            <text:p>0.3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3" calcext:value-type="float">
            <text:p>0.343</text:p>
          </table:table-cell>
          <table:table-cell office:value-type="float" office:value="0.143" calcext:value-type="float">
            <text:p>0.14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5" calcext:value-type="float">
            <text:p>0.3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" calcext:value-type="float">
            <text:p>0.3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" calcext:value-type="float">
            <text:p>0.3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8" calcext:value-type="float">
            <text:p>0.24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8" calcext:value-type="float">
            <text:p>0.268</text:p>
          </table:table-cell>
          <table:table-cell office:value-type="float" office:value="0.3" calcext:value-type="float">
            <text:p>0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" calcext:value-type="float">
            <text:p>0.2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1" calcext:value-type="float">
            <text:p>0.2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12837962962963" calcext:value-type="float">
            <text:p>0.12837962962963</text:p>
          </table:table-cell>
          <table:table-cell table:style-name="ce4" table:formula="of:=([.A56] + 24)" office:value-type="time" office:time-value="PT579H04M52S" calcext:value-type="time">
            <text:p>03:04:52 AM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9" calcext:value-type="float">
            <text:p>0.2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341" calcext:value-type="float">
            <text:p>0.34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9" calcext:value-type="float">
            <text:p>0.36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6" calcext:value-type="float">
            <text:p>0.356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7" calcext:value-type="float">
            <text:p>0.31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4" calcext:value-type="float">
            <text:p>0.394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" calcext:value-type="float">
            <text:p>0.41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3" calcext:value-type="float">
            <text:p>0.383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" calcext:value-type="float">
            <text:p>0.29</text:p>
          </table:table-cell>
          <table:table-cell office:value-type="float" office:value="0.315" calcext:value-type="float">
            <text:p>0.31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1" calcext:value-type="float">
            <text:p>0.471</text:p>
          </table:table-cell>
          <table:table-cell office:value-type="float" office:value="0.425" calcext:value-type="float">
            <text:p>0.425</text:p>
          </table:table-cell>
          <table:table-cell office:value-type="float" office:value="0.444" calcext:value-type="float">
            <text:p>0.44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6" calcext:value-type="float">
            <text:p>0.42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2" calcext:value-type="float">
            <text:p>0.36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8" calcext:value-type="float">
            <text:p>0.38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" calcext:value-type="float">
            <text:p>0.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" calcext:value-type="float">
            <text:p>0.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4" calcext:value-type="float">
            <text:p>0.344</text:p>
          </table:table-cell>
          <table:table-cell office:value-type="float" office:value="0.144" calcext:value-type="float">
            <text:p>0.14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" calcext:value-type="float">
            <text:p>0.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" calcext:value-type="float">
            <text:p>0.1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" calcext:value-type="float">
            <text:p>0.3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8" calcext:value-type="float">
            <text:p>0.318</text:p>
          </table:table-cell>
          <table:table-cell office:value-type="float" office:value="0.092" calcext:value-type="float">
            <text:p>0.0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7" calcext:value-type="float">
            <text:p>0.33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" calcext:value-type="float">
            <text:p>0.3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7" calcext:value-type="float">
            <text:p>0.33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" calcext:value-type="float">
            <text:p>0.26</text:p>
          </table:table-cell>
          <table:table-cell office:value-type="float" office:value="0.293" calcext:value-type="float">
            <text:p>0.29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" calcext:value-type="float">
            <text:p>0.2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" calcext:value-type="float">
            <text:p>0.31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" calcext:value-type="float">
            <text:p>0.2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8" calcext:value-type="float">
            <text:p>0.29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149212962962963" calcext:value-type="float">
            <text:p>0.149212962962963</text:p>
          </table:table-cell>
          <table:table-cell table:style-name="ce4" table:formula="of:=([.A57] + 24)" office:value-type="time" office:time-value="PT579H34M52S" calcext:value-type="time">
            <text:p>03:34:52 AM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2" calcext:value-type="float">
            <text:p>0.292</text:p>
          </table:table-cell>
          <table:table-cell office:value-type="float" office:value="0.086" calcext:value-type="float">
            <text:p>0.086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" calcext:value-type="float">
            <text:p>0.3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" calcext:value-type="float">
            <text:p>0.4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float" office:value="0.371" calcext:value-type="float">
            <text:p>0.37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9" calcext:value-type="float">
            <text:p>0.409</text:p>
          </table:table-cell>
          <table:table-cell office:value-type="float" office:value="0.46" calcext:value-type="float">
            <text:p>0.4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" calcext:value-type="float">
            <text:p>0.4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" calcext:value-type="float">
            <text:p>0.3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8" calcext:value-type="float">
            <text:p>0.4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8" calcext:value-type="float">
            <text:p>0.42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3" calcext:value-type="float">
            <text:p>0.3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5" calcext:value-type="float">
            <text:p>0.3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" calcext:value-type="float">
            <text:p>0.3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" calcext:value-type="float">
            <text:p>0.3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" calcext:value-type="float">
            <text:p>0.3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6" calcext:value-type="float">
            <text:p>0.336</text:p>
          </table:table-cell>
          <table:table-cell office:value-type="float" office:value="0.092" calcext:value-type="float">
            <text:p>0.09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" calcext:value-type="float">
            <text:p>0.3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" calcext:value-type="float">
            <text:p>0.34</text:p>
          </table:table-cell>
          <table:table-cell office:value-type="float" office:value="0.344" calcext:value-type="float">
            <text:p>0.3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" calcext:value-type="float">
            <text:p>0.2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" calcext:value-type="float">
            <text:p>0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" calcext:value-type="float">
            <text:p>0.28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8" calcext:value-type="float">
            <text:p>0.288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28" calcext:value-type="float">
            <text:p>0.2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1" calcext:value-type="float">
            <text:p>0.3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170046296296296" calcext:value-type="float">
            <text:p>0.170046296296296</text:p>
          </table:table-cell>
          <table:table-cell table:style-name="ce4" table:formula="of:=([.A58] + 24)" office:value-type="time" office:time-value="PT580H04M52S" calcext:value-type="time">
            <text:p>04:04:52 AM</text:p>
          </table:table-cell>
          <table:table-cell office:value-type="float" office:value="0.1" calcext:value-type="float">
            <text:p>0.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4" calcext:value-type="float">
            <text:p>0.2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" calcext:value-type="float">
            <text:p>0.3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7" calcext:value-type="float">
            <text:p>0.407</text:p>
          </table:table-cell>
          <table:table-cell office:value-type="float" office:value="0.373" calcext:value-type="float">
            <text:p>0.373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4" calcext:value-type="float">
            <text:p>0.36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1" calcext:value-type="float">
            <text:p>0.331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3" calcext:value-type="float">
            <text:p>0.463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7" calcext:value-type="float">
            <text:p>0.4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9" calcext:value-type="float">
            <text:p>0.329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59" calcext:value-type="float">
            <text:p>0.45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9" calcext:value-type="float">
            <text:p>0.43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" calcext:value-type="float">
            <text:p>0.3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5" calcext:value-type="float">
            <text:p>0.415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" calcext:value-type="float">
            <text:p>0.3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8" calcext:value-type="float">
            <text:p>0.358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7" calcext:value-type="float">
            <text:p>0.367</text:p>
          </table:table-cell>
          <table:table-cell office:value-type="float" office:value="0.144" calcext:value-type="float">
            <text:p>0.14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" calcext:value-type="float">
            <text:p>0.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" calcext:value-type="float">
            <text:p>0.3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" calcext:value-type="float">
            <text:p>0.3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" calcext:value-type="float">
            <text:p>0.36</text:p>
          </table:table-cell>
          <table:table-cell office:value-type="float" office:value="0.092" calcext:value-type="float">
            <text:p>0.09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" calcext:value-type="float">
            <text:p>0.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" calcext:value-type="float">
            <text:p>0.2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209" calcext:value-type="float">
            <text:p>0.20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" calcext:value-type="float">
            <text:p>0.2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29" calcext:value-type="float">
            <text:p>0.2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5" calcext:value-type="float">
            <text:p>0.275</text:p>
          </table:table-cell>
          <table:table-cell office:value-type="float" office:value="0.31" calcext:value-type="float">
            <text:p>0.31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" calcext:value-type="float">
            <text:p>0.23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19087962962963" calcext:value-type="float">
            <text:p>0.19087962962963</text:p>
          </table:table-cell>
          <table:table-cell table:style-name="ce4" table:formula="of:=([.A59] + 24)" office:value-type="time" office:time-value="PT580H34M52S" calcext:value-type="time">
            <text:p>04:34:52 AM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7" calcext:value-type="float">
            <text:p>0.317</text:p>
          </table:table-cell>
          <table:table-cell table:number-columns-repeated="2" office:value-type="float" office:value="0.324" calcext:value-type="float">
            <text:p>0.324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1" calcext:value-type="float">
            <text:p>0.2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352" calcext:value-type="float">
            <text:p>0.35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2" calcext:value-type="float">
            <text:p>0.43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6" calcext:value-type="float">
            <text:p>0.36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75" calcext:value-type="float">
            <text:p>0.47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" calcext:value-type="float">
            <text:p>0.4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4" calcext:value-type="float">
            <text:p>0.464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9" calcext:value-type="float">
            <text:p>0.32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8" calcext:value-type="float">
            <text:p>0.428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" calcext:value-type="float">
            <text:p>0.3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8" calcext:value-type="float">
            <text:p>0.448</text:p>
          </table:table-cell>
          <table:table-cell office:value-type="float" office:value="0.35" calcext:value-type="float">
            <text:p>0.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7" calcext:value-type="float">
            <text:p>0.42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" calcext:value-type="float">
            <text:p>0.3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" calcext:value-type="float">
            <text:p>0.3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1" calcext:value-type="float">
            <text:p>0.361</text:p>
          </table:table-cell>
          <table:table-cell office:value-type="float" office:value="0.282" calcext:value-type="float">
            <text:p>0.28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" calcext:value-type="float">
            <text:p>0.36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45" calcext:value-type="float">
            <text:p>0.14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3" calcext:value-type="float">
            <text:p>0.31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7" calcext:value-type="float">
            <text:p>0.347</text:p>
          </table:table-cell>
          <table:table-cell office:value-type="float" office:value="0.093" calcext:value-type="float">
            <text:p>0.09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7" calcext:value-type="float">
            <text:p>0.40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" calcext:value-type="float">
            <text:p>0.3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" calcext:value-type="float">
            <text:p>0.3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6" calcext:value-type="float">
            <text:p>0.37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" calcext:value-type="float">
            <text:p>0.2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" calcext:value-type="float">
            <text:p>0.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office:value-type="float" office:value="0.3" calcext:value-type="float">
            <text:p>0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" calcext:value-type="float">
            <text:p>0.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" calcext:value-type="float">
            <text:p>0.2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211712962962963" calcext:value-type="float">
            <text:p>0.211712962962963</text:p>
          </table:table-cell>
          <table:table-cell table:style-name="ce4" table:formula="of:=([.A60] + 24)" office:value-type="time" office:time-value="PT581H04M52S" calcext:value-type="time">
            <text:p>05:04:52 AM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" calcext:value-type="float">
            <text:p>0.3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379" calcext:value-type="float">
            <text:p>0.37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1" calcext:value-type="float">
            <text:p>0.371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6" calcext:value-type="float">
            <text:p>0.326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1" calcext:value-type="float">
            <text:p>0.481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1" calcext:value-type="float">
            <text:p>0.431</text:p>
          </table:table-cell>
          <table:table-cell office:value-type="float" office:value="0.51" calcext:value-type="float">
            <text:p>0.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3" calcext:value-type="float">
            <text:p>0.493</text:p>
          </table:table-cell>
          <table:table-cell office:value-type="float" office:value="0.52" calcext:value-type="float">
            <text:p>0.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7" calcext:value-type="float">
            <text:p>0.48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6" calcext:value-type="float">
            <text:p>0.45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7" calcext:value-type="float">
            <text:p>0.43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" calcext:value-type="float">
            <text:p>0.3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" calcext:value-type="float">
            <text:p>0.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7" calcext:value-type="float">
            <text:p>0.377</text:p>
          </table:table-cell>
          <table:table-cell office:value-type="float" office:value="0.29" calcext:value-type="float">
            <text:p>0.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" calcext:value-type="float">
            <text:p>0.3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8" calcext:value-type="float">
            <text:p>0.378</text:p>
          </table:table-cell>
          <table:table-cell office:value-type="float" office:value="0.145" calcext:value-type="float">
            <text:p>0.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" calcext:value-type="float">
            <text:p>0.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" calcext:value-type="float">
            <text:p>0.35</text:p>
          </table:table-cell>
          <table:table-cell office:value-type="float" office:value="0.092" calcext:value-type="float">
            <text:p>0.092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1" calcext:value-type="float">
            <text:p>0.41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" calcext:value-type="float">
            <text:p>0.3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" calcext:value-type="float">
            <text:p>0.3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4" calcext:value-type="float">
            <text:p>0.3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float" office:value="0.22" calcext:value-type="float">
            <text:p>0.2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215" calcext:value-type="float">
            <text:p>0.215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25" calcext:value-type="float">
            <text:p>0.2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7" calcext:value-type="float">
            <text:p>0.277</text:p>
          </table:table-cell>
          <table:table-cell office:value-type="float" office:value="0.3" calcext:value-type="float">
            <text:p>0.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" calcext:value-type="float">
            <text:p>0.24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7" calcext:value-type="float">
            <text:p>0.287</text:p>
          </table:table-cell>
          <table:table-cell office:value-type="float" office:value="0.3" calcext:value-type="float">
            <text:p>0.3</text:p>
          </table:table-cell>
          <table:table-cell office:value-type="float" office:value="0.315" calcext:value-type="float">
            <text:p>0.3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232546296296296" calcext:value-type="float">
            <text:p>0.232546296296296</text:p>
          </table:table-cell>
          <table:table-cell table:style-name="ce4" table:formula="of:=([.A61] + 24)" office:value-type="time" office:time-value="PT581H34M52S" calcext:value-type="time">
            <text:p>05:34:52 AM</text:p>
          </table:table-cell>
          <table:table-cell office:value-type="float" office:value="0.099" calcext:value-type="float">
            <text:p>0.09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6" calcext:value-type="float">
            <text:p>0.36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3" calcext:value-type="float">
            <text:p>0.4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" calcext:value-type="float">
            <text:p>0.44</text:p>
          </table:table-cell>
          <table:table-cell office:value-type="float" office:value="0.412" calcext:value-type="float">
            <text:p>0.41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9" calcext:value-type="float">
            <text:p>0.33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3" calcext:value-type="float">
            <text:p>0.483</text:p>
          </table:table-cell>
          <table:table-cell office:value-type="float" office:value="0.391" calcext:value-type="float">
            <text:p>0.39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1" calcext:value-type="float">
            <text:p>0.44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52" calcext:value-type="float">
            <text:p>0.4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7" calcext:value-type="float">
            <text:p>0.33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7" calcext:value-type="float">
            <text:p>0.43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9" calcext:value-type="float">
            <text:p>0.4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1" calcext:value-type="float">
            <text:p>0.401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67" calcext:value-type="float">
            <text:p>0.36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9" calcext:value-type="float">
            <text:p>0.43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2" calcext:value-type="float">
            <text:p>0.34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" calcext:value-type="float">
            <text:p>0.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8" calcext:value-type="float">
            <text:p>0.37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3" calcext:value-type="float">
            <text:p>0.37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" calcext:value-type="float">
            <text:p>0.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" calcext:value-type="float">
            <text:p>0.3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" calcext:value-type="float">
            <text:p>0.3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3" calcext:value-type="float">
            <text:p>0.093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6" calcext:value-type="float">
            <text:p>0.40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" calcext:value-type="float">
            <text:p>0.3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" calcext:value-type="float">
            <text:p>0.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357" calcext:value-type="float">
            <text:p>0.35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9" calcext:value-type="float">
            <text:p>0.28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" calcext:value-type="float">
            <text:p>0.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7" calcext:value-type="float">
            <text:p>0.25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5" calcext:value-type="float">
            <text:p>0.265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25337962962963" calcext:value-type="float">
            <text:p>0.25337962962963</text:p>
          </table:table-cell>
          <table:table-cell table:style-name="ce4" table:formula="of:=([.A62] + 24)" office:value-type="time" office:time-value="PT582H04M52S" calcext:value-type="time">
            <text:p>06:04:52 AM</text:p>
          </table:table-cell>
          <table:table-cell office:value-type="float" office:value="0.099" calcext:value-type="float">
            <text:p>0.09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" calcext:value-type="float">
            <text:p>0.3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3" calcext:value-type="float">
            <text:p>0.3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371" calcext:value-type="float">
            <text:p>0.37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6" calcext:value-type="float">
            <text:p>0.426</text:p>
          </table:table-cell>
          <table:table-cell office:value-type="float" office:value="0.385" calcext:value-type="float">
            <text:p>0.38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7" calcext:value-type="float">
            <text:p>0.33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" calcext:value-type="float">
            <text:p>0.43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7" calcext:value-type="float">
            <text:p>0.487</text:p>
          </table:table-cell>
          <table:table-cell office:value-type="float" office:value="0.392" calcext:value-type="float">
            <text:p>0.392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1" calcext:value-type="float">
            <text:p>0.47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8" calcext:value-type="float">
            <text:p>0.33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2" calcext:value-type="float">
            <text:p>0.432</text:p>
          </table:table-cell>
          <table:table-cell office:value-type="float" office:value="0.51" calcext:value-type="float">
            <text:p>0.5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9" calcext:value-type="float">
            <text:p>0.49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4" calcext:value-type="float">
            <text:p>0.404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45" calcext:value-type="float">
            <text:p>0.44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8" calcext:value-type="float">
            <text:p>0.34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5" calcext:value-type="float">
            <text:p>0.385</text:p>
          </table:table-cell>
          <table:table-cell office:value-type="float" office:value="0.296" calcext:value-type="float">
            <text:p>0.29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5" calcext:value-type="float">
            <text:p>0.385</text:p>
          </table:table-cell>
          <table:table-cell office:value-type="float" office:value="0.146" calcext:value-type="float">
            <text:p>0.14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7" calcext:value-type="float">
            <text:p>0.357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391" calcext:value-type="float">
            <text:p>0.39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5" calcext:value-type="float">
            <text:p>0.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" calcext:value-type="float">
            <text:p>0.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" calcext:value-type="float">
            <text:p>0.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" calcext:value-type="float">
            <text:p>0.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3" calcext:value-type="float">
            <text:p>0.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" calcext:value-type="float">
            <text:p>0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" calcext:value-type="float">
            <text:p>0.2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" calcext:value-type="float">
            <text:p>0.2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3" calcext:value-type="float">
            <text:p>0.313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274212962962963" calcext:value-type="float">
            <text:p>0.274212962962963</text:p>
          </table:table-cell>
          <table:table-cell table:style-name="ce4" table:formula="of:=([.A63] + 24)" office:value-type="time" office:time-value="PT582H34M52S" calcext:value-type="time">
            <text:p>06:34:52 AM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6" calcext:value-type="float">
            <text:p>0.36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" calcext:value-type="float">
            <text:p>0.4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41" calcext:value-type="float">
            <text:p>0.34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8" calcext:value-type="float">
            <text:p>0.46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" calcext:value-type="float">
            <text:p>0.5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8" calcext:value-type="float">
            <text:p>0.488</text:p>
          </table:table-cell>
          <table:table-cell office:value-type="float" office:value="0.31" calcext:value-type="float">
            <text:p>0.31</text:p>
          </table:table-cell>
          <table:table-cell office:value-type="float" office:value="0.335" calcext:value-type="float">
            <text:p>0.33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6" calcext:value-type="float">
            <text:p>0.44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8" calcext:value-type="float">
            <text:p>0.50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2" calcext:value-type="float">
            <text:p>0.40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3" calcext:value-type="float">
            <text:p>0.473</text:p>
          </table:table-cell>
          <table:table-cell office:value-type="float" office:value="0.369" calcext:value-type="float">
            <text:p>0.369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8" calcext:value-type="float">
            <text:p>0.378</text:p>
          </table:table-cell>
          <table:table-cell office:value-type="float" office:value="0.422" calcext:value-type="float">
            <text:p>0.42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7" calcext:value-type="float">
            <text:p>0.45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4" calcext:value-type="float">
            <text:p>0.3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3" calcext:value-type="float">
            <text:p>0.41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5" calcext:value-type="float">
            <text:p>0.345</text:p>
          </table:table-cell>
          <table:table-cell office:value-type="float" office:value="0.4" calcext:value-type="float">
            <text:p>0.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1" calcext:value-type="float">
            <text:p>0.39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3" calcext:value-type="float">
            <text:p>0.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" calcext:value-type="float">
            <text:p>0.42</text:p>
          </table:table-cell>
          <table:table-cell office:value-type="float" office:value="0.427" calcext:value-type="float">
            <text:p>0.427</text:p>
          </table:table-cell>
          <table:table-cell office:value-type="float" office:value="0.383" calcext:value-type="float">
            <text:p>0.383</text:p>
          </table:table-cell>
          <table:table-cell office:value-type="float" office:value="0.146" calcext:value-type="float">
            <text:p>0.14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3" calcext:value-type="float">
            <text:p>0.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093" calcext:value-type="float">
            <text:p>0.09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4" calcext:value-type="float">
            <text:p>0.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" calcext:value-type="float">
            <text:p>0.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" calcext:value-type="float">
            <text:p>0.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9" calcext:value-type="float">
            <text:p>0.109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295046296296296" calcext:value-type="float">
            <text:p>0.295046296296296</text:p>
          </table:table-cell>
          <table:table-cell table:style-name="ce4" table:formula="of:=([.A64] + 24)" office:value-type="time" office:time-value="PT583H04M52S" calcext:value-type="time">
            <text:p>07:04:52 AM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5" calcext:value-type="float">
            <text:p>0.36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481" calcext:value-type="float">
            <text:p>0.48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" calcext:value-type="float">
            <text:p>0.33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1" calcext:value-type="float">
            <text:p>0.471</text:p>
          </table:table-cell>
          <table:table-cell office:value-type="float" office:value="0.52" calcext:value-type="float">
            <text:p>0.52</text:p>
          </table:table-cell>
          <table:table-cell office:value-type="float" office:value="0.511" calcext:value-type="float">
            <text:p>0.51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" calcext:value-type="float">
            <text:p>0.4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3" calcext:value-type="float">
            <text:p>0.49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" calcext:value-type="float">
            <text:p>0.33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6" calcext:value-type="float">
            <text:p>0.456</text:p>
          </table:table-cell>
          <table:table-cell office:value-type="float" office:value="0.536" calcext:value-type="float">
            <text:p>0.53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1" calcext:value-type="float">
            <text:p>0.511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4" calcext:value-type="float">
            <text:p>0.40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6" calcext:value-type="float">
            <text:p>0.47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" calcext:value-type="float">
            <text:p>0.4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" calcext:value-type="float">
            <text:p>0.4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3" calcext:value-type="float">
            <text:p>0.42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" calcext:value-type="float">
            <text:p>0.35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1" calcext:value-type="float">
            <text:p>0.4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" calcext:value-type="float">
            <text:p>0.39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" calcext:value-type="float">
            <text:p>0.42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7" calcext:value-type="float">
            <text:p>0.4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7" calcext:value-type="float">
            <text:p>0.14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" calcext:value-type="float">
            <text:p>0.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57" calcext:value-type="float">
            <text:p>0.357</text:p>
          </table:table-cell>
          <table:table-cell office:value-type="float" office:value="0.093" calcext:value-type="float">
            <text:p>0.093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24" calcext:value-type="float">
            <text:p>0.2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" calcext:value-type="float">
            <text:p>0.25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" calcext:value-type="float">
            <text:p>0.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" calcext:value-type="float">
            <text:p>0.2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31587962962963" calcext:value-type="float">
            <text:p>0.31587962962963</text:p>
          </table:table-cell>
          <table:table-cell table:style-name="ce4" table:formula="of:=([.A65] + 24)" office:value-type="time" office:time-value="PT583H34M52S" calcext:value-type="time">
            <text:p>07:34:52 AM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65" calcext:value-type="float">
            <text:p>0.36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09" calcext:value-type="float">
            <text:p>0.40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1" calcext:value-type="float">
            <text:p>0.341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" calcext:value-type="float">
            <text:p>0.4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7" calcext:value-type="float">
            <text:p>0.467</text:p>
          </table:table-cell>
          <table:table-cell table:number-columns-repeated="2" office:value-type="float" office:value="0.472" calcext:value-type="float">
            <text:p>0.47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3" calcext:value-type="float">
            <text:p>0.50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1" calcext:value-type="float">
            <text:p>0.33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1" calcext:value-type="float">
            <text:p>0.5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3" calcext:value-type="float">
            <text:p>0.403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1" calcext:value-type="float">
            <text:p>0.39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4" calcext:value-type="float">
            <text:p>0.44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5" calcext:value-type="float">
            <text:p>0.3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" calcext:value-type="float">
            <text:p>0.4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2" calcext:value-type="float">
            <text:p>0.42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7" calcext:value-type="float">
            <text:p>0.40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8" calcext:value-type="float">
            <text:p>0.398</text:p>
          </table:table-cell>
          <table:table-cell table:number-columns-repeated="2" office:value-type="float" office:value="0.392" calcext:value-type="float">
            <text:p>0.392</text:p>
          </table:table-cell>
          <table:table-cell office:value-type="float" office:value="0.43" calcext:value-type="float">
            <text:p>0.4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" calcext:value-type="float">
            <text:p>0.44</text:p>
          </table:table-cell>
          <table:table-cell office:value-type="float" office:value="0.445" calcext:value-type="float">
            <text:p>0.445</text:p>
          </table:table-cell>
          <table:table-cell office:value-type="float" office:value="0.391" calcext:value-type="float">
            <text:p>0.391</text:p>
          </table:table-cell>
          <table:table-cell office:value-type="float" office:value="0.147" calcext:value-type="float">
            <text:p>0.14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" calcext:value-type="float">
            <text:p>0.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" calcext:value-type="float">
            <text:p>0.3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5" calcext:value-type="float">
            <text:p>0.345</text:p>
          </table:table-cell>
          <table:table-cell office:value-type="float" office:value="0.094" calcext:value-type="float">
            <text:p>0.09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" calcext:value-type="float">
            <text:p>0.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4" calcext:value-type="float">
            <text:p>0.41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4" calcext:value-type="float">
            <text:p>0.384</text:p>
          </table:table-cell>
          <table:table-cell office:value-type="float" office:value="0.24" calcext:value-type="float">
            <text:p>0.2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" calcext:value-type="float">
            <text:p>0.3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" calcext:value-type="float">
            <text:p>0.2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5" calcext:value-type="float">
            <text:p>0.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336712962962963" calcext:value-type="float">
            <text:p>0.336712962962963</text:p>
          </table:table-cell>
          <table:table-cell table:style-name="ce4" table:formula="of:=([.A66] + 24)" office:value-type="time" office:time-value="PT584H04M52S" calcext:value-type="time">
            <text:p>08:04:52 AM</text:p>
          </table:table-cell>
          <table:table-cell office:value-type="float" office:value="0.1" calcext:value-type="float">
            <text:p>0.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" calcext:value-type="float">
            <text:p>0.3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087" calcext:value-type="float">
            <text:p>0.087</text:p>
          </table:table-cell>
          <table:table-cell office:value-type="float" office:value="0.379" calcext:value-type="float">
            <text:p>0.379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9" calcext:value-type="float">
            <text:p>0.44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" calcext:value-type="float">
            <text:p>0.49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7" calcext:value-type="float">
            <text:p>0.517</text:p>
          </table:table-cell>
          <table:table-cell office:value-type="float" office:value="0.41" calcext:value-type="float">
            <text:p>0.41</text:p>
          </table:table-cell>
          <table:table-cell office:value-type="float" office:value="0.462" calcext:value-type="float">
            <text:p>0.46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7" calcext:value-type="float">
            <text:p>0.49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3" calcext:value-type="float">
            <text:p>0.47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6" calcext:value-type="float">
            <text:p>0.51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2" calcext:value-type="float">
            <text:p>0.42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" calcext:value-type="float">
            <text:p>0.49</text:p>
          </table:table-cell>
          <table:table-cell office:value-type="float" office:value="0.39" calcext:value-type="float">
            <text:p>0.3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" calcext:value-type="float">
            <text:p>0.4</text:p>
          </table:table-cell>
          <table:table-cell office:value-type="float" office:value="0.442" calcext:value-type="float">
            <text:p>0.44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7" calcext:value-type="float">
            <text:p>0.43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" calcext:value-type="float">
            <text:p>0.43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7" calcext:value-type="float">
            <text:p>0.42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7" calcext:value-type="float">
            <text:p>0.41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9" calcext:value-type="float">
            <text:p>0.39</text:p>
          </table:table-cell>
          <table:table-cell office:value-type="float" office:value="0.403" calcext:value-type="float">
            <text:p>0.403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float" office:value="0.44" calcext:value-type="float">
            <text:p>0.4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54" calcext:value-type="float">
            <text:p>0.454</text:p>
          </table:table-cell>
          <table:table-cell office:value-type="float" office:value="0.398" calcext:value-type="float">
            <text:p>0.3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3" calcext:value-type="float">
            <text:p>0.33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3" calcext:value-type="float">
            <text:p>0.373</text:p>
          </table:table-cell>
          <table:table-cell office:value-type="float" office:value="0.094" calcext:value-type="float">
            <text:p>0.094</text:p>
          </table:table-cell>
          <table:table-cell office:value-type="float" office:value="0.409" calcext:value-type="float">
            <text:p>0.4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" calcext:value-type="float">
            <text:p>0.3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" calcext:value-type="float">
            <text:p>0.3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1" calcext:value-type="float">
            <text:p>0.391</text:p>
          </table:table-cell>
          <table:table-cell office:value-type="float" office:value="0.42" calcext:value-type="float">
            <text:p>0.42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.384" calcext:value-type="float">
            <text:p>0.38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" calcext:value-type="float">
            <text:p>0.2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3" calcext:value-type="float">
            <text:p>0.30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" calcext:value-type="float">
            <text:p>0.2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357546296296296" calcext:value-type="float">
            <text:p>0.357546296296296</text:p>
          </table:table-cell>
          <table:table-cell table:style-name="ce4" table:formula="of:=([.A67] + 24)" office:value-type="time" office:time-value="PT584H34M52S" calcext:value-type="time">
            <text:p>08:34:52 AM</text:p>
          </table:table-cell>
          <table:table-cell office:value-type="float" office:value="0.101" calcext:value-type="float">
            <text:p>0.10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06" calcext:value-type="float">
            <text:p>0.40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12" calcext:value-type="float">
            <text:p>0.412</text:p>
          </table:table-cell>
          <table:table-cell office:value-type="float" office:value="0.32" calcext:value-type="float">
            <text:p>0.32</text:p>
          </table:table-cell>
          <table:table-cell office:value-type="float" office:value="0.348" calcext:value-type="float">
            <text:p>0.348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6" calcext:value-type="float">
            <text:p>0.49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42" calcext:value-type="float">
            <text:p>0.542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8" calcext:value-type="float">
            <text:p>0.49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" calcext:value-type="float">
            <text:p>0.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2" calcext:value-type="float">
            <text:p>0.542</text:p>
          </table:table-cell>
          <table:table-cell table:number-columns-repeated="2" office:value-type="float" office:value="0.522" calcext:value-type="float">
            <text:p>0.522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6" calcext:value-type="float">
            <text:p>0.426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399" calcext:value-type="float">
            <text:p>0.39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82" calcext:value-type="float">
            <text:p>0.4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8" calcext:value-type="float">
            <text:p>0.3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" calcext:value-type="float">
            <text:p>0.4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3" calcext:value-type="float">
            <text:p>0.4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" calcext:value-type="float">
            <text:p>0.4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1" calcext:value-type="float">
            <text:p>0.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" calcext:value-type="float">
            <text:p>0.3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1" calcext:value-type="float">
            <text:p>0.3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" calcext:value-type="float">
            <text:p>0.4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" calcext:value-type="float">
            <text:p>0.36</text:p>
          </table:table-cell>
          <table:table-cell office:value-type="float" office:value="0.406" calcext:value-type="float">
            <text:p>0.406</text:p>
          </table:table-cell>
          <table:table-cell office:value-type="float" office:value="0.435" calcext:value-type="float">
            <text:p>0.435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" calcext:value-type="float">
            <text:p>0.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" calcext:value-type="float">
            <text:p>0.2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25" calcext:value-type="float">
            <text:p>0.225</text:p>
          </table:table-cell>
          <table:table-cell table:number-columns-repeated="3" office:value-type="float" office:value="0.221" calcext:value-type="float">
            <text:p>0.2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3" calcext:value-type="float">
            <text:p>0.243</text:p>
          </table:table-cell>
          <table:table-cell office:value-type="float" office:value="0.3" calcext:value-type="float">
            <text:p>0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9" calcext:value-type="float">
            <text:p>0.24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7" calcext:value-type="float">
            <text:p>0.26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" calcext:value-type="float">
            <text:p>0.29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5" calcext:value-type="float">
            <text:p>0.305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37837962962963" calcext:value-type="float">
            <text:p>0.37837962962963</text:p>
          </table:table-cell>
          <table:table-cell table:style-name="ce4" table:formula="of:=([.A68] + 24)" office:value-type="time" office:time-value="PT585H04M52S" calcext:value-type="time">
            <text:p>09:04:52 AM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" calcext:value-type="float">
            <text:p>0.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4" calcext:value-type="float">
            <text:p>0.3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387" calcext:value-type="float">
            <text:p>0.387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09" calcext:value-type="float">
            <text:p>0.40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1" calcext:value-type="float">
            <text:p>0.53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64" calcext:value-type="float">
            <text:p>0.464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4" calcext:value-type="float">
            <text:p>0.5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1" calcext:value-type="float">
            <text:p>0.501</text:p>
          </table:table-cell>
          <table:table-cell office:value-type="float" office:value="0.32" calcext:value-type="float">
            <text:p>0.32</text:p>
          </table:table-cell>
          <table:table-cell office:value-type="float" office:value="0.341" calcext:value-type="float">
            <text:p>0.341</text:p>
          </table:table-cell>
          <table:table-cell office:value-type="float" office:value="0.493" calcext:value-type="float">
            <text:p>0.493</text:p>
          </table:table-cell>
          <table:table-cell office:value-type="float" office:value="0.468" calcext:value-type="float">
            <text:p>0.468</text:p>
          </table:table-cell>
          <table:table-cell office:value-type="float" office:value="0.546" calcext:value-type="float">
            <text:p>0.546</text:p>
          </table:table-cell>
          <table:table-cell office:value-type="float" office:value="0.53" calcext:value-type="float">
            <text:p>0.5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" calcext:value-type="float">
            <text:p>0.5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9" calcext:value-type="float">
            <text:p>0.529</text:p>
          </table:table-cell>
          <table:table-cell office:value-type="float" office:value="0.43" calcext:value-type="float">
            <text:p>0.43</text:p>
          </table:table-cell>
          <table:table-cell office:value-type="float" office:value="0.422" calcext:value-type="float">
            <text:p>0.422</text:p>
          </table:table-cell>
          <table:table-cell office:value-type="float" office:value="0.499" calcext:value-type="float">
            <text:p>0.499</text:p>
          </table:table-cell>
          <table:table-cell office:value-type="float" office:value="0.5" calcext:value-type="float">
            <text:p>0.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1" calcext:value-type="float">
            <text:p>0.4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3" calcext:value-type="float">
            <text:p>0.48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" calcext:value-type="float">
            <text:p>0.3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7" calcext:value-type="float">
            <text:p>0.44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3" calcext:value-type="float">
            <text:p>0.47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" calcext:value-type="float">
            <text:p>0.4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39" calcext:value-type="float">
            <text:p>0.43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" calcext:value-type="float">
            <text:p>0.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" calcext:value-type="float">
            <text:p>0.3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" calcext:value-type="float">
            <text:p>0.3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8" calcext:value-type="float">
            <text:p>0.378</text:p>
          </table:table-cell>
          <table:table-cell office:value-type="float" office:value="0.094" calcext:value-type="float">
            <text:p>0.09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3" calcext:value-type="float">
            <text:p>0.43</text:p>
          </table:table-cell>
          <table:table-cell office:value-type="float" office:value="0.443" calcext:value-type="float">
            <text:p>0.443</text:p>
          </table:table-cell>
          <table:table-cell office:value-type="float" office:value="0.38" calcext:value-type="float">
            <text:p>0.38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5" calcext:value-type="float">
            <text:p>0.415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7" calcext:value-type="float">
            <text:p>0.4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" calcext:value-type="float">
            <text:p>0.4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83" calcext:value-type="float">
            <text:p>0.28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2" calcext:value-type="float">
            <text:p>0.302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399212962962963" calcext:value-type="float">
            <text:p>0.399212962962963</text:p>
          </table:table-cell>
          <table:table-cell table:style-name="ce4" table:formula="of:=([.A69] + 24)" office:value-type="time" office:time-value="PT585H34M52S" calcext:value-type="time">
            <text:p>09:34:52 AM</text:p>
          </table:table-cell>
          <table:table-cell office:value-type="float" office:value="0.102" calcext:value-type="float">
            <text:p>0.10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389" calcext:value-type="float">
            <text:p>0.389</text:p>
          </table:table-cell>
          <table:table-cell office:value-type="float" office:value="0.476" calcext:value-type="float">
            <text:p>0.47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09" calcext:value-type="float">
            <text:p>0.409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" calcext:value-type="float">
            <text:p>0.46</text:p>
          </table:table-cell>
          <table:table-cell office:value-type="float" office:value="0.412" calcext:value-type="float">
            <text:p>0.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82" calcext:value-type="float">
            <text:p>0.482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7" calcext:value-type="float">
            <text:p>0.487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3" calcext:value-type="float">
            <text:p>0.50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04" calcext:value-type="float">
            <text:p>0.50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1" calcext:value-type="float">
            <text:p>0.34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55" calcext:value-type="float">
            <text:p>0.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" calcext:value-type="float">
            <text:p>0.5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1" calcext:value-type="float">
            <text:p>0.531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1" calcext:value-type="float">
            <text:p>0.431</text:p>
          </table:table-cell>
          <table:table-cell table:number-columns-repeated="2" office:value-type="float" office:value="0.507" calcext:value-type="float">
            <text:p>0.50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4" calcext:value-type="float">
            <text:p>0.48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2" calcext:value-type="float">
            <text:p>0.372</text:p>
          </table:table-cell>
          <table:table-cell office:value-type="float" office:value="0.42" calcext:value-type="float">
            <text:p>0.42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" calcext:value-type="float">
            <text:p>0.4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" calcext:value-type="float">
            <text:p>0.4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" calcext:value-type="float">
            <text:p>0.418</text:p>
          </table:table-cell>
          <table:table-cell office:value-type="float" office:value="0.148" calcext:value-type="float">
            <text:p>0.14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2" calcext:value-type="float">
            <text:p>0.3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" calcext:value-type="float">
            <text:p>0.3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6" calcext:value-type="float">
            <text:p>0.3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42" calcext:value-type="float">
            <text:p>0.4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83" calcext:value-type="float">
            <text:p>0.383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4" calcext:value-type="float">
            <text:p>0.4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8" calcext:value-type="float">
            <text:p>0.3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4" calcext:value-type="float">
            <text:p>0.444</text:p>
          </table:table-cell>
          <table:table-cell office:value-type="float" office:value="0.38" calcext:value-type="float">
            <text:p>0.38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1" calcext:value-type="float">
            <text:p>0.41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.242" calcext:value-type="float">
            <text:p>0.24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9" calcext:value-type="float">
            <text:p>0.2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3" calcext:value-type="float">
            <text:p>0.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" calcext:value-type="float">
            <text:p>0.24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" calcext:value-type="float">
            <text:p>0.3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" calcext:value-type="float">
            <text:p>0.29</text:p>
          </table:table-cell>
          <table:table-cell office:value-type="float" office:value="0.301" calcext:value-type="float">
            <text:p>0.301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420046296296296" calcext:value-type="float">
            <text:p>0.420046296296296</text:p>
          </table:table-cell>
          <table:table-cell table:style-name="ce4" table:formula="of:=([.A70] + 24)" office:value-type="time" office:time-value="PT586H04M52S" calcext:value-type="time">
            <text:p>10:04:52 AM</text:p>
          </table:table-cell>
          <table:table-cell office:value-type="float" office:value="0.101" calcext:value-type="float">
            <text:p>0.10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389" calcext:value-type="float">
            <text:p>0.389</text:p>
          </table:table-cell>
          <table:table-cell office:value-type="float" office:value="0.473" calcext:value-type="float">
            <text:p>0.47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05" calcext:value-type="float">
            <text:p>0.40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8" calcext:value-type="float">
            <text:p>0.48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" calcext:value-type="float">
            <text:p>0.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406" calcext:value-type="float">
            <text:p>0.40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" calcext:value-type="float">
            <text:p>0.484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3" calcext:value-type="float">
            <text:p>0.523</text:p>
          </table:table-cell>
          <table:table-cell office:value-type="float" office:value="0.504" calcext:value-type="float">
            <text:p>0.50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4" calcext:value-type="float">
            <text:p>0.344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2" calcext:value-type="float">
            <text:p>0.52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2" calcext:value-type="float">
            <text:p>0.432</text:p>
          </table:table-cell>
          <table:table-cell office:value-type="float" office:value="0.51" calcext:value-type="float">
            <text:p>0.5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09" calcext:value-type="float">
            <text:p>0.409</text:p>
          </table:table-cell>
          <table:table-cell office:value-type="float" office:value="0.45" calcext:value-type="float">
            <text:p>0.4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8" calcext:value-type="float">
            <text:p>0.47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5" calcext:value-type="float">
            <text:p>0.4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1" calcext:value-type="float">
            <text:p>0.441</text:p>
          </table:table-cell>
          <table:table-cell office:value-type="float" office:value="0.32" calcext:value-type="float">
            <text:p>0.32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4" calcext:value-type="float">
            <text:p>0.43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" calcext:value-type="float">
            <text:p>0.47</text:p>
          </table:table-cell>
          <table:table-cell office:value-type="float" office:value="0.421" calcext:value-type="float">
            <text:p>0.421</text:p>
          </table:table-cell>
          <table:table-cell office:value-type="float" office:value="0.147" calcext:value-type="float">
            <text:p>0.14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" calcext:value-type="float">
            <text:p>0.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9" calcext:value-type="float">
            <text:p>0.379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3" calcext:value-type="float">
            <text:p>0.40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2" calcext:value-type="float">
            <text:p>0.37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5" calcext:value-type="float">
            <text:p>0.40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" calcext:value-type="float">
            <text:p>0.2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" calcext:value-type="float">
            <text:p>0.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7" calcext:value-type="float">
            <text:p>0.277</text:p>
          </table:table-cell>
          <table:table-cell office:value-type="float" office:value="0.3" calcext:value-type="float">
            <text:p>0.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7" calcext:value-type="float">
            <text:p>0.267</text:p>
          </table:table-cell>
          <table:table-cell office:value-type="float" office:value="0.31" calcext:value-type="float">
            <text:p>0.31</text:p>
          </table:table-cell>
          <table:table-cell office:value-type="float" office:value="0.311" calcext:value-type="float">
            <text:p>0.31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7" calcext:value-type="float">
            <text:p>0.297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.099" calcext:value-type="float">
            <text:p>0.099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44087962962963" calcext:value-type="float">
            <text:p>0.44087962962963</text:p>
          </table:table-cell>
          <table:table-cell table:style-name="ce4" table:formula="of:=([.A71] + 24)" office:value-type="time" office:time-value="PT586H34M52S" calcext:value-type="time">
            <text:p>10:34:52 AM</text:p>
          </table:table-cell>
          <table:table-cell office:value-type="float" office:value="0.103" calcext:value-type="float">
            <text:p>0.10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" calcext:value-type="float">
            <text:p>0.3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5" calcext:value-type="float">
            <text:p>0.48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" calcext:value-type="float">
            <text:p>0.47</text:p>
          </table:table-cell>
          <table:table-cell office:value-type="float" office:value="0.424" calcext:value-type="float">
            <text:p>0.4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3" calcext:value-type="float">
            <text:p>0.353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" calcext:value-type="float">
            <text:p>0.5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" calcext:value-type="float">
            <text:p>0.4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28" calcext:value-type="float">
            <text:p>0.52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9" calcext:value-type="float">
            <text:p>0.349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4" calcext:value-type="float">
            <text:p>0.49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4" calcext:value-type="float">
            <text:p>0.55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29" calcext:value-type="float">
            <text:p>0.42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6" calcext:value-type="float">
            <text:p>0.51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6" calcext:value-type="float">
            <text:p>0.4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6" calcext:value-type="float">
            <text:p>0.4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2" calcext:value-type="float">
            <text:p>0.48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3" calcext:value-type="float">
            <text:p>0.373</text:p>
          </table:table-cell>
          <table:table-cell office:value-type="float" office:value="0.43" calcext:value-type="float">
            <text:p>0.4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7" calcext:value-type="float">
            <text:p>0.44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1" calcext:value-type="float">
            <text:p>0.471</text:p>
          </table:table-cell>
          <table:table-cell office:value-type="float" office:value="0.418" calcext:value-type="float">
            <text:p>0.418</text:p>
          </table:table-cell>
          <table:table-cell office:value-type="float" office:value="0.148" calcext:value-type="float">
            <text:p>0.14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" calcext:value-type="float">
            <text:p>0.3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" calcext:value-type="float">
            <text:p>0.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" calcext:value-type="float">
            <text:p>0.3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5" calcext:value-type="float">
            <text:p>0.44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3" calcext:value-type="float">
            <text:p>0.43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7" calcext:value-type="float">
            <text:p>0.4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8" calcext:value-type="float">
            <text:p>0.40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7" calcext:value-type="float">
            <text:p>0.3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53" calcext:value-type="float">
            <text:p>0.45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" calcext:value-type="float">
            <text:p>0.4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.281" calcext:value-type="float">
            <text:p>0.28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9" calcext:value-type="float">
            <text:p>0.219</text:p>
          </table:table-cell>
          <table:table-cell table:number-columns-repeated="3" office:value-type="float" office:value="0.218" calcext:value-type="float">
            <text:p>0.21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3" calcext:value-type="float">
            <text:p>0.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24" calcext:value-type="float">
            <text:p>0.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" calcext:value-type="float">
            <text:p>0.2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" calcext:value-type="float">
            <text:p>0.2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4" calcext:value-type="float">
            <text:p>0.26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1" calcext:value-type="float">
            <text:p>0.291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.099" calcext:value-type="float">
            <text:p>0.09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461712962962963" calcext:value-type="float">
            <text:p>0.461712962962963</text:p>
          </table:table-cell>
          <table:table-cell table:style-name="ce4" table:formula="of:=([.A72] + 24)" office:value-type="time" office:time-value="PT587H04M52S" calcext:value-type="time">
            <text:p>11:04:52 AM</text:p>
          </table:table-cell>
          <table:table-cell office:value-type="float" office:value="0.102" calcext:value-type="float">
            <text:p>0.1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" calcext:value-type="float">
            <text:p>0.3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5" calcext:value-type="float">
            <text:p>0.32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02" calcext:value-type="float">
            <text:p>0.402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24" calcext:value-type="float">
            <text:p>0.424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1" calcext:value-type="float">
            <text:p>0.481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6" calcext:value-type="float">
            <text:p>0.476</text:p>
          </table:table-cell>
          <table:table-cell office:value-type="float" office:value="0.426" calcext:value-type="float">
            <text:p>0.426</text:p>
          </table:table-cell>
          <table:table-cell office:value-type="float" office:value="0.32" calcext:value-type="float">
            <text:p>0.32</text:p>
          </table:table-cell>
          <table:table-cell office:value-type="float" office:value="0.357" calcext:value-type="float">
            <text:p>0.35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75" calcext:value-type="float">
            <text:p>0.575</text:p>
          </table:table-cell>
          <table:table-cell office:value-type="float" office:value="0.565" calcext:value-type="float">
            <text:p>0.56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9" calcext:value-type="float">
            <text:p>0.509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7" calcext:value-type="float">
            <text:p>0.527</text:p>
          </table:table-cell>
          <table:table-cell office:value-type="float" office:value="0.559" calcext:value-type="float">
            <text:p>0.559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4" calcext:value-type="float">
            <text:p>0.34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2" calcext:value-type="float">
            <text:p>0.50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2" calcext:value-type="float">
            <text:p>0.52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3" calcext:value-type="float">
            <text:p>0.47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" calcext:value-type="float">
            <text:p>0.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6" calcext:value-type="float">
            <text:p>0.36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" calcext:value-type="float">
            <text:p>0.4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7" calcext:value-type="float">
            <text:p>0.45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" calcext:value-type="float">
            <text:p>0.3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23" calcext:value-type="float">
            <text:p>0.423</text:p>
          </table:table-cell>
          <table:table-cell office:value-type="float" office:value="0.149" calcext:value-type="float">
            <text:p>0.149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" calcext:value-type="float">
            <text:p>0.3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9" calcext:value-type="float">
            <text:p>0.3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78" calcext:value-type="float">
            <text:p>0.378</text:p>
          </table:table-cell>
          <table:table-cell office:value-type="float" office:value="0.096" calcext:value-type="float">
            <text:p>0.096</text:p>
          </table:table-cell>
          <table:table-cell office:value-type="float" office:value="0.43" calcext:value-type="float">
            <text:p>0.4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1" calcext:value-type="float">
            <text:p>0.4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2" calcext:value-type="float">
            <text:p>0.412</text:p>
          </table:table-cell>
          <table:table-cell office:value-type="float" office:value="0.35" calcext:value-type="float">
            <text:p>0.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7" calcext:value-type="float">
            <text:p>0.4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2" calcext:value-type="float">
            <text:p>0.4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" calcext:value-type="float">
            <text:p>0.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" calcext:value-type="float">
            <text:p>0.2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31" calcext:value-type="float">
            <text:p>0.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5" calcext:value-type="float">
            <text:p>0.26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482546296296296" calcext:value-type="float">
            <text:p>0.482546296296296</text:p>
          </table:table-cell>
          <table:table-cell table:style-name="ce4" table:formula="of:=([.A73] + 24)" office:value-type="time" office:time-value="PT587H34M52S" calcext:value-type="time">
            <text:p>11:34:52 AM</text:p>
          </table:table-cell>
          <table:table-cell office:value-type="float" office:value="0.103" calcext:value-type="float">
            <text:p>0.103</text:p>
          </table:table-cell>
          <table:table-cell office:value-type="float" office:value="0.34" calcext:value-type="float">
            <text:p>0.3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" calcext:value-type="float">
            <text:p>0.3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4" calcext:value-type="float">
            <text:p>0.324</text:p>
          </table:table-cell>
          <table:table-cell office:value-type="float" office:value="0.087" calcext:value-type="float">
            <text:p>0.087</text:p>
          </table:table-cell>
          <table:table-cell office:value-type="float" office:value="0.395" calcext:value-type="float">
            <text:p>0.39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16" calcext:value-type="float">
            <text:p>0.41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6" calcext:value-type="float">
            <text:p>0.47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1" calcext:value-type="float">
            <text:p>0.4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9" calcext:value-type="float">
            <text:p>0.359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47" calcext:value-type="float">
            <text:p>0.547</text:p>
          </table:table-cell>
          <table:table-cell office:value-type="float" office:value="0.42" calcext:value-type="float">
            <text:p>0.42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5" calcext:value-type="float">
            <text:p>0.51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" calcext:value-type="float">
            <text:p>0.52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4" calcext:value-type="float">
            <text:p>0.34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95" calcext:value-type="float">
            <text:p>0.495</text:p>
          </table:table-cell>
          <table:table-cell office:value-type="float" office:value="0.565" calcext:value-type="float">
            <text:p>0.565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35" calcext:value-type="float">
            <text:p>0.53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47" calcext:value-type="float">
            <text:p>0.44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2" calcext:value-type="float">
            <text:p>0.52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" calcext:value-type="float">
            <text:p>0.43</text:p>
          </table:table-cell>
          <table:table-cell office:value-type="float" office:value="0.462" calcext:value-type="float">
            <text:p>0.462</text:p>
          </table:table-cell>
          <table:table-cell office:value-type="float" office:value="0.54" calcext:value-type="float">
            <text:p>0.54</text:p>
          </table:table-cell>
          <table:table-cell office:value-type="float" office:value="0.494" calcext:value-type="float">
            <text:p>0.49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6" calcext:value-type="float">
            <text:p>0.36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" calcext:value-type="float">
            <text:p>0.4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" calcext:value-type="float">
            <text:p>0.4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5" calcext:value-type="float">
            <text:p>0.45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8" calcext:value-type="float">
            <text:p>0.35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4" calcext:value-type="float">
            <text:p>0.484</text:p>
          </table:table-cell>
          <table:table-cell office:value-type="float" office:value="0.427" calcext:value-type="float">
            <text:p>0.427</text:p>
          </table:table-cell>
          <table:table-cell office:value-type="float" office:value="0.149" calcext:value-type="float">
            <text:p>0.149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5" calcext:value-type="float">
            <text:p>0.34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1" calcext:value-type="float">
            <text:p>0.3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8" calcext:value-type="float">
            <text:p>0.448</text:p>
          </table:table-cell>
          <table:table-cell office:value-type="float" office:value="0.4" calcext:value-type="float">
            <text:p>0.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5" calcext:value-type="float">
            <text:p>0.4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" calcext:value-type="float">
            <text:p>0.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" calcext:value-type="float">
            <text:p>0.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" calcext:value-type="float">
            <text:p>0.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" calcext:value-type="float">
            <text:p>0.2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" calcext:value-type="float">
            <text:p>0.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" calcext:value-type="float">
            <text:p>0.2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2" calcext:value-type="float">
            <text:p>0.26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291" calcext:value-type="float">
            <text:p>0.291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.099" calcext:value-type="float">
            <text:p>0.09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50337962962963" calcext:value-type="float">
            <text:p>0.50337962962963</text:p>
          </table:table-cell>
          <table:table-cell table:style-name="ce4" table:formula="of:=([.A74] + 24)" office:value-type="time" office:time-value="PT588H04M52S" calcext:value-type="time">
            <text:p>12:04:52 PM</text:p>
          </table:table-cell>
          <table:table-cell office:value-type="float" office:value="0.103" calcext:value-type="float">
            <text:p>0.10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.317" calcext:value-type="float">
            <text:p>0.317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7" calcext:value-type="float">
            <text:p>0.387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6" calcext:value-type="float">
            <text:p>0.476</text:p>
          </table:table-cell>
          <table:table-cell office:value-type="float" office:value="0.426" calcext:value-type="float">
            <text:p>0.4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1" calcext:value-type="float">
            <text:p>0.481</text:p>
          </table:table-cell>
          <table:table-cell office:value-type="float" office:value="0.5" calcext:value-type="float">
            <text:p>0.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13" calcext:value-type="float">
            <text:p>0.4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9" calcext:value-type="float">
            <text:p>0.349</text:p>
          </table:table-cell>
          <table:table-cell office:value-type="float" office:value="0.5" calcext:value-type="float">
            <text:p>0.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" calcext:value-type="float">
            <text:p>0.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2" calcext:value-type="float">
            <text:p>0.56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2" calcext:value-type="float">
            <text:p>0.53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8" calcext:value-type="float">
            <text:p>0.52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54" calcext:value-type="float">
            <text:p>0.554</text:p>
          </table:table-cell>
          <table:table-cell office:value-type="float" office:value="0.428" calcext:value-type="float">
            <text:p>0.428</text:p>
          </table:table-cell>
          <table:table-cell office:value-type="float" office:value="0.441" calcext:value-type="float">
            <text:p>0.44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2" calcext:value-type="float">
            <text:p>0.52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2" calcext:value-type="float">
            <text:p>0.50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" calcext:value-type="float">
            <text:p>0.4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47" calcext:value-type="float">
            <text:p>0.447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6" calcext:value-type="float">
            <text:p>0.37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3" calcext:value-type="float">
            <text:p>0.46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9" calcext:value-type="float">
            <text:p>0.359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28" calcext:value-type="float">
            <text:p>0.42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02" calcext:value-type="float">
            <text:p>0.40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" calcext:value-type="float">
            <text:p>0.3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1" calcext:value-type="float">
            <text:p>0.35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3" calcext:value-type="float">
            <text:p>0.373</text:p>
          </table:table-cell>
          <table:table-cell office:value-type="float" office:value="0.095" calcext:value-type="float">
            <text:p>0.09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41" calcext:value-type="float">
            <text:p>0.4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34" calcext:value-type="float">
            <text:p>0.434</text:p>
          </table:table-cell>
          <table:table-cell office:value-type="float" office:value="0.376" calcext:value-type="float">
            <text:p>0.376</text:p>
          </table:table-cell>
          <table:table-cell office:value-type="float" office:value="0.428" calcext:value-type="float">
            <text:p>0.42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81" calcext:value-type="float">
            <text:p>0.48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9" calcext:value-type="float">
            <text:p>0.43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2" calcext:value-type="float">
            <text:p>0.30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9" calcext:value-type="float">
            <text:p>0.23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float" office:value="0.29" calcext:value-type="float">
            <text:p>0.2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9" calcext:value-type="float">
            <text:p>0.289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.099" calcext:value-type="float">
            <text:p>0.099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524212962962963" calcext:value-type="float">
            <text:p>0.524212962962963</text:p>
          </table:table-cell>
          <table:table-cell table:style-name="ce4" table:formula="of:=([.A75] + 24)" office:value-type="time" office:time-value="PT588H34M52S" calcext:value-type="time">
            <text:p>12:34:52 P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" calcext:value-type="float">
            <text:p>0.3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8" calcext:value-type="float">
            <text:p>0.38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1" calcext:value-type="float">
            <text:p>0.43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3" calcext:value-type="float">
            <text:p>0.36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71" calcext:value-type="float">
            <text:p>0.571</text:p>
          </table:table-cell>
          <table:table-cell office:value-type="float" office:value="0.558" calcext:value-type="float">
            <text:p>0.558</text:p>
          </table:table-cell>
          <table:table-cell office:value-type="float" office:value="0.436" calcext:value-type="float">
            <text:p>0.436</text:p>
          </table:table-cell>
          <table:table-cell office:value-type="float" office:value="0.471" calcext:value-type="float">
            <text:p>0.471</text:p>
          </table:table-cell>
          <table:table-cell office:value-type="float" office:value="0.513" calcext:value-type="float">
            <text:p>0.513</text:p>
          </table:table-cell>
          <table:table-cell table:number-columns-repeated="2" office:value-type="float" office:value="0.498" calcext:value-type="float">
            <text:p>0.498</text:p>
          </table:table-cell>
          <table:table-cell office:value-type="float" office:value="0.561" calcext:value-type="float">
            <text:p>0.56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27" calcext:value-type="float">
            <text:p>0.52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7" calcext:value-type="float">
            <text:p>0.347</text:p>
          </table:table-cell>
          <table:table-cell office:value-type="float" office:value="0.53" calcext:value-type="float">
            <text:p>0.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569" calcext:value-type="float">
            <text:p>0.569</text:p>
          </table:table-cell>
          <table:table-cell office:value-type="float" office:value="0.544" calcext:value-type="float">
            <text:p>0.544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3" calcext:value-type="float">
            <text:p>0.553</text:p>
          </table:table-cell>
          <table:table-cell office:value-type="float" office:value="0.565" calcext:value-type="float">
            <text:p>0.565</text:p>
          </table:table-cell>
          <table:table-cell office:value-type="float" office:value="0.55" calcext:value-type="float">
            <text:p>0.5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1" calcext:value-type="float">
            <text:p>0.44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8" calcext:value-type="float">
            <text:p>0.51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3" calcext:value-type="float">
            <text:p>0.473</text:p>
          </table:table-cell>
          <table:table-cell office:value-type="float" office:value="0.447" calcext:value-type="float">
            <text:p>0.44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2" calcext:value-type="float">
            <text:p>0.50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1" calcext:value-type="float">
            <text:p>0.451</text:p>
          </table:table-cell>
          <table:table-cell office:value-type="float" office:value="0.5" calcext:value-type="float">
            <text:p>0.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53" calcext:value-type="float">
            <text:p>0.453</text:p>
          </table:table-cell>
          <table:table-cell office:value-type="float" office:value="0.418" calcext:value-type="float">
            <text:p>0.41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73" calcext:value-type="float">
            <text:p>0.373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" calcext:value-type="float">
            <text:p>0.49</text:p>
          </table:table-cell>
          <table:table-cell office:value-type="float" office:value="0.498" calcext:value-type="float">
            <text:p>0.498</text:p>
          </table:table-cell>
          <table:table-cell office:value-type="float" office:value="0.43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3" calcext:value-type="float">
            <text:p>0.393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" calcext:value-type="float">
            <text:p>0.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.376" calcext:value-type="float">
            <text:p>0.376</text:p>
          </table:table-cell>
          <table:table-cell office:value-type="float" office:value="0.38" calcext:value-type="float">
            <text:p>0.3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" calcext:value-type="float">
            <text:p>0.38</text:p>
          </table:table-cell>
          <table:table-cell office:value-type="float" office:value="0.096" calcext:value-type="float">
            <text:p>0.09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3" calcext:value-type="float">
            <text:p>0.44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" calcext:value-type="float">
            <text:p>0.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1" calcext:value-type="float">
            <text:p>0.4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4" calcext:value-type="float">
            <text:p>0.43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" calcext:value-type="float">
            <text:p>0.2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" calcext:value-type="float">
            <text:p>0.2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" calcext:value-type="float">
            <text:p>0.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" calcext:value-type="float">
            <text:p>0.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7" calcext:value-type="float">
            <text:p>0.2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545046296296296" calcext:value-type="float">
            <text:p>0.545046296296296</text:p>
          </table:table-cell>
          <table:table-cell table:style-name="ce4" table:formula="of:=([.A76] + 24)" office:value-type="time" office:time-value="PT589H04M52S" calcext:value-type="time">
            <text:p>01:0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" calcext:value-type="float">
            <text:p>0.3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3" calcext:value-type="float">
            <text:p>0.3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5" calcext:value-type="float">
            <text:p>0.38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9" calcext:value-type="float">
            <text:p>0.479</text:p>
          </table:table-cell>
          <table:table-cell office:value-type="float" office:value="0.436" calcext:value-type="float">
            <text:p>0.436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9" calcext:value-type="float">
            <text:p>0.35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6" calcext:value-type="float">
            <text:p>0.5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" calcext:value-type="float">
            <text:p>0.5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6" calcext:value-type="float">
            <text:p>0.52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3" calcext:value-type="float">
            <text:p>0.34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554" calcext:value-type="float">
            <text:p>0.554</text:p>
          </table:table-cell>
          <table:table-cell office:value-type="float" office:value="0.57" calcext:value-type="float">
            <text:p>0.57</text:p>
          </table:table-cell>
          <table:table-cell office:value-type="float" office:value="0.548" calcext:value-type="float">
            <text:p>0.54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5" calcext:value-type="float">
            <text:p>0.43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5" calcext:value-type="float">
            <text:p>0.45</text:p>
          </table:table-cell>
          <table:table-cell office:value-type="float" office:value="0.479" calcext:value-type="float">
            <text:p>0.47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6" calcext:value-type="float">
            <text:p>0.50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9" calcext:value-type="float">
            <text:p>0.37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" calcext:value-type="float">
            <text:p>0.46</text:p>
          </table:table-cell>
          <table:table-cell office:value-type="float" office:value="0.472" calcext:value-type="float">
            <text:p>0.4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" calcext:value-type="float">
            <text:p>0.3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3" calcext:value-type="float">
            <text:p>0.483</text:p>
          </table:table-cell>
          <table:table-cell table:number-columns-repeated="2" office:value-type="float" office:value="0.494" calcext:value-type="float">
            <text:p>0.494</text:p>
          </table:table-cell>
          <table:table-cell office:value-type="float" office:value="0.498" calcext:value-type="float">
            <text:p>0.498</text:p>
          </table:table-cell>
          <table:table-cell office:value-type="float" office:value="0.437" calcext:value-type="float">
            <text:p>0.437</text:p>
          </table:table-cell>
          <table:table-cell office:value-type="float" office:value="0.148" calcext:value-type="float">
            <text:p>0.14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7" calcext:value-type="float">
            <text:p>0.3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" calcext:value-type="float">
            <text:p>0.37</text:p>
          </table:table-cell>
          <table:table-cell office:value-type="float" office:value="0.347" calcext:value-type="float">
            <text:p>0.34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3" calcext:value-type="float">
            <text:p>0.3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5" calcext:value-type="float">
            <text:p>0.4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5" calcext:value-type="float">
            <text:p>0.445</text:p>
          </table:table-cell>
          <table:table-cell office:value-type="float" office:value="0.388" calcext:value-type="float">
            <text:p>0.388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4" calcext:value-type="float">
            <text:p>0.38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" calcext:value-type="float">
            <text:p>0.42</text:p>
          </table:table-cell>
          <table:table-cell office:value-type="float" office:value="0.429" calcext:value-type="float">
            <text:p>0.429</text:p>
          </table:table-cell>
          <table:table-cell office:value-type="float" office:value="0.23" calcext:value-type="float">
            <text:p>0.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" calcext:value-type="float">
            <text:p>0.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" calcext:value-type="float">
            <text:p>0.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" calcext:value-type="float">
            <text:p>0.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" calcext:value-type="float">
            <text:p>0.2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7" calcext:value-type="float">
            <text:p>0.2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565868055555556" calcext:value-type="float">
            <text:p>0.565868055555556</text:p>
          </table:table-cell>
          <table:table-cell table:style-name="ce4" table:formula="of:=([.A77] + 24)" office:value-type="time" office:time-value="PT589H34M51S" calcext:value-type="time">
            <text:p>01:34:51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02" calcext:value-type="float">
            <text:p>0.4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42" calcext:value-type="float">
            <text:p>0.442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9" calcext:value-type="float">
            <text:p>0.499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42" calcext:value-type="float">
            <text:p>0.44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1" calcext:value-type="float">
            <text:p>0.561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" calcext:value-type="float">
            <text:p>0.5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" calcext:value-type="float">
            <text:p>0.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" calcext:value-type="float">
            <text:p>0.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9" calcext:value-type="float">
            <text:p>0.579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5" calcext:value-type="float">
            <text:p>0.57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6" calcext:value-type="float">
            <text:p>0.456</text:p>
          </table:table-cell>
          <table:table-cell office:value-type="float" office:value="0.485" calcext:value-type="float">
            <text:p>0.48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3" calcext:value-type="float">
            <text:p>0.363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3" calcext:value-type="float">
            <text:p>0.46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" calcext:value-type="float">
            <text:p>0.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8" calcext:value-type="float">
            <text:p>0.3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8" calcext:value-type="float">
            <text:p>0.47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438" calcext:value-type="float">
            <text:p>0.438</text:p>
          </table:table-cell>
          <table:table-cell office:value-type="float" office:value="0.147" calcext:value-type="float">
            <text:p>0.14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9" calcext:value-type="float">
            <text:p>0.379</text:p>
          </table:table-cell>
          <table:table-cell office:value-type="float" office:value="0.351" calcext:value-type="float">
            <text:p>0.35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8" calcext:value-type="float">
            <text:p>0.3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389" calcext:value-type="float">
            <text:p>0.389</text:p>
          </table:table-cell>
          <table:table-cell office:value-type="float" office:value="0.45" calcext:value-type="float">
            <text:p>0.4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1" calcext:value-type="float">
            <text:p>0.38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97" calcext:value-type="float">
            <text:p>0.497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" calcext:value-type="float">
            <text:p>0.4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" calcext:value-type="float">
            <text:p>0.2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297" calcext:value-type="float">
            <text:p>0.297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" calcext:value-type="float">
            <text:p>0.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" calcext:value-type="float">
            <text:p>0.2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586712962962963" calcext:value-type="float">
            <text:p>0.586712962962963</text:p>
          </table:table-cell>
          <table:table-cell table:style-name="ce4" table:formula="of:=([.A78] + 24)" office:value-type="time" office:time-value="PT590H04M52S" calcext:value-type="time">
            <text:p>02:04:52 P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" calcext:value-type="float">
            <text:p>0.33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9" calcext:value-type="float">
            <text:p>0.409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" calcext:value-type="float">
            <text:p>0.48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" calcext:value-type="float">
            <text:p>0.5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579" calcext:value-type="float">
            <text:p>0.579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3" calcext:value-type="float">
            <text:p>0.53</text:p>
          </table:table-cell>
          <table:table-cell office:value-type="float" office:value="0.518" calcext:value-type="float">
            <text:p>0.518</text:p>
          </table:table-cell>
          <table:table-cell office:value-type="float" office:value="0.507" calcext:value-type="float">
            <text:p>0.507</text:p>
          </table:table-cell>
          <table:table-cell office:value-type="float" office:value="0.573" calcext:value-type="float">
            <text:p>0.57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7" calcext:value-type="float">
            <text:p>0.5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34" calcext:value-type="float">
            <text:p>0.534</text:p>
          </table:table-cell>
          <table:table-cell office:value-type="float" office:value="0.33" calcext:value-type="float">
            <text:p>0.33</text:p>
          </table:table-cell>
          <table:table-cell office:value-type="float" office:value="0.353" calcext:value-type="float">
            <text:p>0.35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" calcext:value-type="float">
            <text:p>0.58</text:p>
          </table:table-cell>
          <table:table-cell office:value-type="float" office:value="0.548" calcext:value-type="float">
            <text:p>0.54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" calcext:value-type="float">
            <text:p>0.4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23" calcext:value-type="float">
            <text:p>0.523</text:p>
          </table:table-cell>
          <table:table-cell office:value-type="float" office:value="0.445" calcext:value-type="float">
            <text:p>0.44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4" calcext:value-type="float">
            <text:p>0.484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64" calcext:value-type="float">
            <text:p>0.46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1" calcext:value-type="float">
            <text:p>0.431</text:p>
          </table:table-cell>
          <table:table-cell office:value-type="float" office:value="0.394" calcext:value-type="float">
            <text:p>0.39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" calcext:value-type="float">
            <text:p>0.4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1" calcext:value-type="float">
            <text:p>0.371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2" calcext:value-type="float">
            <text:p>0.47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7" calcext:value-type="float">
            <text:p>0.507</text:p>
          </table:table-cell>
          <table:table-cell office:value-type="float" office:value="0.438" calcext:value-type="float">
            <text:p>0.438</text:p>
          </table:table-cell>
          <table:table-cell office:value-type="float" office:value="0.148" calcext:value-type="float">
            <text:p>0.14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9" calcext:value-type="float">
            <text:p>0.38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8" calcext:value-type="float">
            <text:p>0.368</text:p>
          </table:table-cell>
          <table:table-cell office:value-type="float" office:value="0.403" calcext:value-type="float">
            <text:p>0.4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92" calcext:value-type="float">
            <text:p>0.492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2" calcext:value-type="float">
            <text:p>0.50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6" calcext:value-type="float">
            <text:p>0.436</text:p>
          </table:table-cell>
          <table:table-cell office:value-type="float" office:value="0.23" calcext:value-type="float">
            <text:p>0.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" calcext:value-type="float">
            <text:p>0.2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" calcext:value-type="float">
            <text:p>0.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" calcext:value-type="float">
            <text:p>0.2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" calcext:value-type="float">
            <text:p>0.2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4" calcext:value-type="float">
            <text:p>0.284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607546296296296" calcext:value-type="float">
            <text:p>0.607546296296296</text:p>
          </table:table-cell>
          <table:table-cell table:style-name="ce4" table:formula="of:=([.A79] + 24)" office:value-type="time" office:time-value="PT590H34M52S" calcext:value-type="time">
            <text:p>02:34:52 P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412" calcext:value-type="float">
            <text:p>0.41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5" calcext:value-type="float">
            <text:p>0.4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39" calcext:value-type="float">
            <text:p>0.43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" calcext:value-type="float">
            <text:p>0.5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84" calcext:value-type="float">
            <text:p>0.584</text:p>
          </table:table-cell>
          <table:table-cell office:value-type="float" office:value="0.561" calcext:value-type="float">
            <text:p>0.56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1" calcext:value-type="float">
            <text:p>0.53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1" calcext:value-type="float">
            <text:p>0.511</text:p>
          </table:table-cell>
          <table:table-cell office:value-type="float" office:value="0.578" calcext:value-type="float">
            <text:p>0.57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4" calcext:value-type="float">
            <text:p>0.574</text:p>
          </table:table-cell>
          <table:table-cell office:value-type="float" office:value="0.558" calcext:value-type="float">
            <text:p>0.558</text:p>
          </table:table-cell>
          <table:table-cell office:value-type="float" office:value="0.537" calcext:value-type="float">
            <text:p>0.537</text:p>
          </table:table-cell>
          <table:table-cell office:value-type="float" office:value="0.33" calcext:value-type="float">
            <text:p>0.3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" calcext:value-type="float">
            <text:p>0.5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4" calcext:value-type="float">
            <text:p>0.5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65" calcext:value-type="float">
            <text:p>0.46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6" calcext:value-type="float">
            <text:p>0.526</text:p>
          </table:table-cell>
          <table:table-cell office:value-type="float" office:value="0.449" calcext:value-type="float">
            <text:p>0.44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5" calcext:value-type="float">
            <text:p>0.485</text:p>
          </table:table-cell>
          <table:table-cell office:value-type="float" office:value="0.561" calcext:value-type="float">
            <text:p>0.561</text:p>
          </table:table-cell>
          <table:table-cell office:value-type="float" office:value="0.521" calcext:value-type="float">
            <text:p>0.52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9" calcext:value-type="float">
            <text:p>0.379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" calcext:value-type="float">
            <text:p>0.49</text:p>
          </table:table-cell>
          <table:table-cell office:value-type="float" office:value="0.467" calcext:value-type="float">
            <text:p>0.46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" calcext:value-type="float">
            <text:p>0.4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" calcext:value-type="float">
            <text:p>0.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4" calcext:value-type="float">
            <text:p>0.504</text:p>
          </table:table-cell>
          <table:table-cell table:number-columns-repeated="2" office:value-type="float" office:value="0.484" calcext:value-type="float">
            <text:p>0.4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2" calcext:value-type="float">
            <text:p>0.442</text:p>
          </table:table-cell>
          <table:table-cell office:value-type="float" office:value="0.148" calcext:value-type="float">
            <text:p>0.148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" calcext:value-type="float">
            <text:p>0.39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.376" calcext:value-type="float">
            <text:p>0.376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" calcext:value-type="float">
            <text:p>0.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3" calcext:value-type="float">
            <text:p>0.373</text:p>
          </table:table-cell>
          <table:table-cell office:value-type="float" office:value="0.41" calcext:value-type="float">
            <text:p>0.41</text:p>
          </table:table-cell>
          <table:table-cell office:value-type="float" office:value="0.097" calcext:value-type="float">
            <text:p>0.097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8" calcext:value-type="float">
            <text:p>0.49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9" calcext:value-type="float">
            <text:p>0.459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8" calcext:value-type="float">
            <text:p>0.44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74" calcext:value-type="float">
            <text:p>0.474</text:p>
          </table:table-cell>
          <table:table-cell office:value-type="float" office:value="0.505" calcext:value-type="float">
            <text:p>0.505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9" calcext:value-type="float">
            <text:p>0.43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8" calcext:value-type="float">
            <text:p>0.298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float" office:value="0.282" calcext:value-type="float">
            <text:p>0.28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62837962962963" calcext:value-type="float">
            <text:p>0.62837962962963</text:p>
          </table:table-cell>
          <table:table-cell table:style-name="ce4" table:formula="of:=([.A80] + 24)" office:value-type="time" office:time-value="PT591H04M52S" calcext:value-type="time">
            <text:p>03:04:52 P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9" calcext:value-type="float">
            <text:p>0.3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" calcext:value-type="float">
            <text:p>0.5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49" calcext:value-type="float">
            <text:p>0.449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3" calcext:value-type="float">
            <text:p>0.53</text:p>
          </table:table-cell>
          <table:table-cell office:value-type="float" office:value="0.489" calcext:value-type="float">
            <text:p>0.489</text:p>
          </table:table-cell>
          <table:table-cell office:value-type="float" office:value="0.437" calcext:value-type="float">
            <text:p>0.437</text:p>
          </table:table-cell>
          <table:table-cell office:value-type="float" office:value="0.33" calcext:value-type="float">
            <text:p>0.33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7" calcext:value-type="float">
            <text:p>0.587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79" calcext:value-type="float">
            <text:p>0.479</text:p>
          </table:table-cell>
          <table:table-cell office:value-type="float" office:value="0.531" calcext:value-type="float">
            <text:p>0.53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8" calcext:value-type="float">
            <text:p>0.53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2" calcext:value-type="float">
            <text:p>0.35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97" calcext:value-type="float">
            <text:p>0.59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8" calcext:value-type="float">
            <text:p>0.588</text:p>
          </table:table-cell>
          <table:table-cell office:value-type="float" office:value="0.563" calcext:value-type="float">
            <text:p>0.56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6" calcext:value-type="float">
            <text:p>0.456</text:p>
          </table:table-cell>
          <table:table-cell office:value-type="float" office:value="0.55" calcext:value-type="float">
            <text:p>0.55</text:p>
          </table:table-cell>
          <table:table-cell office:value-type="float" office:value="0.527" calcext:value-type="float">
            <text:p>0.52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" calcext:value-type="float">
            <text:p>0.56</text:p>
          </table:table-cell>
          <table:table-cell office:value-type="float" office:value="0.523" calcext:value-type="float">
            <text:p>0.52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6" calcext:value-type="float">
            <text:p>0.48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7" calcext:value-type="float">
            <text:p>0.48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8" calcext:value-type="float">
            <text:p>0.38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.491" calcext:value-type="float">
            <text:p>0.49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6" calcext:value-type="float">
            <text:p>0.516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39" calcext:value-type="float">
            <text:p>0.439</text:p>
          </table:table-cell>
          <table:table-cell office:value-type="float" office:value="0.15" calcext:value-type="float">
            <text:p>0.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4" calcext:value-type="float">
            <text:p>0.12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9" calcext:value-type="float">
            <text:p>0.3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3" calcext:value-type="float">
            <text:p>0.493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81" calcext:value-type="float">
            <text:p>0.48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69" calcext:value-type="float">
            <text:p>0.469</text:p>
          </table:table-cell>
          <table:table-cell office:value-type="float" office:value="0.35" calcext:value-type="float">
            <text:p>0.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3" calcext:value-type="float">
            <text:p>0.453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" calcext:value-type="float">
            <text:p>0.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7" calcext:value-type="float">
            <text:p>0.2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9" calcext:value-type="float">
            <text:p>0.279</text:p>
          </table:table-cell>
          <table:table-cell office:value-type="float" office:value="0.112" calcext:value-type="float">
            <text:p>0.112</text:p>
          </table:table-cell>
          <table:table-cell table:number-columns-repeated="3" office:value-type="float" office:value="0.101" calcext:value-type="float">
            <text:p>0.1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9" calcext:value-type="float">
            <text:p>0.119</text:p>
          </table:table-cell>
          <table:table-cell table:number-columns-repeated="822"/>
        </table:table-row>
        <table:table-row table:style-name="ro1">
          <table:table-cell table:style-name="ce3" office:value-type="float" office:value="0.649212962962963" calcext:value-type="float">
            <text:p>0.649212962962963</text:p>
          </table:table-cell>
          <table:table-cell table:style-name="ce4" table:formula="of:=([.A81] + 24)" office:value-type="time" office:time-value="PT591H34M52S" calcext:value-type="time">
            <text:p>03:34:52 PM</text:p>
          </table:table-cell>
          <table:table-cell office:value-type="float" office:value="0.103" calcext:value-type="float">
            <text:p>0.10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" calcext:value-type="float">
            <text:p>0.3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4" calcext:value-type="float">
            <text:p>0.3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7" calcext:value-type="float">
            <text:p>0.39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2" calcext:value-type="float">
            <text:p>0.452</text:p>
          </table:table-cell>
          <table:table-cell office:value-type="float" office:value="0.55" calcext:value-type="float">
            <text:p>0.5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32" calcext:value-type="float">
            <text:p>0.432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7" calcext:value-type="float">
            <text:p>0.587</text:p>
          </table:table-cell>
          <table:table-cell office:value-type="float" office:value="0.574" calcext:value-type="float">
            <text:p>0.57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59" calcext:value-type="float">
            <text:p>0.55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" calcext:value-type="float">
            <text:p>0.5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6" calcext:value-type="float">
            <text:p>0.34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33" calcext:value-type="float">
            <text:p>0.533</text:p>
          </table:table-cell>
          <table:table-cell office:value-type="float" office:value="0.6" calcext:value-type="float">
            <text:p>0.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8" calcext:value-type="float">
            <text:p>0.578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68" calcext:value-type="float">
            <text:p>0.56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6" calcext:value-type="float">
            <text:p>0.46</text:p>
          </table:table-cell>
          <table:table-cell office:value-type="float" office:value="0.548" calcext:value-type="float">
            <text:p>0.548</text:p>
          </table:table-cell>
          <table:table-cell office:value-type="float" office:value="0.529" calcext:value-type="float">
            <text:p>0.529</text:p>
          </table:table-cell>
          <table:table-cell office:value-type="float" office:value="0.459" calcext:value-type="float">
            <text:p>0.45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4" calcext:value-type="float">
            <text:p>0.52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6" calcext:value-type="float">
            <text:p>0.366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9" calcext:value-type="float">
            <text:p>0.469</text:p>
          </table:table-cell>
          <table:table-cell office:value-type="float" office:value="0.52" calcext:value-type="float">
            <text:p>0.5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" calcext:value-type="float">
            <text:p>0.47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3" calcext:value-type="float">
            <text:p>0.3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6" calcext:value-type="float">
            <text:p>0.48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81" calcext:value-type="float">
            <text:p>0.481</text:p>
          </table:table-cell>
          <table:table-cell table:number-columns-repeated="2" office:value-type="float" office:value="0.492" calcext:value-type="float">
            <text:p>0.492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436" calcext:value-type="float">
            <text:p>0.436</text:p>
          </table:table-cell>
          <table:table-cell office:value-type="float" office:value="0.15" calcext:value-type="float">
            <text:p>0.1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7" calcext:value-type="float">
            <text:p>0.41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6" calcext:value-type="float">
            <text:p>0.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" calcext:value-type="float">
            <text:p>0.39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" calcext:value-type="float">
            <text:p>0.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6" calcext:value-type="float">
            <text:p>0.496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68" calcext:value-type="float">
            <text:p>0.4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5" calcext:value-type="float">
            <text:p>0.38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21" calcext:value-type="float">
            <text:p>0.42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6" calcext:value-type="float">
            <text:p>0.45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4" calcext:value-type="float">
            <text:p>0.24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" calcext:value-type="float">
            <text:p>0.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" calcext:value-type="float">
            <text:p>0.2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" calcext:value-type="float">
            <text:p>0.2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" calcext:value-type="float">
            <text:p>0.2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9" calcext:value-type="float">
            <text:p>0.2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" calcext:value-type="float">
            <text:p>0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9" calcext:value-type="float">
            <text:p>0.119</text:p>
          </table:table-cell>
          <table:table-cell table:number-columns-repeated="822"/>
        </table:table-row>
        <table:table-row table:style-name="ro1">
          <table:table-cell table:style-name="ce3" office:value-type="float" office:value="0.670046296296296" calcext:value-type="float">
            <text:p>0.670046296296296</text:p>
          </table:table-cell>
          <table:table-cell table:style-name="ce4" table:formula="of:=([.A82] + 24)" office:value-type="time" office:time-value="PT592H04M52S" calcext:value-type="time">
            <text:p>04:04:52 P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" calcext:value-type="float">
            <text:p>0.3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8" calcext:value-type="float">
            <text:p>0.088</text:p>
          </table:table-cell>
          <table:table-cell office:value-type="float" office:value="0.41" calcext:value-type="float">
            <text:p>0.4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53" calcext:value-type="float">
            <text:p>0.453</text:p>
          </table:table-cell>
          <table:table-cell office:value-type="float" office:value="0.55" calcext:value-type="float">
            <text:p>0.5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4" calcext:value-type="float">
            <text:p>0.5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37" calcext:value-type="float">
            <text:p>0.43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37" calcext:value-type="float">
            <text:p>0.537</text:p>
          </table:table-cell>
          <table:table-cell office:value-type="float" office:value="0.55" calcext:value-type="float">
            <text:p>0.5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2" calcext:value-type="float">
            <text:p>0.542</text:p>
          </table:table-cell>
          <table:table-cell office:value-type="float" office:value="0.55" calcext:value-type="float">
            <text:p>0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3" calcext:value-type="float">
            <text:p>0.57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7" calcext:value-type="float">
            <text:p>0.5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2" calcext:value-type="float">
            <text:p>0.5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" calcext:value-type="float">
            <text:p>0.585</text:p>
          </table:table-cell>
          <table:table-cell office:value-type="float" office:value="0.574" calcext:value-type="float">
            <text:p>0.574</text:p>
          </table:table-cell>
          <table:table-cell office:value-type="float" office:value="0.542" calcext:value-type="float">
            <text:p>0.5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9" calcext:value-type="float">
            <text:p>0.609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7" calcext:value-type="float">
            <text:p>0.557</text:p>
          </table:table-cell>
          <table:table-cell office:value-type="float" office:value="0.534" calcext:value-type="float">
            <text:p>0.534</text:p>
          </table:table-cell>
          <table:table-cell office:value-type="float" office:value="0.465" calcext:value-type="float">
            <text:p>0.46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6" calcext:value-type="float">
            <text:p>0.49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29" calcext:value-type="float">
            <text:p>0.52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5" calcext:value-type="float">
            <text:p>0.38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6" calcext:value-type="float">
            <text:p>0.47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9" calcext:value-type="float">
            <text:p>0.539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02" calcext:value-type="float">
            <text:p>0.402</text:p>
          </table:table-cell>
          <table:table-cell office:value-type="float" office:value="0.485" calcext:value-type="float">
            <text:p>0.485</text:p>
          </table:table-cell>
          <table:table-cell office:value-type="float" office:value="0.5" calcext:value-type="float">
            <text:p>0.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2" calcext:value-type="float">
            <text:p>0.49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6" calcext:value-type="float">
            <text:p>0.526</text:p>
          </table:table-cell>
          <table:table-cell office:value-type="float" office:value="0.444" calcext:value-type="float">
            <text:p>0.4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" calcext:value-type="float">
            <text:p>0.4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53" calcext:value-type="float">
            <text:p>0.35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1" calcext:value-type="float">
            <text:p>0.371</text:p>
          </table:table-cell>
          <table:table-cell office:value-type="float" office:value="0.405" calcext:value-type="float">
            <text:p>0.4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" calcext:value-type="float">
            <text:p>0.4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69" calcext:value-type="float">
            <text:p>0.46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92" calcext:value-type="float">
            <text:p>0.39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3" calcext:value-type="float">
            <text:p>0.513</text:p>
          </table:table-cell>
          <table:table-cell office:value-type="float" office:value="0.42" calcext:value-type="float">
            <text:p>0.42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" calcext:value-type="float">
            <text:p>0.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" calcext:value-type="float">
            <text:p>0.2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6" calcext:value-type="float">
            <text:p>0.276</text:p>
          </table:table-cell>
          <table:table-cell office:value-type="float" office:value="0.112" calcext:value-type="float">
            <text:p>0.112</text:p>
          </table:table-cell>
          <table:table-cell table:number-columns-repeated="3" office:value-type="float" office:value="0.101" calcext:value-type="float">
            <text:p>0.10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69087962962963" calcext:value-type="float">
            <text:p>0.69087962962963</text:p>
          </table:table-cell>
          <table:table-cell table:style-name="ce4" table:formula="of:=([.A83] + 24)" office:value-type="time" office:time-value="PT592H34M52S" calcext:value-type="time">
            <text:p>04:3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" calcext:value-type="float">
            <text:p>0.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" calcext:value-type="float">
            <text:p>0.39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9" calcext:value-type="float">
            <text:p>0.489</text:p>
          </table:table-cell>
          <table:table-cell office:value-type="float" office:value="0.461" calcext:value-type="float">
            <text:p>0.46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38" calcext:value-type="float">
            <text:p>0.43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4" calcext:value-type="float">
            <text:p>0.55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3" calcext:value-type="float">
            <text:p>0.58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7" calcext:value-type="float">
            <text:p>0.59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" calcext:value-type="float">
            <text:p>0.59</text:p>
          </table:table-cell>
          <table:table-cell office:value-type="float" office:value="0.549" calcext:value-type="float">
            <text:p>0.54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1" calcext:value-type="float">
            <text:p>0.341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3" calcext:value-type="float">
            <text:p>0.543</text:p>
          </table:table-cell>
          <table:table-cell office:value-type="float" office:value="0.614" calcext:value-type="float">
            <text:p>0.614</text:p>
          </table:table-cell>
          <table:table-cell office:value-type="float" office:value="0.579" calcext:value-type="float">
            <text:p>0.579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6" calcext:value-type="float">
            <text:p>0.606</text:p>
          </table:table-cell>
          <table:table-cell office:value-type="float" office:value="0.577" calcext:value-type="float">
            <text:p>0.5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6" calcext:value-type="float">
            <text:p>0.4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38" calcext:value-type="float">
            <text:p>0.538</text:p>
          </table:table-cell>
          <table:table-cell office:value-type="float" office:value="0.473" calcext:value-type="float">
            <text:p>0.47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9" calcext:value-type="float">
            <text:p>0.379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" calcext:value-type="float">
            <text:p>0.48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1" calcext:value-type="float">
            <text:p>0.481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3" calcext:value-type="float">
            <text:p>0.4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9" calcext:value-type="float">
            <text:p>0.489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9" calcext:value-type="float">
            <text:p>0.49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86" calcext:value-type="float">
            <text:p>0.3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42" calcext:value-type="float">
            <text:p>0.4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26" calcext:value-type="float">
            <text:p>0.42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1" calcext:value-type="float">
            <text:p>0.3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" calcext:value-type="float">
            <text:p>0.39</text:p>
          </table:table-cell>
          <table:table-cell office:value-type="float" office:value="0.097" calcext:value-type="float">
            <text:p>0.0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7" calcext:value-type="float">
            <text:p>0.52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4" calcext:value-type="float">
            <text:p>0.49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84" calcext:value-type="float">
            <text:p>0.48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74" calcext:value-type="float">
            <text:p>0.474</text:p>
          </table:table-cell>
          <table:table-cell office:value-type="float" office:value="0.23" calcext:value-type="float">
            <text:p>0.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float" office:value="0.28" calcext:value-type="float">
            <text:p>0.2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" calcext:value-type="float">
            <text:p>0.2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6" calcext:value-type="float">
            <text:p>0.2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6" calcext:value-type="float">
            <text:p>0.276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711712962962963" calcext:value-type="float">
            <text:p>0.711712962962963</text:p>
          </table:table-cell>
          <table:table-cell table:style-name="ce4" table:formula="of:=([.A84] + 24)" office:value-type="time" office:time-value="PT593H04M52S" calcext:value-type="time">
            <text:p>05:0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" calcext:value-type="float">
            <text:p>0.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" calcext:value-type="float">
            <text:p>0.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4" calcext:value-type="float">
            <text:p>0.4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7" calcext:value-type="float">
            <text:p>0.497</text:p>
          </table:table-cell>
          <table:table-cell office:value-type="float" office:value="0.463" calcext:value-type="float">
            <text:p>0.4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" calcext:value-type="float">
            <text:p>0.4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2" calcext:value-type="float">
            <text:p>0.362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" calcext:value-type="float">
            <text:p>0.5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" calcext:value-type="float">
            <text:p>0.55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7" calcext:value-type="float">
            <text:p>0.57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84" calcext:value-type="float">
            <text:p>0.48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1" calcext:value-type="float">
            <text:p>0.5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" calcext:value-type="float">
            <text:p>0.3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52" calcext:value-type="float">
            <text:p>0.55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3" calcext:value-type="float">
            <text:p>0.5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5" calcext:value-type="float">
            <text:p>0.605</text:p>
          </table:table-cell>
          <table:table-cell office:value-type="float" office:value="0.578" calcext:value-type="float">
            <text:p>0.57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8" calcext:value-type="float">
            <text:p>0.46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76" calcext:value-type="float">
            <text:p>0.476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5" calcext:value-type="float">
            <text:p>0.53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71" calcext:value-type="float">
            <text:p>0.371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3" calcext:value-type="float">
            <text:p>0.483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" calcext:value-type="float">
            <text:p>0.48</text:p>
          </table:table-cell>
          <table:table-cell office:value-type="float" office:value="0.434" calcext:value-type="float">
            <text:p>0.434</text:p>
          </table:table-cell>
          <table:table-cell office:value-type="float" office:value="0.393" calcext:value-type="float">
            <text:p>0.393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table:number-columns-repeated="2" office:value-type="float" office:value="0.516" calcext:value-type="float">
            <text:p>0.51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8" calcext:value-type="float">
            <text:p>0.498</text:p>
          </table:table-cell>
          <table:table-cell office:value-type="float" office:value="0.35" calcext:value-type="float">
            <text:p>0.3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" calcext:value-type="float">
            <text:p>0.49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9" calcext:value-type="float">
            <text:p>0.529</text:p>
          </table:table-cell>
          <table:table-cell office:value-type="float" office:value="0.441" calcext:value-type="float">
            <text:p>0.4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7" calcext:value-type="float">
            <text:p>0.42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5" calcext:value-type="float">
            <text:p>0.35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91" calcext:value-type="float">
            <text:p>0.3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" calcext:value-type="float">
            <text:p>0.48</text:p>
          </table:table-cell>
          <table:table-cell office:value-type="float" office:value="0.491" calcext:value-type="float">
            <text:p>0.49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3" calcext:value-type="float">
            <text:p>0.393</text:p>
          </table:table-cell>
          <table:table-cell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23" calcext:value-type="float">
            <text:p>0.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" calcext:value-type="float">
            <text:p>0.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" calcext:value-type="float">
            <text:p>0.23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2" calcext:value-type="float">
            <text:p>0.30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" calcext:value-type="float">
            <text:p>0.28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4" calcext:value-type="float">
            <text:p>0.27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732546296296296" calcext:value-type="float">
            <text:p>0.732546296296296</text:p>
          </table:table-cell>
          <table:table-cell table:style-name="ce4" table:formula="of:=([.A85] + 24)" office:value-type="time" office:time-value="PT593H34M52S" calcext:value-type="time">
            <text:p>05:3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5" calcext:value-type="float">
            <text:p>0.32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3" calcext:value-type="float">
            <text:p>0.493</text:p>
          </table:table-cell>
          <table:table-cell office:value-type="float" office:value="0.455" calcext:value-type="float">
            <text:p>0.455</text:p>
          </table:table-cell>
          <table:table-cell office:value-type="float" office:value="0.558" calcext:value-type="float">
            <text:p>0.558</text:p>
          </table:table-cell>
          <table:table-cell office:value-type="float" office:value="0.507" calcext:value-type="float">
            <text:p>0.507</text:p>
          </table:table-cell>
          <table:table-cell office:value-type="float" office:value="0.54" calcext:value-type="float">
            <text:p>0.54</text:p>
          </table:table-cell>
          <table:table-cell office:value-type="float" office:value="0.503" calcext:value-type="float">
            <text:p>0.5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" calcext:value-type="float">
            <text:p>0.54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" calcext:value-type="float">
            <text:p>0.5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87" calcext:value-type="float">
            <text:p>0.487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26" calcext:value-type="float">
            <text:p>0.52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1" calcext:value-type="float">
            <text:p>0.591</text:p>
          </table:table-cell>
          <table:table-cell office:value-type="float" office:value="0.585" calcext:value-type="float">
            <text:p>0.585</text:p>
          </table:table-cell>
          <table:table-cell office:value-type="float" office:value="0.553" calcext:value-type="float">
            <text:p>0.55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2" calcext:value-type="float">
            <text:p>0.36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48" calcext:value-type="float">
            <text:p>0.548</text:p>
          </table:table-cell>
          <table:table-cell office:value-type="float" office:value="0.616" calcext:value-type="float">
            <text:p>0.616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" calcext:value-type="float">
            <text:p>0.61</text:p>
          </table:table-cell>
          <table:table-cell office:value-type="float" office:value="0.583" calcext:value-type="float">
            <text:p>0.58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71" calcext:value-type="float">
            <text:p>0.471</text:p>
          </table:table-cell>
          <table:table-cell office:value-type="float" office:value="0.561" calcext:value-type="float">
            <text:p>0.561</text:p>
          </table:table-cell>
          <table:table-cell office:value-type="float" office:value="0.539" calcext:value-type="float">
            <text:p>0.539</text:p>
          </table:table-cell>
          <table:table-cell office:value-type="float" office:value="0.478" calcext:value-type="float">
            <text:p>0.47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8" calcext:value-type="float">
            <text:p>0.508</text:p>
          </table:table-cell>
          <table:table-cell office:value-type="float" office:value="0.573" calcext:value-type="float">
            <text:p>0.57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3" calcext:value-type="float">
            <text:p>0.38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5" calcext:value-type="float">
            <text:p>0.485</text:p>
          </table:table-cell>
          <table:table-cell office:value-type="float" office:value="0.51" calcext:value-type="float">
            <text:p>0.5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02" calcext:value-type="float">
            <text:p>0.50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8" calcext:value-type="float">
            <text:p>0.388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6" calcext:value-type="float">
            <text:p>0.5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8" calcext:value-type="float">
            <text:p>0.14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23" calcext:value-type="float">
            <text:p>0.423</text:p>
          </table:table-cell>
          <table:table-cell office:value-type="float" office:value="0.38" calcext:value-type="float">
            <text:p>0.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87" calcext:value-type="float">
            <text:p>0.487</text:p>
          </table:table-cell>
          <table:table-cell table:number-columns-repeated="2" office:value-type="float" office:value="0.482" calcext:value-type="float">
            <text:p>0.48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91" calcext:value-type="float">
            <text:p>0.49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91" calcext:value-type="float">
            <text:p>0.39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4" calcext:value-type="float">
            <text:p>0.454</text:p>
          </table:table-cell>
          <table:table-cell office:value-type="float" office:value="0.476" calcext:value-type="float">
            <text:p>0.47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3" calcext:value-type="float">
            <text:p>0.183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" calcext:value-type="float">
            <text:p>0.2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" calcext:value-type="float">
            <text:p>0.2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" calcext:value-type="float">
            <text:p>0.2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" calcext:value-type="float">
            <text:p>0.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75337962962963" calcext:value-type="float">
            <text:p>0.75337962962963</text:p>
          </table:table-cell>
          <table:table-cell table:style-name="ce4" table:formula="of:=([.A86] + 24)" office:value-type="time" office:time-value="PT594H04M52S" calcext:value-type="time">
            <text:p>06:04:52 PM</text:p>
          </table:table-cell>
          <table:table-cell office:value-type="float" office:value="0.106" calcext:value-type="float">
            <text:p>0.10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" calcext:value-type="float">
            <text:p>0.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7" calcext:value-type="float">
            <text:p>0.497</text:p>
          </table:table-cell>
          <table:table-cell office:value-type="float" office:value="0.463" calcext:value-type="float">
            <text:p>0.463</text:p>
          </table:table-cell>
          <table:table-cell office:value-type="float" office:value="0.56" calcext:value-type="float">
            <text:p>0.5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31" calcext:value-type="float">
            <text:p>0.4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9" calcext:value-type="float">
            <text:p>0.349</text:p>
          </table:table-cell>
          <table:table-cell office:value-type="float" office:value="0.54" calcext:value-type="float">
            <text:p>0.54</text:p>
          </table:table-cell>
          <table:table-cell office:value-type="float" office:value="0.561" calcext:value-type="float">
            <text:p>0.56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4" calcext:value-type="float">
            <text:p>0.554</text:p>
          </table:table-cell>
          <table:table-cell table:number-columns-repeated="2" office:value-type="float" office:value="0.551" calcext:value-type="float">
            <text:p>0.551</text:p>
          </table:table-cell>
          <table:table-cell office:value-type="float" office:value="0.6" calcext:value-type="float">
            <text:p>0.6</text:p>
          </table:table-cell>
          <table:table-cell office:value-type="float" office:value="0.574" calcext:value-type="float">
            <text:p>0.57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9" calcext:value-type="float">
            <text:p>0.48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81" calcext:value-type="float">
            <text:p>0.581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5" calcext:value-type="float">
            <text:p>0.5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54" calcext:value-type="float">
            <text:p>0.554</text:p>
          </table:table-cell>
          <table:table-cell office:value-type="float" office:value="0.617" calcext:value-type="float">
            <text:p>0.6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1" calcext:value-type="float">
            <text:p>0.581</text:p>
          </table:table-cell>
          <table:table-cell office:value-type="float" office:value="0.43" calcext:value-type="float">
            <text:p>0.43</text:p>
          </table:table-cell>
          <table:table-cell office:value-type="float" office:value="0.474" calcext:value-type="float">
            <text:p>0.474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2" calcext:value-type="float">
            <text:p>0.502</text:p>
          </table:table-cell>
          <table:table-cell office:value-type="float" office:value="0.57" calcext:value-type="float">
            <text:p>0.57</text:p>
          </table:table-cell>
          <table:table-cell office:value-type="float" office:value="0.538" calcext:value-type="float">
            <text:p>0.53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9" calcext:value-type="float">
            <text:p>0.379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" calcext:value-type="float">
            <text:p>0.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41" calcext:value-type="float">
            <text:p>0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9" calcext:value-type="float">
            <text:p>0.49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3" calcext:value-type="float">
            <text:p>0.49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3" calcext:value-type="float">
            <text:p>0.533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9" calcext:value-type="float">
            <text:p>0.149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427" calcext:value-type="float">
            <text:p>0.42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45" calcext:value-type="float">
            <text:p>0.34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372" calcext:value-type="float">
            <text:p>0.37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2" calcext:value-type="float">
            <text:p>0.4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8" calcext:value-type="float">
            <text:p>0.51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8" calcext:value-type="float">
            <text:p>0.4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4" calcext:value-type="float">
            <text:p>0.39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" calcext:value-type="float">
            <text:p>0.2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" calcext:value-type="float">
            <text:p>0.2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" calcext:value-type="float">
            <text:p>0.2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" calcext:value-type="float">
            <text:p>0.2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" calcext:value-type="float">
            <text:p>0.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774212962962963" calcext:value-type="float">
            <text:p>0.774212962962963</text:p>
          </table:table-cell>
          <table:table-cell table:style-name="ce4" table:formula="of:=([.A87] + 24)" office:value-type="time" office:time-value="PT594H34M52S" calcext:value-type="time">
            <text:p>06:3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" calcext:value-type="float">
            <text:p>0.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6" calcext:value-type="float">
            <text:p>0.396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6" calcext:value-type="float">
            <text:p>0.46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" calcext:value-type="float">
            <text:p>0.51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7" calcext:value-type="float">
            <text:p>0.497</text:p>
          </table:table-cell>
          <table:table-cell office:value-type="float" office:value="0.434" calcext:value-type="float">
            <text:p>0.4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7" calcext:value-type="float">
            <text:p>0.577</text:p>
          </table:table-cell>
          <table:table-cell office:value-type="float" office:value="0.437" calcext:value-type="float">
            <text:p>0.43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26" calcext:value-type="float">
            <text:p>0.52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5" calcext:value-type="float">
            <text:p>0.5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9" calcext:value-type="float">
            <text:p>0.359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1" calcext:value-type="float">
            <text:p>0.5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597" calcext:value-type="float">
            <text:p>0.597</text:p>
          </table:table-cell>
          <table:table-cell office:value-type="float" office:value="0.6" calcext:value-type="float">
            <text:p>0.6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5" calcext:value-type="float">
            <text:p>0.605</text:p>
          </table:table-cell>
          <table:table-cell office:value-type="float" office:value="0.583" calcext:value-type="float">
            <text:p>0.58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73" calcext:value-type="float">
            <text:p>0.47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6" calcext:value-type="float">
            <text:p>0.486</text:p>
          </table:table-cell>
          <table:table-cell office:value-type="float" office:value="0.52" calcext:value-type="float">
            <text:p>0.52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4" calcext:value-type="float">
            <text:p>0.504</text:p>
          </table:table-cell>
          <table:table-cell office:value-type="float" office:value="0.57" calcext:value-type="float">
            <text:p>0.57</text:p>
          </table:table-cell>
          <table:table-cell office:value-type="float" office:value="0.536" calcext:value-type="float">
            <text:p>0.5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" calcext:value-type="float">
            <text:p>0.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4" calcext:value-type="float">
            <text:p>0.48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" calcext:value-type="float">
            <text:p>0.4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" calcext:value-type="float">
            <text:p>0.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9" calcext:value-type="float">
            <text:p>0.389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45" calcext:value-type="float">
            <text:p>0.4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47" calcext:value-type="float">
            <text:p>0.34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9" calcext:value-type="float">
            <text:p>0.369</text:p>
          </table:table-cell>
          <table:table-cell office:value-type="float" office:value="0.4" calcext:value-type="float">
            <text:p>0.4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1" calcext:value-type="float">
            <text:p>0.48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7" calcext:value-type="float">
            <text:p>0.3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" calcext:value-type="float">
            <text:p>0.526</text:p>
          </table:table-cell>
          <table:table-cell office:value-type="float" office:value="0.42" calcext:value-type="float">
            <text:p>0.4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8" calcext:value-type="float">
            <text:p>0.47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" calcext:value-type="float">
            <text:p>0.2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" calcext:value-type="float">
            <text:p>0.2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" calcext:value-type="float">
            <text:p>0.2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9" calcext:value-type="float">
            <text:p>0.269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157" calcext:value-type="float">
            <text:p>0.1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795034722222222" calcext:value-type="float">
            <text:p>0.795034722222222</text:p>
          </table:table-cell>
          <table:table-cell table:style-name="ce4" table:formula="of:=([.A88] + 24)" office:value-type="time" office:time-value="PT595H04M51S" calcext:value-type="time">
            <text:p>07:04:51 P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5" calcext:value-type="float">
            <text:p>0.3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7" calcext:value-type="float">
            <text:p>0.40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7" calcext:value-type="float">
            <text:p>0.467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03" calcext:value-type="float">
            <text:p>0.503</text:p>
          </table:table-cell>
          <table:table-cell office:value-type="float" office:value="0.441" calcext:value-type="float">
            <text:p>0.44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1" calcext:value-type="float">
            <text:p>0.37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605" calcext:value-type="float">
            <text:p>0.605</text:p>
          </table:table-cell>
          <table:table-cell office:value-type="float" office:value="0.573" calcext:value-type="float">
            <text:p>0.57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546" calcext:value-type="float">
            <text:p>0.54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3" calcext:value-type="float">
            <text:p>0.59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5" calcext:value-type="float">
            <text:p>0.585</text:p>
          </table:table-cell>
          <table:table-cell office:value-type="float" office:value="0.553" calcext:value-type="float">
            <text:p>0.55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7" calcext:value-type="float">
            <text:p>0.36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6" calcext:value-type="float">
            <text:p>0.5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19" calcext:value-type="float">
            <text:p>0.619</text:p>
          </table:table-cell>
          <table:table-cell office:value-type="float" office:value="0.609" calcext:value-type="float">
            <text:p>0.609</text:p>
          </table:table-cell>
          <table:table-cell office:value-type="float" office:value="0.585" calcext:value-type="float">
            <text:p>0.5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8" calcext:value-type="float">
            <text:p>0.48</text:p>
          </table:table-cell>
          <table:table-cell office:value-type="float" office:value="0.565" calcext:value-type="float">
            <text:p>0.565</text:p>
          </table:table-cell>
          <table:table-cell office:value-type="float" office:value="0.544" calcext:value-type="float">
            <text:p>0.54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3" calcext:value-type="float">
            <text:p>0.48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3" calcext:value-type="float">
            <text:p>0.383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4" calcext:value-type="float">
            <text:p>0.484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7" calcext:value-type="float">
            <text:p>0.40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93" calcext:value-type="float">
            <text:p>0.39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9" calcext:value-type="float">
            <text:p>0.529</text:p>
          </table:table-cell>
          <table:table-cell office:value-type="float" office:value="0.445" calcext:value-type="float">
            <text:p>0.4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31" calcext:value-type="float">
            <text:p>0.43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49" calcext:value-type="float">
            <text:p>0.34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" calcext:value-type="float">
            <text:p>0.38</text:p>
          </table:table-cell>
          <table:table-cell office:value-type="float" office:value="0.371" calcext:value-type="float">
            <text:p>0.371</text:p>
          </table:table-cell>
          <table:table-cell table:number-columns-repeated="2" office:value-type="float" office:value="0.404" calcext:value-type="float">
            <text:p>0.404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5" calcext:value-type="float">
            <text:p>0.4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4" calcext:value-type="float">
            <text:p>0.51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" calcext:value-type="float">
            <text:p>0.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8" calcext:value-type="float">
            <text:p>0.4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1" calcext:value-type="float">
            <text:p>0.52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6" calcext:value-type="float">
            <text:p>0.286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2" calcext:value-type="float">
            <text:p>0.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8" calcext:value-type="float">
            <text:p>0.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.283" calcext:value-type="float">
            <text:p>0.28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8" calcext:value-type="float">
            <text:p>0.2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81587962962963" calcext:value-type="float">
            <text:p>0.81587962962963</text:p>
          </table:table-cell>
          <table:table-cell table:style-name="ce4" table:formula="of:=([.A89] + 24)" office:value-type="time" office:time-value="PT595H34M52S" calcext:value-type="time">
            <text:p>07:3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4" calcext:value-type="float">
            <text:p>0.32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9" calcext:value-type="float">
            <text:p>0.469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43" calcext:value-type="float">
            <text:p>0.44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9" calcext:value-type="float">
            <text:p>0.35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" calcext:value-type="float">
            <text:p>0.5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72" calcext:value-type="float">
            <text:p>0.572</text:p>
          </table:table-cell>
          <table:table-cell office:value-type="float" office:value="0.44" calcext:value-type="float">
            <text:p>0.4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4" calcext:value-type="float">
            <text:p>0.59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1" calcext:value-type="float">
            <text:p>0.581</text:p>
          </table:table-cell>
          <table:table-cell office:value-type="float" office:value="0.549" calcext:value-type="float">
            <text:p>0.549</text:p>
          </table:table-cell>
          <table:table-cell office:value-type="float" office:value="0.33" calcext:value-type="float">
            <text:p>0.33</text:p>
          </table:table-cell>
          <table:table-cell office:value-type="float" office:value="0.351" calcext:value-type="float">
            <text:p>0.3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5" calcext:value-type="float">
            <text:p>0.565</text:p>
          </table:table-cell>
          <table:table-cell office:value-type="float" office:value="0.622" calcext:value-type="float">
            <text:p>0.622</text:p>
          </table:table-cell>
          <table:table-cell office:value-type="float" office:value="0.592" calcext:value-type="float">
            <text:p>0.59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1" calcext:value-type="float">
            <text:p>0.58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42" calcext:value-type="float">
            <text:p>0.542</text:p>
          </table:table-cell>
          <table:table-cell office:value-type="float" office:value="0.487" calcext:value-type="float">
            <text:p>0.48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66" calcext:value-type="float">
            <text:p>0.566</text:p>
          </table:table-cell>
          <table:table-cell office:value-type="float" office:value="0.54" calcext:value-type="float">
            <text:p>0.5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7" calcext:value-type="float">
            <text:p>0.37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4" calcext:value-type="float">
            <text:p>0.484</text:p>
          </table:table-cell>
          <table:table-cell office:value-type="float" office:value="0.537" calcext:value-type="float">
            <text:p>0.537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2" calcext:value-type="float">
            <text:p>0.40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" calcext:value-type="float">
            <text:p>0.5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" calcext:value-type="float">
            <text:p>0.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1" calcext:value-type="float">
            <text:p>0.50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4" calcext:value-type="float">
            <text:p>0.384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33" calcext:value-type="float">
            <text:p>0.533</text:p>
          </table:table-cell>
          <table:table-cell office:value-type="float" office:value="0.446" calcext:value-type="float">
            <text:p>0.4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" calcext:value-type="float">
            <text:p>0.39</text:p>
          </table:table-cell>
          <table:table-cell office:value-type="float" office:value="0.434" calcext:value-type="float">
            <text:p>0.43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" calcext:value-type="float">
            <text:p>0.38</text:p>
          </table:table-cell>
          <table:table-cell office:value-type="float" office:value="0.346" calcext:value-type="float">
            <text:p>0.3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" calcext:value-type="float">
            <text:p>0.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1" calcext:value-type="float">
            <text:p>0.4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9" calcext:value-type="float">
            <text:p>0.479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1" calcext:value-type="float">
            <text:p>0.52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6" calcext:value-type="float">
            <text:p>0.46</text:p>
          </table:table-cell>
          <table:table-cell office:value-type="float" office:value="0.478" calcext:value-type="float">
            <text:p>0.47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" calcext:value-type="float">
            <text:p>0.2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836712962962963" calcext:value-type="float">
            <text:p>0.836712962962963</text:p>
          </table:table-cell>
          <table:table-cell table:style-name="ce4" table:formula="of:=([.A90] + 24)" office:value-type="time" office:time-value="PT596H04M52S" calcext:value-type="time">
            <text:p>08:0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3" calcext:value-type="float">
            <text:p>0.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48" calcext:value-type="float">
            <text:p>0.44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" calcext:value-type="float">
            <text:p>0.37</text:p>
          </table:table-cell>
          <table:table-cell office:value-type="float" office:value="0.548" calcext:value-type="float">
            <text:p>0.548</text:p>
          </table:table-cell>
          <table:table-cell office:value-type="float" office:value="0.561" calcext:value-type="float">
            <text:p>0.56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4" calcext:value-type="float">
            <text:p>0.564</text:p>
          </table:table-cell>
          <table:table-cell office:value-type="float" office:value="0.601" calcext:value-type="float">
            <text:p>0.601</text:p>
          </table:table-cell>
          <table:table-cell office:value-type="float" office:value="0.577" calcext:value-type="float">
            <text:p>0.57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94" calcext:value-type="float">
            <text:p>0.49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3" calcext:value-type="float">
            <text:p>0.533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float" office:value="0.583" calcext:value-type="float">
            <text:p>0.58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68" calcext:value-type="float">
            <text:p>0.368</text:p>
          </table:table-cell>
          <table:table-cell office:value-type="float" office:value="0.578" calcext:value-type="float">
            <text:p>0.57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26" calcext:value-type="float">
            <text:p>0.62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591" calcext:value-type="float">
            <text:p>0.591</text:p>
          </table:table-cell>
          <table:table-cell office:value-type="float" office:value="0.44" calcext:value-type="float">
            <text:p>0.4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6" calcext:value-type="float">
            <text:p>0.546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1" calcext:value-type="float">
            <text:p>0.51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46" calcext:value-type="float">
            <text:p>0.54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" calcext:value-type="float">
            <text:p>0.3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93" calcext:value-type="float">
            <text:p>0.4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09" calcext:value-type="float">
            <text:p>0.409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" calcext:value-type="float">
            <text:p>0.5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3" calcext:value-type="float">
            <text:p>0.50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2" calcext:value-type="float">
            <text:p>0.392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" calcext:value-type="float">
            <text:p>0.54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44" calcext:value-type="float">
            <text:p>0.444</text:p>
          </table:table-cell>
          <table:table-cell office:value-type="float" office:value="0.15" calcext:value-type="float">
            <text:p>0.15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2" calcext:value-type="float">
            <text:p>0.392</text:p>
          </table:table-cell>
          <table:table-cell office:value-type="float" office:value="0.432" calcext:value-type="float">
            <text:p>0.43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" calcext:value-type="float">
            <text:p>0.38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5" calcext:value-type="float">
            <text:p>0.35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3" calcext:value-type="float">
            <text:p>0.413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7" calcext:value-type="float">
            <text:p>0.4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" calcext:value-type="float">
            <text:p>0.5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86" calcext:value-type="float">
            <text:p>0.486</text:p>
          </table:table-cell>
          <table:table-cell table:number-columns-repeated="2" office:value-type="float" office:value="0.478" calcext:value-type="float">
            <text:p>0.47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9" calcext:value-type="float">
            <text:p>0.489</text:p>
          </table:table-cell>
          <table:table-cell office:value-type="float" office:value="0.381" calcext:value-type="float">
            <text:p>0.381</text:p>
          </table:table-cell>
          <table:table-cell office:value-type="float" office:value="0.4" calcext:value-type="float">
            <text:p>0.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" calcext:value-type="float">
            <text:p>0.2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" calcext:value-type="float">
            <text:p>0.2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4" calcext:value-type="float">
            <text:p>0.26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857546296296296" calcext:value-type="float">
            <text:p>0.857546296296296</text:p>
          </table:table-cell>
          <table:table-cell table:style-name="ce4" table:formula="of:=([.A91] + 24)" office:value-type="time" office:time-value="PT596H34M52S" calcext:value-type="time">
            <text:p>08:34:52 P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6" calcext:value-type="float">
            <text:p>0.3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4" calcext:value-type="float">
            <text:p>0.3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391" calcext:value-type="float">
            <text:p>0.391</text:p>
          </table:table-cell>
          <table:table-cell office:value-type="float" office:value="0.53" calcext:value-type="float">
            <text:p>0.53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7" calcext:value-type="float">
            <text:p>0.46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8" calcext:value-type="float">
            <text:p>0.498</text:p>
          </table:table-cell>
          <table:table-cell office:value-type="float" office:value="0.44" calcext:value-type="float">
            <text:p>0.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9" calcext:value-type="float">
            <text:p>0.36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3" calcext:value-type="float">
            <text:p>0.57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" calcext:value-type="float">
            <text:p>0.55</text:p>
          </table:table-cell>
          <table:table-cell office:value-type="float" office:value="0.534" calcext:value-type="float">
            <text:p>0.53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5" calcext:value-type="float">
            <text:p>0.575</text:p>
          </table:table-cell>
          <table:table-cell office:value-type="float" office:value="0.552" calcext:value-type="float">
            <text:p>0.55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1" calcext:value-type="float">
            <text:p>0.621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2" calcext:value-type="float">
            <text:p>0.58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8" calcext:value-type="float">
            <text:p>0.548</text:p>
          </table:table-cell>
          <table:table-cell office:value-type="float" office:value="0.487" calcext:value-type="float">
            <text:p>0.48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38" calcext:value-type="float">
            <text:p>0.53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" calcext:value-type="float">
            <text:p>0.382</text:p>
          </table:table-cell>
          <table:table-cell office:value-type="float" office:value="0.518" calcext:value-type="float">
            <text:p>0.518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3" calcext:value-type="float">
            <text:p>0.47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9" calcext:value-type="float">
            <text:p>0.49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6" calcext:value-type="float">
            <text:p>0.386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3" calcext:value-type="float">
            <text:p>0.523</text:p>
          </table:table-cell>
          <table:table-cell office:value-type="float" office:value="0.44" calcext:value-type="float">
            <text:p>0.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6" calcext:value-type="float">
            <text:p>0.43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9" calcext:value-type="float">
            <text:p>0.379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" calcext:value-type="float">
            <text:p>0.3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2" calcext:value-type="float">
            <text:p>0.402</text:p>
          </table:table-cell>
          <table:table-cell office:value-type="float" office:value="0.368" calcext:value-type="float">
            <text:p>0.368</text:p>
          </table:table-cell>
          <table:table-cell office:value-type="float" office:value="0.401" calcext:value-type="float">
            <text:p>0.4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3" calcext:value-type="float">
            <text:p>0.443</text:p>
          </table:table-cell>
          <table:table-cell office:value-type="float" office:value="0.486" calcext:value-type="float">
            <text:p>0.4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5" calcext:value-type="float">
            <text:p>0.40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82" calcext:value-type="float">
            <text:p>0.48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" calcext:value-type="float">
            <text:p>0.2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3" calcext:value-type="float">
            <text:p>0.26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" calcext:value-type="float">
            <text:p>0.12</text:p>
          </table:table-cell>
          <table:table-cell table:number-columns-repeated="822"/>
        </table:table-row>
        <table:table-row table:style-name="ro1">
          <table:table-cell table:style-name="ce3" office:value-type="float" office:value="0.87837962962963" calcext:value-type="float">
            <text:p>0.87837962962963</text:p>
          </table:table-cell>
          <table:table-cell table:style-name="ce4" table:formula="of:=([.A92] + 24)" office:value-type="time" office:time-value="PT597H04M52S" calcext:value-type="time">
            <text:p>09:0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8" calcext:value-type="float">
            <text:p>0.088</text:p>
          </table:table-cell>
          <table:table-cell office:value-type="float" office:value="0.408" calcext:value-type="float">
            <text:p>0.408</text:p>
          </table:table-cell>
          <table:table-cell office:value-type="float" office:value="0.53" calcext:value-type="float">
            <text:p>0.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5" calcext:value-type="float">
            <text:p>0.475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34" calcext:value-type="float">
            <text:p>0.534</text:p>
          </table:table-cell>
          <table:table-cell office:value-type="float" office:value="0.504" calcext:value-type="float">
            <text:p>0.504</text:p>
          </table:table-cell>
          <table:table-cell office:value-type="float" office:value="0.438" calcext:value-type="float">
            <text:p>0.43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" calcext:value-type="float">
            <text:p>0.5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7" calcext:value-type="float">
            <text:p>0.577</text:p>
          </table:table-cell>
          <table:table-cell office:value-type="float" office:value="0.437" calcext:value-type="float">
            <text:p>0.43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35" calcext:value-type="float">
            <text:p>0.535</text:p>
          </table:table-cell>
          <table:table-cell office:value-type="float" office:value="0.59" calcext:value-type="float">
            <text:p>0.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" calcext:value-type="float">
            <text:p>0.58</text:p>
          </table:table-cell>
          <table:table-cell office:value-type="float" office:value="0.584" calcext:value-type="float">
            <text:p>0.584</text:p>
          </table:table-cell>
          <table:table-cell office:value-type="float" office:value="0.626" calcext:value-type="float">
            <text:p>0.62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31" calcext:value-type="float">
            <text:p>0.63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2" calcext:value-type="float">
            <text:p>0.59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7" calcext:value-type="float">
            <text:p>0.57</text:p>
          </table:table-cell>
          <table:table-cell office:value-type="float" office:value="0.549" calcext:value-type="float">
            <text:p>0.549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3" calcext:value-type="float">
            <text:p>0.51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7" calcext:value-type="float">
            <text:p>0.54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87" calcext:value-type="float">
            <text:p>0.387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7" calcext:value-type="float">
            <text:p>0.517</text:p>
          </table:table-cell>
          <table:table-cell office:value-type="float" office:value="0.491" calcext:value-type="float">
            <text:p>0.4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" calcext:value-type="float">
            <text:p>0.4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2" calcext:value-type="float">
            <text:p>0.4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float" office:value="0.524" calcext:value-type="float">
            <text:p>0.52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" calcext:value-type="float">
            <text:p>0.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7" calcext:value-type="float">
            <text:p>0.527</text:p>
          </table:table-cell>
          <table:table-cell office:value-type="float" office:value="0.442" calcext:value-type="float">
            <text:p>0.442</text:p>
          </table:table-cell>
          <table:table-cell office:value-type="float" office:value="0.15" calcext:value-type="float">
            <text:p>0.15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2" calcext:value-type="float">
            <text:p>0.392</text:p>
          </table:table-cell>
          <table:table-cell office:value-type="float" office:value="0.436" calcext:value-type="float">
            <text:p>0.43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4" calcext:value-type="float">
            <text:p>0.35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" calcext:value-type="float">
            <text:p>0.4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13" calcext:value-type="float">
            <text:p>0.4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83" calcext:value-type="float">
            <text:p>0.483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98" calcext:value-type="float">
            <text:p>0.49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" calcext:value-type="float">
            <text:p>0.4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1" calcext:value-type="float">
            <text:p>0.48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" calcext:value-type="float">
            <text:p>0.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4" calcext:value-type="float">
            <text:p>0.2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" calcext:value-type="float">
            <text:p>0.2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2" calcext:value-type="float">
            <text:p>0.26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899212962962963" calcext:value-type="float">
            <text:p>0.899212962962963</text:p>
          </table:table-cell>
          <table:table-cell table:style-name="ce4" table:formula="of:=([.A93] + 24)" office:value-type="time" office:time-value="PT597H34M52S" calcext:value-type="time">
            <text:p>09:34:52 PM</text:p>
          </table:table-cell>
          <table:table-cell office:value-type="float" office:value="0.113" calcext:value-type="float">
            <text:p>0.11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418" calcext:value-type="float">
            <text:p>0.418</text:p>
          </table:table-cell>
          <table:table-cell office:value-type="float" office:value="0.55" calcext:value-type="float">
            <text:p>0.55</text:p>
          </table:table-cell>
          <table:table-cell office:value-type="float" office:value="0.514" calcext:value-type="float">
            <text:p>0.51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5" calcext:value-type="float">
            <text:p>0.5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43" calcext:value-type="float">
            <text:p>0.443</text:p>
          </table:table-cell>
          <table:table-cell office:value-type="float" office:value="0.34" calcext:value-type="float">
            <text:p>0.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567" calcext:value-type="float">
            <text:p>0.567</text:p>
          </table:table-cell>
          <table:table-cell table:number-columns-repeated="2" office:value-type="float" office:value="0.577" calcext:value-type="float">
            <text:p>0.577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1" calcext:value-type="float">
            <text:p>0.581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5" calcext:value-type="float">
            <text:p>0.585</text:p>
          </table:table-cell>
          <table:table-cell office:value-type="float" office:value="0.438" calcext:value-type="float">
            <text:p>0.438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5" calcext:value-type="float">
            <text:p>0.545</text:p>
          </table:table-cell>
          <table:table-cell office:value-type="float" office:value="0.609" calcext:value-type="float">
            <text:p>0.60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32" calcext:value-type="float">
            <text:p>0.63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1" calcext:value-type="float">
            <text:p>0.601</text:p>
          </table:table-cell>
          <table:table-cell office:value-type="float" office:value="0.44" calcext:value-type="float">
            <text:p>0.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8" calcext:value-type="float">
            <text:p>0.5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05" calcext:value-type="float">
            <text:p>0.505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4" calcext:value-type="float">
            <text:p>0.574</text:p>
          </table:table-cell>
          <table:table-cell office:value-type="float" office:value="0.552" calcext:value-type="float">
            <text:p>0.552</text:p>
          </table:table-cell>
          <table:table-cell office:value-type="float" office:value="0.352" calcext:value-type="float">
            <text:p>0.352</text:p>
          </table:table-cell>
          <table:table-cell office:value-type="float" office:value="0.403" calcext:value-type="float">
            <text:p>0.40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51" calcext:value-type="float">
            <text:p>0.551</text:p>
          </table:table-cell>
          <table:table-cell office:value-type="float" office:value="0.537" calcext:value-type="float">
            <text:p>0.537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" calcext:value-type="float">
            <text:p>0.51</text:p>
          </table:table-cell>
          <table:table-cell office:value-type="float" office:value="0.512" calcext:value-type="float">
            <text:p>0.512</text:p>
          </table:table-cell>
          <table:table-cell table:number-columns-repeated="3" office:value-type="float" office:value="0.524" calcext:value-type="float">
            <text:p>0.52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" calcext:value-type="float">
            <text:p>0.5</text:p>
          </table:table-cell>
          <table:table-cell office:value-type="float" office:value="0.349" calcext:value-type="float">
            <text:p>0.349</text:p>
          </table:table-cell>
          <table:table-cell office:value-type="float" office:value="0.403" calcext:value-type="float">
            <text:p>0.40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4" calcext:value-type="float">
            <text:p>0.534</text:p>
          </table:table-cell>
          <table:table-cell office:value-type="float" office:value="0.444" calcext:value-type="float">
            <text:p>0.444</text:p>
          </table:table-cell>
          <table:table-cell office:value-type="float" office:value="0.158" calcext:value-type="float">
            <text:p>0.158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8" calcext:value-type="float">
            <text:p>0.4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58" calcext:value-type="float">
            <text:p>0.35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7" calcext:value-type="float">
            <text:p>0.37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6" calcext:value-type="float">
            <text:p>0.376</text:p>
          </table:table-cell>
          <table:table-cell office:value-type="float" office:value="0.41" calcext:value-type="float">
            <text:p>0.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3" calcext:value-type="float">
            <text:p>0.463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81" calcext:value-type="float">
            <text:p>0.481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4" calcext:value-type="float">
            <text:p>0.40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1" calcext:value-type="float">
            <text:p>0.53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7" calcext:value-type="float">
            <text:p>0.4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" calcext:value-type="float">
            <text:p>0.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" calcext:value-type="float">
            <text:p>0.2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1" calcext:value-type="float">
            <text:p>0.2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4" calcext:value-type="float">
            <text:p>0.124</text:p>
          </table:table-cell>
          <table:table-cell table:number-columns-repeated="822"/>
        </table:table-row>
        <table:table-row table:style-name="ro1">
          <table:table-cell table:style-name="ce3" office:value-type="float" office:value="0.920046296296296" calcext:value-type="float">
            <text:p>0.920046296296296</text:p>
          </table:table-cell>
          <table:table-cell table:style-name="ce4" table:formula="of:=([.A94] + 24)" office:value-type="time" office:time-value="PT598H04M52S" calcext:value-type="time">
            <text:p>10:04:52 PM</text:p>
          </table:table-cell>
          <table:table-cell office:value-type="float" office:value="0.106" calcext:value-type="float">
            <text:p>0.10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" calcext:value-type="float">
            <text:p>0.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5" calcext:value-type="float">
            <text:p>0.3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411" calcext:value-type="float">
            <text:p>0.411</text:p>
          </table:table-cell>
          <table:table-cell office:value-type="float" office:value="0.538" calcext:value-type="float">
            <text:p>0.538</text:p>
          </table:table-cell>
          <table:table-cell office:value-type="float" office:value="0.507" calcext:value-type="float">
            <text:p>0.507</text:p>
          </table:table-cell>
          <table:table-cell office:value-type="float" office:value="0.484" calcext:value-type="float">
            <text:p>0.484</text:p>
          </table:table-cell>
          <table:table-cell office:value-type="float" office:value="0.566" calcext:value-type="float">
            <text:p>0.566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" calcext:value-type="float">
            <text:p>0.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7" calcext:value-type="float">
            <text:p>0.36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" calcext:value-type="float">
            <text:p>0.57</text:p>
          </table:table-cell>
          <table:table-cell office:value-type="float" office:value="0.574" calcext:value-type="float">
            <text:p>0.574</text:p>
          </table:table-cell>
          <table:table-cell office:value-type="float" office:value="0.607" calcext:value-type="float">
            <text:p>0.607</text:p>
          </table:table-cell>
          <table:table-cell office:value-type="float" office:value="0.585" calcext:value-type="float">
            <text:p>0.58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4" calcext:value-type="float">
            <text:p>0.5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62" calcext:value-type="float">
            <text:p>0.56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76" calcext:value-type="float">
            <text:p>0.37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9" calcext:value-type="float">
            <text:p>0.59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" calcext:value-type="float">
            <text:p>0.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6" calcext:value-type="float">
            <text:p>0.486</text:p>
          </table:table-cell>
          <table:table-cell office:value-type="float" office:value="0.577" calcext:value-type="float">
            <text:p>0.577</text:p>
          </table:table-cell>
          <table:table-cell office:value-type="float" office:value="0.558" calcext:value-type="float">
            <text:p>0.558</text:p>
          </table:table-cell>
          <table:table-cell office:value-type="float" office:value="0.499" calcext:value-type="float">
            <text:p>0.499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71" calcext:value-type="float">
            <text:p>0.571</text:p>
          </table:table-cell>
          <table:table-cell office:value-type="float" office:value="0.552" calcext:value-type="float">
            <text:p>0.552</text:p>
          </table:table-cell>
          <table:table-cell office:value-type="float" office:value="0.353" calcext:value-type="float">
            <text:p>0.353</text:p>
          </table:table-cell>
          <table:table-cell office:value-type="float" office:value="0.388" calcext:value-type="float">
            <text:p>0.38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" calcext:value-type="float">
            <text:p>0.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4" calcext:value-type="float">
            <text:p>0.49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" calcext:value-type="float">
            <text:p>0.44</text:p>
          </table:table-cell>
          <table:table-cell office:value-type="float" office:value="0.406" calcext:value-type="float">
            <text:p>0.4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1" calcext:value-type="float">
            <text:p>0.501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39" calcext:value-type="float">
            <text:p>0.43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1" calcext:value-type="float">
            <text:p>0.41</text:p>
          </table:table-cell>
          <table:table-cell office:value-type="float" office:value="0.393" calcext:value-type="float">
            <text:p>0.39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7" calcext:value-type="float">
            <text:p>0.35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" calcext:value-type="float">
            <text:p>0.41</text:p>
          </table:table-cell>
          <table:table-cell office:value-type="float" office:value="0.373" calcext:value-type="float">
            <text:p>0.373</text:p>
          </table:table-cell>
          <table:table-cell office:value-type="float" office:value="0.41" calcext:value-type="float">
            <text:p>0.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8" calcext:value-type="float">
            <text:p>0.50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" calcext:value-type="float">
            <text:p>0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5" calcext:value-type="float">
            <text:p>0.485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7" calcext:value-type="float">
            <text:p>0.40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" calcext:value-type="float">
            <text:p>0.4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" calcext:value-type="float">
            <text:p>0.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" calcext:value-type="float">
            <text:p>0.2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94087962962963" calcext:value-type="float">
            <text:p>0.94087962962963</text:p>
          </table:table-cell>
          <table:table-cell table:style-name="ce4" table:formula="of:=([.A95] + 24)" office:value-type="time" office:time-value="PT598H34M52S" calcext:value-type="time">
            <text:p>10:34:52 PM</text:p>
          </table:table-cell>
          <table:table-cell office:value-type="float" office:value="0.105" calcext:value-type="float">
            <text:p>0.10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" calcext:value-type="float">
            <text:p>0.3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1" calcext:value-type="float">
            <text:p>0.331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531" calcext:value-type="float">
            <text:p>0.53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46" calcext:value-type="float">
            <text:p>0.44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1" calcext:value-type="float">
            <text:p>0.37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" calcext:value-type="float">
            <text:p>0.57</text:p>
          </table:table-cell>
          <table:table-cell office:value-type="float" office:value="0.586" calcext:value-type="float">
            <text:p>0.586</text:p>
          </table:table-cell>
          <table:table-cell office:value-type="float" office:value="0.609" calcext:value-type="float">
            <text:p>0.609</text:p>
          </table:table-cell>
          <table:table-cell office:value-type="float" office:value="0.583" calcext:value-type="float">
            <text:p>0.58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8" calcext:value-type="float">
            <text:p>0.48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46" calcext:value-type="float">
            <text:p>0.54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5" calcext:value-type="float">
            <text:p>0.595</text:p>
          </table:table-cell>
          <table:table-cell office:value-type="float" office:value="0.572" calcext:value-type="float">
            <text:p>0.57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1" calcext:value-type="float">
            <text:p>0.37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6" calcext:value-type="float">
            <text:p>0.60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2" calcext:value-type="float">
            <text:p>0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16" calcext:value-type="float">
            <text:p>0.61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" calcext:value-type="float">
            <text:p>0.48</text:p>
          </table:table-cell>
          <table:table-cell office:value-type="float" office:value="0.578" calcext:value-type="float">
            <text:p>0.57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3" calcext:value-type="float">
            <text:p>0.393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" calcext:value-type="float">
            <text:p>0.49</text:p>
          </table:table-cell>
          <table:table-cell office:value-type="float" office:value="0.442" calcext:value-type="float">
            <text:p>0.442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514" calcext:value-type="float">
            <text:p>0.5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7" calcext:value-type="float">
            <text:p>0.537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08" calcext:value-type="float">
            <text:p>0.50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3" calcext:value-type="float">
            <text:p>0.393</text:p>
          </table:table-cell>
          <table:table-cell office:value-type="float" office:value="0.51" calcext:value-type="float">
            <text:p>0.5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7" calcext:value-type="float">
            <text:p>0.537</text:p>
          </table:table-cell>
          <table:table-cell office:value-type="float" office:value="0.548" calcext:value-type="float">
            <text:p>0.548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6" calcext:value-type="float">
            <text:p>0.5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15" calcext:value-type="float">
            <text:p>0.1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2" calcext:value-type="float">
            <text:p>0.45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3" calcext:value-type="float">
            <text:p>0.413</text:p>
          </table:table-cell>
          <table:table-cell office:value-type="float" office:value="0.38" calcext:value-type="float">
            <text:p>0.38</text:p>
          </table:table-cell>
          <table:table-cell office:value-type="float" office:value="0.368" calcext:value-type="float">
            <text:p>0.3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7" calcext:value-type="float">
            <text:p>0.377</text:p>
          </table:table-cell>
          <table:table-cell office:value-type="float" office:value="0.41" calcext:value-type="float">
            <text:p>0.4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4" calcext:value-type="float">
            <text:p>0.4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9" calcext:value-type="float">
            <text:p>0.469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.491" calcext:value-type="float">
            <text:p>0.491</text:p>
          </table:table-cell>
          <table:table-cell office:value-type="float" office:value="0.488" calcext:value-type="float">
            <text:p>0.48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8" calcext:value-type="float">
            <text:p>0.498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8" calcext:value-type="float">
            <text:p>0.408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" calcext:value-type="float">
            <text:p>0.4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" calcext:value-type="float">
            <text:p>0.2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" calcext:value-type="float">
            <text:p>0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" calcext:value-type="float">
            <text:p>0.2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2" calcext:value-type="float">
            <text:p>0.122</text:p>
          </table:table-cell>
          <table:table-cell table:number-columns-repeated="822"/>
        </table:table-row>
        <table:table-row table:style-name="ro1">
          <table:table-cell table:style-name="ce3" office:value-type="float" office:value="0.961712962962963" calcext:value-type="float">
            <text:p>0.961712962962963</text:p>
          </table:table-cell>
          <table:table-cell table:style-name="ce4" table:formula="of:= (([.A96] + 1)/24)" office:value-type="time" office:time-value="PT01H57M42.166666667S" calcext:value-type="time">
            <text:p>01:57:42 A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" calcext:value-type="float">
            <text:p>0.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415" calcext:value-type="float">
            <text:p>0.4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1" calcext:value-type="float">
            <text:p>0.481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" calcext:value-type="float">
            <text:p>0.53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3" calcext:value-type="float">
            <text:p>0.513</text:p>
          </table:table-cell>
          <table:table-cell office:value-type="float" office:value="0.452" calcext:value-type="float">
            <text:p>0.45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7" calcext:value-type="float">
            <text:p>0.367</text:p>
          </table:table-cell>
          <table:table-cell office:value-type="float" office:value="0.555" calcext:value-type="float">
            <text:p>0.555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3" calcext:value-type="float">
            <text:p>0.573</text:p>
          </table:table-cell>
          <table:table-cell office:value-type="float" office:value="0.569" calcext:value-type="float">
            <text:p>0.569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6" calcext:value-type="float">
            <text:p>0.606</text:p>
          </table:table-cell>
          <table:table-cell office:value-type="float" office:value="0.578" calcext:value-type="float">
            <text:p>0.57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7" calcext:value-type="float">
            <text:p>0.597</text:p>
          </table:table-cell>
          <table:table-cell table:number-columns-repeated="2" office:value-type="float" office:value="0.588" calcext:value-type="float">
            <text:p>0.588</text:p>
          </table:table-cell>
          <table:table-cell office:value-type="float" office:value="0.564" calcext:value-type="float">
            <text:p>0.5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3" calcext:value-type="float">
            <text:p>0.383</text:p>
          </table:table-cell>
          <table:table-cell office:value-type="float" office:value="0.598" calcext:value-type="float">
            <text:p>0.5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5" calcext:value-type="float">
            <text:p>0.6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4" calcext:value-type="float">
            <text:p>0.60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78" calcext:value-type="float">
            <text:p>0.478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3" calcext:value-type="float">
            <text:p>0.56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19" calcext:value-type="float">
            <text:p>0.51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55" calcext:value-type="float">
            <text:p>0.55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3" calcext:value-type="float">
            <text:p>0.503</text:p>
          </table:table-cell>
          <table:table-cell office:value-type="float" office:value="0.523" calcext:value-type="float">
            <text:p>0.523</text:p>
          </table:table-cell>
          <table:table-cell office:value-type="float" office:value="0.496" calcext:value-type="float">
            <text:p>0.496</text:p>
          </table:table-cell>
          <table:table-cell office:value-type="float" office:value="0.555" calcext:value-type="float">
            <text:p>0.555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7" calcext:value-type="float">
            <text:p>0.48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9" calcext:value-type="float">
            <text:p>0.40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" calcext:value-type="float">
            <text:p>0.5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" calcext:value-type="float">
            <text:p>0.35</text:p>
          </table:table-cell>
          <table:table-cell office:value-type="float" office:value="0.399" calcext:value-type="float">
            <text:p>0.39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6" calcext:value-type="float">
            <text:p>0.506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7" calcext:value-type="float">
            <text:p>0.43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5" calcext:value-type="float">
            <text:p>0.41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2" calcext:value-type="float">
            <text:p>0.36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8" calcext:value-type="float">
            <text:p>0.378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13" calcext:value-type="float">
            <text:p>0.4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8" calcext:value-type="float">
            <text:p>0.50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8" calcext:value-type="float">
            <text:p>0.48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6" calcext:value-type="float">
            <text:p>0.406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7" calcext:value-type="float">
            <text:p>0.48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" calcext:value-type="float">
            <text:p>0.2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7" calcext:value-type="float">
            <text:p>0.25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86" calcext:value-type="float">
            <text:p>0.18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>
          <table:table-cell table:style-name="ce3" office:value-type="float" office:value="0.982546296296296" calcext:value-type="float">
            <text:p>0.982546296296296</text:p>
          </table:table-cell>
          <table:table-cell table:style-name="ce4" table:formula="of:=([.A97] + 1)/24" office:value-type="time" office:time-value="PT01H58M57.166666667S" calcext:value-type="time">
            <text:p>01:58:57 AM</text:p>
          </table:table-cell>
          <table:table-cell office:value-type="float" office:value="0.111" calcext:value-type="float">
            <text:p>0.11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87" calcext:value-type="float">
            <text:p>0.087</text:p>
          </table:table-cell>
          <table:table-cell office:value-type="float" office:value="0.416" calcext:value-type="float">
            <text:p>0.4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532" calcext:value-type="float">
            <text:p>0.532</text:p>
          </table:table-cell>
          <table:table-cell office:value-type="float" office:value="0.541" calcext:value-type="float">
            <text:p>0.54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49" calcext:value-type="float">
            <text:p>0.44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5" calcext:value-type="float">
            <text:p>0.595</text:p>
          </table:table-cell>
          <table:table-cell office:value-type="float" office:value="0.576" calcext:value-type="float">
            <text:p>0.576</text:p>
          </table:table-cell>
          <table:table-cell office:value-type="float" office:value="0.446" calcext:value-type="float">
            <text:p>0.446</text:p>
          </table:table-cell>
          <table:table-cell office:value-type="float" office:value="0.5" calcext:value-type="float">
            <text:p>0.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7" calcext:value-type="float">
            <text:p>0.587</text:p>
          </table:table-cell>
          <table:table-cell office:value-type="float" office:value="0.557" calcext:value-type="float">
            <text:p>0.55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91" calcext:value-type="float">
            <text:p>0.391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6" calcext:value-type="float">
            <text:p>0.626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5" calcext:value-type="float">
            <text:p>0.59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85" calcext:value-type="float">
            <text:p>0.48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57" calcext:value-type="float">
            <text:p>0.55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8" calcext:value-type="float">
            <text:p>0.518</text:p>
          </table:table-cell>
          <table:table-cell office:value-type="float" office:value="0.566" calcext:value-type="float">
            <text:p>0.566</text:p>
          </table:table-cell>
          <table:table-cell office:value-type="float" office:value="0.55" calcext:value-type="float">
            <text:p>0.5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1" calcext:value-type="float">
            <text:p>0.39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1" calcext:value-type="float">
            <text:p>0.51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9" calcext:value-type="float">
            <text:p>0.40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" calcext:value-type="float">
            <text:p>0.5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98" calcext:value-type="float">
            <text:p>0.498</text:p>
          </table:table-cell>
          <table:table-cell office:value-type="float" office:value="0.353" calcext:value-type="float">
            <text:p>0.353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513" calcext:value-type="float">
            <text:p>0.51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528" calcext:value-type="float">
            <text:p>0.52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3" calcext:value-type="float">
            <text:p>0.393</text:p>
          </table:table-cell>
          <table:table-cell office:value-type="float" office:value="0.441" calcext:value-type="float">
            <text:p>0.44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3" calcext:value-type="float">
            <text:p>0.3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9" calcext:value-type="float">
            <text:p>0.35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9" calcext:value-type="float">
            <text:p>0.37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6" calcext:value-type="float">
            <text:p>0.376</text:p>
          </table:table-cell>
          <table:table-cell office:value-type="float" office:value="0.41" calcext:value-type="float">
            <text:p>0.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471" calcext:value-type="float">
            <text:p>0.471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3" calcext:value-type="float">
            <text:p>0.45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1" calcext:value-type="float">
            <text:p>0.49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2" calcext:value-type="float">
            <text:p>0.49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02" calcext:value-type="float">
            <text:p>0.402</text:p>
          </table:table-cell>
          <table:table-cell office:value-type="float" office:value="0.51" calcext:value-type="float">
            <text:p>0.5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5" calcext:value-type="float">
            <text:p>0.49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" calcext:value-type="float">
            <text:p>0.2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7" calcext:value-type="float">
            <text:p>0.22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" calcext:value-type="float">
            <text:p>0.2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8" calcext:value-type="float">
            <text:p>0.25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" calcext:value-type="float">
            <text:p>0.1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5" calcext:value-type="float">
            <text:p>0.125</text:p>
          </table:table-cell>
          <table:table-cell table:number-columns-repeated="822"/>
        </table:table-row>
        <table:table-row table:style-name="ro1">
          <table:table-cell table:style-name="ce3" office:value-type="float" office:value="0.00337962962962963" calcext:value-type="float">
            <text:p>0.00337962962963</text:p>
          </table:table-cell>
          <table:table-cell table:style-name="ce4" table:formula="of:=([.A98] + 2)/24" office:value-type="time" office:time-value="PT02H00M12.166666667S" calcext:value-type="time">
            <text:p>02:00:12 AM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5" calcext:value-type="float">
            <text:p>0.335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3" calcext:value-type="float">
            <text:p>0.40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46" calcext:value-type="float">
            <text:p>0.44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" calcext:value-type="float">
            <text:p>0.5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" calcext:value-type="float">
            <text:p>0.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" calcext:value-type="float">
            <text:p>0.5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4" calcext:value-type="float">
            <text:p>0.594</text:p>
          </table:table-cell>
          <table:table-cell table:number-columns-repeated="2" office:value-type="float" office:value="0.588" calcext:value-type="float">
            <text:p>0.588</text:p>
          </table:table-cell>
          <table:table-cell office:value-type="float" office:value="0.564" calcext:value-type="float">
            <text:p>0.56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2" calcext:value-type="float">
            <text:p>0.392</text:p>
          </table:table-cell>
          <table:table-cell office:value-type="float" office:value="0.59" calcext:value-type="float">
            <text:p>0.59</text:p>
          </table:table-cell>
          <table:table-cell office:value-type="float" office:value="0.608" calcext:value-type="float">
            <text:p>0.60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4" calcext:value-type="float">
            <text:p>0.624</text:p>
          </table:table-cell>
          <table:table-cell office:value-type="float" office:value="0.608" calcext:value-type="float">
            <text:p>0.608</text:p>
          </table:table-cell>
          <table:table-cell office:value-type="float" office:value="0.436" calcext:value-type="float">
            <text:p>0.43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" calcext:value-type="float">
            <text:p>0.56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2" calcext:value-type="float">
            <text:p>0.50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3" calcext:value-type="float">
            <text:p>0.443</text:p>
          </table:table-cell>
          <table:table-cell office:value-type="float" office:value="0.393" calcext:value-type="float">
            <text:p>0.3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" calcext:value-type="float">
            <text:p>0.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505" calcext:value-type="float">
            <text:p>0.50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05" calcext:value-type="float">
            <text:p>0.40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2" calcext:value-type="float">
            <text:p>0.532</text:p>
          </table:table-cell>
          <table:table-cell office:value-type="float" office:value="0.44" calcext:value-type="float">
            <text:p>0.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" calcext:value-type="float">
            <text:p>0.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38" calcext:value-type="float">
            <text:p>0.4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5" calcext:value-type="float">
            <text:p>0.38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9" calcext:value-type="float">
            <text:p>0.3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8" calcext:value-type="float">
            <text:p>0.4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2" calcext:value-type="float">
            <text:p>0.51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3" calcext:value-type="float">
            <text:p>0.493</text:p>
          </table:table-cell>
          <table:table-cell office:value-type="float" office:value="0.457" calcext:value-type="float">
            <text:p>0.457</text:p>
          </table:table-cell>
          <table:table-cell office:value-type="float" office:value="0.495" calcext:value-type="float">
            <text:p>0.49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4" calcext:value-type="float">
            <text:p>0.39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435" calcext:value-type="float">
            <text:p>0.43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23" calcext:value-type="float">
            <text:p>0.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8" calcext:value-type="float">
            <text:p>0.2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" calcext:value-type="float">
            <text:p>0.2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4" calcext:value-type="float">
            <text:p>0.25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1" calcext:value-type="float">
            <text:p>0.121</text:p>
          </table:table-cell>
          <table:table-cell table:number-columns-repeated="82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Q_5f_batch3" style:display-name="PageStyle_PQ_batch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01-27T18:08:01.792138225</dc:date>
    <meta:editing-cycles>5</meta:editing-cycles>
    <meta:editing-duration>PT3H47M42S</meta:editing-duration>
    <meta:generator>LibreOffice/6.4.6.2$Linux_X86_64 LibreOffice_project/40$Build-2</meta:generator>
    <meta:document-statistic meta:table-count="1" meta:cell-count="19795" meta:object-count="0"/>
  </office:meta>
</office:document-meta>
</file>